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4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36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266.15pt" svg:height="468.31pt" svg:x="661.49pt" svg:y="188.25pt">
            <loext:p draw:notify-on-update-of-ranges="Sheet1.A2:Sheet1.A269 Sheet1.B1:Sheet1.B1 Sheet1.B2:Sheet1.B269 Sheet1.D1:Sheet1.D1 Sheet1.D2:Sheet1.D2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MSE-using current best params</text:p>
          </table:table-cell>
          <table:table-cell/>
          <table:table-cell office:value-type="string" calcext:value-type="string">
            <text:p>MSE-using original params</text:p>
          </table:table-cell>
        </table:table-row>
        <table:table-row table:style-name="ro1">
          <table:table-cell office:value-type="string" calcext:value-type="string">
            <text:p>s00652-2965-06-14-18-19n</text:p>
          </table:table-cell>
          <table:table-cell office:value-type="float" office:value="2174.24411296223" calcext:value-type="float">
            <text:p>2174.2441129622</text:p>
          </table:table-cell>
          <table:table-cell office:value-type="string" calcext:value-type="string">
            <text:p>s00652-2965-06-14-18-19n</text:p>
          </table:table-cell>
          <table:table-cell office:value-type="float" office:value="5720.57503652209" calcext:value-type="float">
            <text:p>5720.5750365221</text:p>
          </table:table-cell>
        </table:table-row>
        <table:table-row table:style-name="ro1">
          <table:table-cell office:value-type="string" calcext:value-type="string">
            <text:p>s00801-2861-06-26-01-18n</text:p>
          </table:table-cell>
          <table:table-cell office:value-type="float" office:value="21.3125746727069" calcext:value-type="float">
            <text:p>21.3125746727</text:p>
          </table:table-cell>
          <table:table-cell office:value-type="string" calcext:value-type="string">
            <text:p>s00801-2861-06-26-01-18n</text:p>
          </table:table-cell>
          <table:table-cell office:value-type="float" office:value="564.674358001005" calcext:value-type="float">
            <text:p>564.674358001</text:p>
          </table:table-cell>
        </table:table-row>
        <table:table-row table:style-name="ro1">
          <table:table-cell office:value-type="string" calcext:value-type="string">
            <text:p>s00801-2861-07-01-17-16n</text:p>
          </table:table-cell>
          <table:table-cell office:value-type="float" office:value="195.600579431431" calcext:value-type="float">
            <text:p>195.6005794314</text:p>
          </table:table-cell>
          <table:table-cell office:value-type="string" calcext:value-type="string">
            <text:p>s00801-2861-07-01-17-16n</text:p>
          </table:table-cell>
          <table:table-cell office:value-type="float" office:value="264.666457489329" calcext:value-type="float">
            <text:p>264.6664574893</text:p>
          </table:table-cell>
        </table:table-row>
        <table:table-row table:style-name="ro1">
          <table:table-cell office:value-type="string" calcext:value-type="string">
            <text:p>s00801-2861-07-08-13-56n</text:p>
          </table:table-cell>
          <table:table-cell office:value-type="float" office:value="8.17629526895651" calcext:value-type="float">
            <text:p>8.176295269</text:p>
          </table:table-cell>
          <table:table-cell office:value-type="string" calcext:value-type="string">
            <text:p>s00801-2861-07-08-13-56n</text:p>
          </table:table-cell>
          <table:table-cell office:value-type="float" office:value="814.87865945449" calcext:value-type="float">
            <text:p>814.8786594545</text:p>
          </table:table-cell>
        </table:table-row>
        <table:table-row table:style-name="ro1">
          <table:table-cell office:value-type="string" calcext:value-type="string">
            <text:p>s00801-2861-07-11-16-26n</text:p>
          </table:table-cell>
          <table:table-cell office:value-type="float" office:value="541.585199000772" calcext:value-type="float">
            <text:p>541.5851990008</text:p>
          </table:table-cell>
          <table:table-cell office:value-type="string" calcext:value-type="string">
            <text:p>s00801-2861-07-11-16-26n</text:p>
          </table:table-cell>
          <table:table-cell office:value-type="float" office:value="2682.97699185009" calcext:value-type="float">
            <text:p>2682.9769918501</text:p>
          </table:table-cell>
        </table:table-row>
        <table:table-row table:style-name="ro1">
          <table:table-cell office:value-type="string" calcext:value-type="string">
            <text:p>s00801-2861-07-20-14-58n</text:p>
          </table:table-cell>
          <table:table-cell office:value-type="float" office:value="58.3243207250735" calcext:value-type="float">
            <text:p>58.3243207251</text:p>
          </table:table-cell>
          <table:table-cell office:value-type="string" calcext:value-type="string">
            <text:p>s00801-2861-07-20-14-58n</text:p>
          </table:table-cell>
          <table:table-cell office:value-type="float" office:value="1267.82470141759" calcext:value-type="float">
            <text:p>1267.8247014176</text:p>
          </table:table-cell>
        </table:table-row>
        <table:table-row table:style-name="ro1">
          <table:table-cell office:value-type="string" calcext:value-type="string">
            <text:p>s00946-2684-03-25-08-08n</text:p>
          </table:table-cell>
          <table:table-cell office:value-type="float" office:value="24.9196231390745" calcext:value-type="float">
            <text:p>24.9196231391</text:p>
          </table:table-cell>
          <table:table-cell office:value-type="string" calcext:value-type="string">
            <text:p>s00946-2684-03-25-08-08n</text:p>
          </table:table-cell>
          <table:table-cell office:value-type="float" office:value="1000.79717436148" calcext:value-type="float">
            <text:p>1000.7971743615</text:p>
          </table:table-cell>
        </table:table-row>
        <table:table-row table:style-name="ro1">
          <table:table-cell office:value-type="string" calcext:value-type="string">
            <text:p>s01004-2531-07-20-08-50n</text:p>
          </table:table-cell>
          <table:table-cell office:value-type="float" office:value="190.286065695616" calcext:value-type="float">
            <text:p>190.2860656956</text:p>
          </table:table-cell>
          <table:table-cell office:value-type="string" calcext:value-type="string">
            <text:p>s01004-2531-07-20-08-50n</text:p>
          </table:table-cell>
          <table:table-cell office:value-type="float" office:value="1827.91446446557" calcext:value-type="float">
            <text:p>1827.9144644656</text:p>
          </table:table-cell>
        </table:table-row>
        <table:table-row table:style-name="ro1">
          <table:table-cell office:value-type="string" calcext:value-type="string">
            <text:p>s01049-3449-09-09-21-08n</text:p>
          </table:table-cell>
          <table:table-cell office:value-type="float" office:value="1584.90804092526" calcext:value-type="float">
            <text:p>1584.9080409253</text:p>
          </table:table-cell>
          <table:table-cell office:value-type="string" calcext:value-type="string">
            <text:p>s01049-3449-09-09-21-08n</text:p>
          </table:table-cell>
          <table:table-cell office:value-type="float" office:value="4290.75063886353" calcext:value-type="float">
            <text:p>4290.7506388635</text:p>
          </table:table-cell>
        </table:table-row>
        <table:table-row table:style-name="ro1">
          <table:table-cell office:value-type="string" calcext:value-type="string">
            <text:p>s01501-3477-12-09-15-02n</text:p>
          </table:table-cell>
          <table:table-cell office:value-type="float" office:value="825.736247469526" calcext:value-type="float">
            <text:p>825.7362474695</text:p>
          </table:table-cell>
          <table:table-cell office:value-type="string" calcext:value-type="string">
            <text:p>s01501-3477-12-09-15-02n</text:p>
          </table:table-cell>
          <table:table-cell office:value-type="float" office:value="5.08388851725203" calcext:value-type="float">
            <text:p>5.0838885173</text:p>
          </table:table-cell>
        </table:table-row>
        <table:table-row table:style-name="ro1">
          <table:table-cell office:value-type="string" calcext:value-type="string">
            <text:p>s01791-2924-04-26-15-14n</text:p>
          </table:table-cell>
          <table:table-cell office:value-type="float" office:value="29.0220635356463" calcext:value-type="float">
            <text:p>29.0220635356</text:p>
          </table:table-cell>
          <table:table-cell office:value-type="string" calcext:value-type="string">
            <text:p>s01791-2924-04-26-15-14n</text:p>
          </table:table-cell>
          <table:table-cell office:value-type="float" office:value="637.89120013251" calcext:value-type="float">
            <text:p>637.8912001325</text:p>
          </table:table-cell>
        </table:table-row>
        <table:table-row table:style-name="ro1">
          <table:table-cell office:value-type="string" calcext:value-type="string">
            <text:p>s01840-3454-10-24-18-46n</text:p>
          </table:table-cell>
          <table:table-cell office:value-type="float" office:value="350.725062516749" calcext:value-type="float">
            <text:p>350.7250625167</text:p>
          </table:table-cell>
          <table:table-cell office:value-type="string" calcext:value-type="string">
            <text:p>s01840-3454-10-24-18-46n</text:p>
          </table:table-cell>
          <table:table-cell office:value-type="float" office:value="962.612883926581" calcext:value-type="float">
            <text:p>962.6128839266</text:p>
          </table:table-cell>
        </table:table-row>
        <table:table-row table:style-name="ro1">
          <table:table-cell office:value-type="string" calcext:value-type="string">
            <text:p>s01855-3408-03-18-20-24n</text:p>
          </table:table-cell>
          <table:table-cell office:value-type="float" office:value="50.8130765069179" calcext:value-type="float">
            <text:p>50.8130765069</text:p>
          </table:table-cell>
          <table:table-cell office:value-type="string" calcext:value-type="string">
            <text:p>s01855-3408-03-18-20-24n</text:p>
          </table:table-cell>
          <table:table-cell office:value-type="float" office:value="1162.97089972761" calcext:value-type="float">
            <text:p>1162.9708997276</text:p>
          </table:table-cell>
        </table:table-row>
        <table:table-row table:style-name="ro1">
          <table:table-cell office:value-type="string" calcext:value-type="string">
            <text:p>s01949-3435-02-19-12-37n</text:p>
          </table:table-cell>
          <table:table-cell office:value-type="float" office:value="166.780637420713" calcext:value-type="float">
            <text:p>166.7806374207</text:p>
          </table:table-cell>
          <table:table-cell office:value-type="string" calcext:value-type="string">
            <text:p>s01949-3435-02-19-12-37n</text:p>
          </table:table-cell>
          <table:table-cell office:value-type="float" office:value="1528.78510746553" calcext:value-type="float">
            <text:p>1528.7851074655</text:p>
          </table:table-cell>
        </table:table-row>
        <table:table-row table:style-name="ro1">
          <table:table-cell office:value-type="string" calcext:value-type="string">
            <text:p>s01978-2790-09-26-14-58n</text:p>
          </table:table-cell>
          <table:table-cell office:value-type="float" office:value="556.607396373414" calcext:value-type="float">
            <text:p>556.6073963734</text:p>
          </table:table-cell>
          <table:table-cell office:value-type="string" calcext:value-type="string">
            <text:p>s01978-2790-09-26-14-58n</text:p>
          </table:table-cell>
          <table:table-cell office:value-type="float" office:value="2589.62121821306" calcext:value-type="float">
            <text:p>2589.6212182131</text:p>
          </table:table-cell>
        </table:table-row>
        <table:table-row table:style-name="ro1">
          <table:table-cell office:value-type="string" calcext:value-type="string">
            <text:p>s01978-2790-10-05-11-22n</text:p>
          </table:table-cell>
          <table:table-cell office:value-type="float" office:value="631.534538337514" calcext:value-type="float">
            <text:p>631.5345383375</text:p>
          </table:table-cell>
          <table:table-cell office:value-type="string" calcext:value-type="string">
            <text:p>s01978-2790-10-05-11-22n</text:p>
          </table:table-cell>
          <table:table-cell office:value-type="float" office:value="17.2428783393952" calcext:value-type="float">
            <text:p>17.2428783394</text:p>
          </table:table-cell>
        </table:table-row>
        <table:table-row table:style-name="ro1">
          <table:table-cell office:value-type="string" calcext:value-type="string">
            <text:p>s02063-3061-11-07-18-17n</text:p>
          </table:table-cell>
          <table:table-cell office:value-type="float" office:value="82.4444932632779" calcext:value-type="float">
            <text:p>82.4444932633</text:p>
          </table:table-cell>
          <table:table-cell office:value-type="string" calcext:value-type="string">
            <text:p>s02063-3061-11-07-18-17n</text:p>
          </table:table-cell>
          <table:table-cell office:value-type="float" office:value="774.200318605964" calcext:value-type="float">
            <text:p>774.200318606</text:p>
          </table:table-cell>
        </table:table-row>
        <table:table-row table:style-name="ro1">
          <table:table-cell office:value-type="string" calcext:value-type="string">
            <text:p>s02104-2542-04-20-17-33n</text:p>
          </table:table-cell>
          <table:table-cell office:value-type="float" office:value="164.219906212631" calcext:value-type="float">
            <text:p>164.2199062126</text:p>
          </table:table-cell>
          <table:table-cell office:value-type="string" calcext:value-type="string">
            <text:p>s02104-2542-04-20-17-33n</text:p>
          </table:table-cell>
          <table:table-cell office:value-type="float" office:value="185.645585598262" calcext:value-type="float">
            <text:p>185.6455855983</text:p>
          </table:table-cell>
        </table:table-row>
        <table:table-row table:style-name="ro1">
          <table:table-cell office:value-type="string" calcext:value-type="string">
            <text:p>s02458-2778-01-02-15-10n</text:p>
          </table:table-cell>
          <table:table-cell office:value-type="float" office:value="85.4626950765254" calcext:value-type="float">
            <text:p>85.4626950765</text:p>
          </table:table-cell>
          <table:table-cell office:value-type="string" calcext:value-type="string">
            <text:p>s02458-2778-01-02-15-10n</text:p>
          </table:table-cell>
          <table:table-cell office:value-type="float" office:value="359.652280637331" calcext:value-type="float">
            <text:p>359.6522806373</text:p>
          </table:table-cell>
        </table:table-row>
        <table:table-row table:style-name="ro1">
          <table:table-cell office:value-type="string" calcext:value-type="string">
            <text:p>s02586-3305-07-08-16-39n</text:p>
          </table:table-cell>
          <table:table-cell office:value-type="float" office:value="44.0113319400236" calcext:value-type="float">
            <text:p>44.01133194</text:p>
          </table:table-cell>
          <table:table-cell office:value-type="string" calcext:value-type="string">
            <text:p>s02586-3305-07-08-16-39n</text:p>
          </table:table-cell>
          <table:table-cell office:value-type="float" office:value="973.104696316881" calcext:value-type="float">
            <text:p>973.1046963169</text:p>
          </table:table-cell>
        </table:table-row>
        <table:table-row table:style-name="ro1">
          <table:table-cell office:value-type="string" calcext:value-type="string">
            <text:p>s02703-3188-09-06-09-12n</text:p>
          </table:table-cell>
          <table:table-cell office:value-type="float" office:value="104.679805553794" calcext:value-type="float">
            <text:p>104.6798055538</text:p>
          </table:table-cell>
          <table:table-cell office:value-type="string" calcext:value-type="string">
            <text:p>s02703-3188-09-06-09-12n</text:p>
          </table:table-cell>
          <table:table-cell office:value-type="float" office:value="602.16308375905" calcext:value-type="float">
            <text:p>602.1630837591</text:p>
          </table:table-cell>
        </table:table-row>
        <table:table-row table:style-name="ro1">
          <table:table-cell office:value-type="string" calcext:value-type="string">
            <text:p>s02906-3263-01-24-14-51n</text:p>
          </table:table-cell>
          <table:table-cell office:value-type="float" office:value="65.250683973731" calcext:value-type="float">
            <text:p>65.2506839737</text:p>
          </table:table-cell>
          <table:table-cell office:value-type="string" calcext:value-type="string">
            <text:p>s02906-3263-01-24-14-51n</text:p>
          </table:table-cell>
          <table:table-cell office:value-type="float" office:value="548.356845547669" calcext:value-type="float">
            <text:p>548.3568455477</text:p>
          </table:table-cell>
        </table:table-row>
        <table:table-row table:style-name="ro1">
          <table:table-cell office:value-type="string" calcext:value-type="string">
            <text:p>s02906-3263-01-29-15-08n</text:p>
          </table:table-cell>
          <table:table-cell office:value-type="float" office:value="811.573144554089" calcext:value-type="float">
            <text:p>811.5731445541</text:p>
          </table:table-cell>
          <table:table-cell office:value-type="string" calcext:value-type="string">
            <text:p>s02906-3263-01-29-15-08n</text:p>
          </table:table-cell>
          <table:table-cell office:value-type="float" office:value="11.6345186077334" calcext:value-type="float">
            <text:p>11.6345186077</text:p>
          </table:table-cell>
        </table:table-row>
        <table:table-row table:style-name="ro1">
          <table:table-cell office:value-type="string" calcext:value-type="string">
            <text:p>s03039-3056-11-25-01-13n</text:p>
          </table:table-cell>
          <table:table-cell office:value-type="float" office:value="83.1504257001992" calcext:value-type="float">
            <text:p>83.1504257002</text:p>
          </table:table-cell>
          <table:table-cell office:value-type="string" calcext:value-type="string">
            <text:p>s03039-3056-11-25-01-13n</text:p>
          </table:table-cell>
          <table:table-cell office:value-type="float" office:value="1264.51259176701" calcext:value-type="float">
            <text:p>1264.512591767</text:p>
          </table:table-cell>
        </table:table-row>
        <table:table-row table:style-name="ro1">
          <table:table-cell office:value-type="string" calcext:value-type="string">
            <text:p>s03386-2577-07-30-13-04n</text:p>
          </table:table-cell>
          <table:table-cell office:value-type="float" office:value="9.18207703582679" calcext:value-type="float">
            <text:p>9.1820770358</text:p>
          </table:table-cell>
          <table:table-cell office:value-type="string" calcext:value-type="string">
            <text:p>s03386-2577-07-30-13-04n</text:p>
          </table:table-cell>
          <table:table-cell office:value-type="float" office:value="650.425682304221" calcext:value-type="float">
            <text:p>650.4256823042</text:p>
          </table:table-cell>
        </table:table-row>
        <table:table-row table:style-name="ro1">
          <table:table-cell office:value-type="string" calcext:value-type="string">
            <text:p>s03386-2577-08-01-10-02n</text:p>
          </table:table-cell>
          <table:table-cell office:value-type="float" office:value="5.36166031480378" calcext:value-type="float">
            <text:p>5.3616603148</text:p>
          </table:table-cell>
          <table:table-cell office:value-type="string" calcext:value-type="string">
            <text:p>s03386-2577-08-01-10-02n</text:p>
          </table:table-cell>
          <table:table-cell office:value-type="float" office:value="886.255761119729" calcext:value-type="float">
            <text:p>886.2557611197</text:p>
          </table:table-cell>
        </table:table-row>
        <table:table-row table:style-name="ro1">
          <table:table-cell office:value-type="string" calcext:value-type="string">
            <text:p>s03386-2577-08-04-14-31n</text:p>
          </table:table-cell>
          <table:table-cell office:value-type="float" office:value="613.896173644391" calcext:value-type="float">
            <text:p>613.8961736444</text:p>
          </table:table-cell>
          <table:table-cell office:value-type="string" calcext:value-type="string">
            <text:p>s03386-2577-08-04-14-31n</text:p>
          </table:table-cell>
          <table:table-cell office:value-type="float" office:value="2886.44972404017" calcext:value-type="float">
            <text:p>2886.4497240402</text:p>
          </table:table-cell>
        </table:table-row>
        <table:table-row table:style-name="ro1">
          <table:table-cell office:value-type="string" calcext:value-type="string">
            <text:p>s03386-2577-08-07-00-38n</text:p>
          </table:table-cell>
          <table:table-cell office:value-type="float" office:value="60.3417322874189" calcext:value-type="float">
            <text:p>60.3417322874</text:p>
          </table:table-cell>
          <table:table-cell office:value-type="string" calcext:value-type="string">
            <text:p>s03386-2577-08-07-00-38n</text:p>
          </table:table-cell>
          <table:table-cell office:value-type="float" office:value="1181.71550132386" calcext:value-type="float">
            <text:p>1181.7155013239</text:p>
          </table:table-cell>
        </table:table-row>
        <table:table-row table:style-name="ro1">
          <table:table-cell office:value-type="string" calcext:value-type="string">
            <text:p>s03386-2577-08-07-20-40n</text:p>
          </table:table-cell>
          <table:table-cell office:value-type="float" office:value="786.004857068517" calcext:value-type="float">
            <text:p>786.0048570685</text:p>
          </table:table-cell>
          <table:table-cell office:value-type="string" calcext:value-type="string">
            <text:p>s03386-2577-08-07-20-40n</text:p>
          </table:table-cell>
          <table:table-cell office:value-type="float" office:value="507.049475799311" calcext:value-type="float">
            <text:p>507.0494757993</text:p>
          </table:table-cell>
        </table:table-row>
        <table:table-row table:style-name="ro1">
          <table:table-cell office:value-type="string" calcext:value-type="string">
            <text:p>s03386-2577-08-12-16-13n</text:p>
          </table:table-cell>
          <table:table-cell office:value-type="float" office:value="26.8083992733361" calcext:value-type="float">
            <text:p>26.8083992733</text:p>
          </table:table-cell>
          <table:table-cell office:value-type="string" calcext:value-type="string">
            <text:p>s03386-2577-08-12-16-13n</text:p>
          </table:table-cell>
          <table:table-cell office:value-type="float" office:value="1101.09563748568" calcext:value-type="float">
            <text:p>1101.0956374857</text:p>
          </table:table-cell>
        </table:table-row>
        <table:table-row table:style-name="ro1">
          <table:table-cell office:value-type="string" calcext:value-type="string">
            <text:p>s03386-2577-08-19-18-08n</text:p>
          </table:table-cell>
          <table:table-cell office:value-type="float" office:value="121.606330448789" calcext:value-type="float">
            <text:p>121.6063304488</text:p>
          </table:table-cell>
          <table:table-cell office:value-type="string" calcext:value-type="string">
            <text:p>s03386-2577-08-19-18-08n</text:p>
          </table:table-cell>
          <table:table-cell office:value-type="float" office:value="1556.72127838499" calcext:value-type="float">
            <text:p>1556.721278385</text:p>
          </table:table-cell>
        </table:table-row>
        <table:table-row table:style-name="ro1">
          <table:table-cell office:value-type="string" calcext:value-type="string">
            <text:p>s03617-2874-01-30-06-30n</text:p>
          </table:table-cell>
          <table:table-cell office:value-type="float" office:value="402.290906063807" calcext:value-type="float">
            <text:p>402.2909060638</text:p>
          </table:table-cell>
          <table:table-cell office:value-type="string" calcext:value-type="string">
            <text:p>s03617-2874-01-30-06-30n</text:p>
          </table:table-cell>
          <table:table-cell office:value-type="float" office:value="80.7095436262816" calcext:value-type="float">
            <text:p>80.7095436263</text:p>
          </table:table-cell>
        </table:table-row>
        <table:table-row table:style-name="ro1">
          <table:table-cell office:value-type="string" calcext:value-type="string">
            <text:p>s03744-2968-03-16-20-14n</text:p>
          </table:table-cell>
          <table:table-cell office:value-type="float" office:value="397.21574419807" calcext:value-type="float">
            <text:p>397.2157441981</text:p>
          </table:table-cell>
          <table:table-cell office:value-type="string" calcext:value-type="string">
            <text:p>s03744-2968-03-16-20-14n</text:p>
          </table:table-cell>
          <table:table-cell office:value-type="float" office:value="125.154780723572" calcext:value-type="float">
            <text:p>125.1547807236</text:p>
          </table:table-cell>
        </table:table-row>
        <table:table-row table:style-name="ro1">
          <table:table-cell office:value-type="string" calcext:value-type="string">
            <text:p>s04324-3333-09-05-01-42n</text:p>
          </table:table-cell>
          <table:table-cell office:value-type="float" office:value="601.086107001735" calcext:value-type="float">
            <text:p>601.0861070017</text:p>
          </table:table-cell>
          <table:table-cell office:value-type="string" calcext:value-type="string">
            <text:p>s04324-3333-09-05-01-42n</text:p>
          </table:table-cell>
          <table:table-cell office:value-type="float" office:value="98.8586419998825" calcext:value-type="float">
            <text:p>98.8586419999</text:p>
          </table:table-cell>
        </table:table-row>
        <table:table-row table:style-name="ro1">
          <table:table-cell office:value-type="string" calcext:value-type="string">
            <text:p>s04324-3333-09-08-12-22n</text:p>
          </table:table-cell>
          <table:table-cell office:value-type="float" office:value="38.4041193514303" calcext:value-type="float">
            <text:p>38.4041193514</text:p>
          </table:table-cell>
          <table:table-cell office:value-type="string" calcext:value-type="string">
            <text:p>s04324-3333-09-08-12-22n</text:p>
          </table:table-cell>
          <table:table-cell office:value-type="float" office:value="516.459641391139" calcext:value-type="float">
            <text:p>516.4596413911</text:p>
          </table:table-cell>
        </table:table-row>
        <table:table-row table:style-name="ro1">
          <table:table-cell office:value-type="string" calcext:value-type="string">
            <text:p>s04331-2696-12-18-12-06n</text:p>
          </table:table-cell>
          <table:table-cell office:value-type="float" office:value="1833.17843641791" calcext:value-type="float">
            <text:p>1833.1784364179</text:p>
          </table:table-cell>
          <table:table-cell office:value-type="string" calcext:value-type="string">
            <text:p>s04331-2696-12-18-12-06n</text:p>
          </table:table-cell>
          <table:table-cell office:value-type="float" office:value="4868.16935525713" calcext:value-type="float">
            <text:p>4868.1693552571</text:p>
          </table:table-cell>
        </table:table-row>
        <table:table-row table:style-name="ro1">
          <table:table-cell office:value-type="string" calcext:value-type="string">
            <text:p>s04331-2696-12-22-07-41n</text:p>
          </table:table-cell>
          <table:table-cell office:value-type="float" office:value="187.149447515265" calcext:value-type="float">
            <text:p>187.1494475153</text:p>
          </table:table-cell>
          <table:table-cell office:value-type="string" calcext:value-type="string">
            <text:p>s04331-2696-12-22-07-41n</text:p>
          </table:table-cell>
          <table:table-cell office:value-type="float" office:value="1789.38484127939" calcext:value-type="float">
            <text:p>1789.3848412794</text:p>
          </table:table-cell>
        </table:table-row>
        <table:table-row table:style-name="ro1">
          <table:table-cell office:value-type="string" calcext:value-type="string">
            <text:p>s04679-3311-07-03-20-49n</text:p>
          </table:table-cell>
          <table:table-cell office:value-type="float" office:value="614.299853436903" calcext:value-type="float">
            <text:p>614.2998534369</text:p>
          </table:table-cell>
          <table:table-cell office:value-type="string" calcext:value-type="string">
            <text:p>s04679-3311-07-03-20-49n</text:p>
          </table:table-cell>
          <table:table-cell office:value-type="float" office:value="107.008453351796" calcext:value-type="float">
            <text:p>107.0084533518</text:p>
          </table:table-cell>
        </table:table-row>
        <table:table-row table:style-name="ro1">
          <table:table-cell office:value-type="string" calcext:value-type="string">
            <text:p>s04802-3156-12-03-14-01n</text:p>
          </table:table-cell>
          <table:table-cell office:value-type="float" office:value="14.1713437806159" calcext:value-type="float">
            <text:p>14.1713437806</text:p>
          </table:table-cell>
          <table:table-cell office:value-type="string" calcext:value-type="string">
            <text:p>s04802-3156-12-03-14-01n</text:p>
          </table:table-cell>
          <table:table-cell office:value-type="float" office:value="470.509663500866" calcext:value-type="float">
            <text:p>470.5096635009</text:p>
          </table:table-cell>
        </table:table-row>
        <table:table-row table:style-name="ro1">
          <table:table-cell office:value-type="string" calcext:value-type="string">
            <text:p>s04802-3156-12-06-15-12n</text:p>
          </table:table-cell>
          <table:table-cell office:value-type="float" office:value="652.749809120615" calcext:value-type="float">
            <text:p>652.7498091206</text:p>
          </table:table-cell>
          <table:table-cell office:value-type="string" calcext:value-type="string">
            <text:p>s04802-3156-12-06-15-12n</text:p>
          </table:table-cell>
          <table:table-cell office:value-type="float" office:value="3360.67219342046" calcext:value-type="float">
            <text:p>3360.6721934205</text:p>
          </table:table-cell>
        </table:table-row>
        <table:table-row table:style-name="ro1">
          <table:table-cell office:value-type="string" calcext:value-type="string">
            <text:p>s04802-3156-12-13-07-37n</text:p>
          </table:table-cell>
          <table:table-cell office:value-type="float" office:value="41.1822191589686" calcext:value-type="float">
            <text:p>41.182219159</text:p>
          </table:table-cell>
          <table:table-cell office:value-type="string" calcext:value-type="string">
            <text:p>s04802-3156-12-13-07-37n</text:p>
          </table:table-cell>
          <table:table-cell office:value-type="float" office:value="549.294287619374" calcext:value-type="float">
            <text:p>549.2942876194</text:p>
          </table:table-cell>
        </table:table-row>
        <table:table-row table:style-name="ro1">
          <table:table-cell office:value-type="string" calcext:value-type="string">
            <text:p>s04833-2669-06-04-16-10n</text:p>
          </table:table-cell>
          <table:table-cell office:value-type="float" office:value="145.816164310261" calcext:value-type="float">
            <text:p>145.8161643103</text:p>
          </table:table-cell>
          <table:table-cell office:value-type="string" calcext:value-type="string">
            <text:p>s04833-2669-06-04-16-10n</text:p>
          </table:table-cell>
          <table:table-cell office:value-type="float" office:value="372.261668370862" calcext:value-type="float">
            <text:p>372.2616683709</text:p>
          </table:table-cell>
        </table:table-row>
        <table:table-row table:style-name="ro1">
          <table:table-cell office:value-type="string" calcext:value-type="string">
            <text:p>s05345-3311-10-05-13-39n</text:p>
          </table:table-cell>
          <table:table-cell office:value-type="float" office:value="241.22752379445" calcext:value-type="float">
            <text:p>241.2275237945</text:p>
          </table:table-cell>
          <table:table-cell office:value-type="string" calcext:value-type="string">
            <text:p>s05345-3311-10-05-13-39n</text:p>
          </table:table-cell>
          <table:table-cell office:value-type="float" office:value="1999.11890317856" calcext:value-type="float">
            <text:p>1999.1189031786</text:p>
          </table:table-cell>
        </table:table-row>
        <table:table-row table:style-name="ro1">
          <table:table-cell office:value-type="string" calcext:value-type="string">
            <text:p>s05937-3100-04-04-17-40n</text:p>
          </table:table-cell>
          <table:table-cell office:value-type="float" office:value="800.082599682551" calcext:value-type="float">
            <text:p>800.0825996826</text:p>
          </table:table-cell>
          <table:table-cell office:value-type="string" calcext:value-type="string">
            <text:p>s05937-3100-04-04-17-40n</text:p>
          </table:table-cell>
          <table:table-cell office:value-type="float" office:value="3077.73887320003" calcext:value-type="float">
            <text:p>3077.7388732</text:p>
          </table:table-cell>
        </table:table-row>
        <table:table-row table:style-name="ro1">
          <table:table-cell office:value-type="string" calcext:value-type="string">
            <text:p>s06158-3136-02-11-14-32n</text:p>
          </table:table-cell>
          <table:table-cell office:value-type="float" office:value="1019.58678603123" calcext:value-type="float">
            <text:p>1019.5867860312</text:p>
          </table:table-cell>
          <table:table-cell office:value-type="string" calcext:value-type="string">
            <text:p>s06158-3136-02-11-14-32n</text:p>
          </table:table-cell>
          <table:table-cell office:value-type="float" office:value="3105.70397110378" calcext:value-type="float">
            <text:p>3105.7039711038</text:p>
          </table:table-cell>
        </table:table-row>
        <table:table-row table:style-name="ro1">
          <table:table-cell office:value-type="string" calcext:value-type="string">
            <text:p>s06539-2651-12-18-12-20n</text:p>
          </table:table-cell>
          <table:table-cell office:value-type="float" office:value="103.469342319842" calcext:value-type="float">
            <text:p>103.4693423198</text:p>
          </table:table-cell>
          <table:table-cell office:value-type="string" calcext:value-type="string">
            <text:p>s06539-2651-12-18-12-20n</text:p>
          </table:table-cell>
          <table:table-cell office:value-type="float" office:value="1427.9298333546" calcext:value-type="float">
            <text:p>1427.9298333546</text:p>
          </table:table-cell>
        </table:table-row>
        <table:table-row table:style-name="ro1">
          <table:table-cell office:value-type="string" calcext:value-type="string">
            <text:p>s06692-2632-11-21-02-18n</text:p>
          </table:table-cell>
          <table:table-cell office:value-type="float" office:value="0.276393796040109" calcext:value-type="float">
            <text:p>0.276393796</text:p>
          </table:table-cell>
          <table:table-cell office:value-type="string" calcext:value-type="string">
            <text:p>s06692-2632-11-21-02-18n</text:p>
          </table:table-cell>
          <table:table-cell office:value-type="float" office:value="1518.79381335404" calcext:value-type="float">
            <text:p>1518.793813354</text:p>
          </table:table-cell>
        </table:table-row>
        <table:table-row table:style-name="ro1">
          <table:table-cell office:value-type="string" calcext:value-type="string">
            <text:p>s06875-2827-03-11-08-28n</text:p>
          </table:table-cell>
          <table:table-cell office:value-type="float" office:value="7.44195229308606" calcext:value-type="float">
            <text:p>7.4419522931</text:p>
          </table:table-cell>
          <table:table-cell office:value-type="string" calcext:value-type="string">
            <text:p>s06875-2827-03-11-08-28n</text:p>
          </table:table-cell>
          <table:table-cell office:value-type="float" office:value="734.713818817199" calcext:value-type="float">
            <text:p>734.7138188172</text:p>
          </table:table-cell>
        </table:table-row>
        <table:table-row table:style-name="ro1">
          <table:table-cell office:value-type="string" calcext:value-type="string">
            <text:p>s06946-2700-10-02-19-19n</text:p>
          </table:table-cell>
          <table:table-cell office:value-type="float" office:value="223.713675031806" calcext:value-type="float">
            <text:p>223.7136750318</text:p>
          </table:table-cell>
          <table:table-cell office:value-type="string" calcext:value-type="string">
            <text:p>s06946-2700-10-02-19-19n</text:p>
          </table:table-cell>
          <table:table-cell office:value-type="float" office:value="151.789348211442" calcext:value-type="float">
            <text:p>151.7893482114</text:p>
          </table:table-cell>
        </table:table-row>
        <table:table-row table:style-name="ro1">
          <table:table-cell office:value-type="string" calcext:value-type="string">
            <text:p>s07415-2804-11-01-11-55n</text:p>
          </table:table-cell>
          <table:table-cell office:value-type="float" office:value="1268.23758237762" calcext:value-type="float">
            <text:p>1268.2375823776</text:p>
          </table:table-cell>
          <table:table-cell office:value-type="string" calcext:value-type="string">
            <text:p>s07415-2804-11-01-11-55n</text:p>
          </table:table-cell>
          <table:table-cell office:value-type="float" office:value="3548.22656322855" calcext:value-type="float">
            <text:p>3548.2265632286</text:p>
          </table:table-cell>
        </table:table-row>
        <table:table-row table:style-name="ro1">
          <table:table-cell office:value-type="string" calcext:value-type="string">
            <text:p>s07614-3227-02-24-13-21n</text:p>
          </table:table-cell>
          <table:table-cell office:value-type="float" office:value="44.898550986383" calcext:value-type="float">
            <text:p>44.8985509864</text:p>
          </table:table-cell>
          <table:table-cell office:value-type="string" calcext:value-type="string">
            <text:p>s07614-3227-02-24-13-21n</text:p>
          </table:table-cell>
          <table:table-cell office:value-type="float" office:value="506.257454436" calcext:value-type="float">
            <text:p>506.257454436</text:p>
          </table:table-cell>
        </table:table-row>
        <table:table-row table:style-name="ro1">
          <table:table-cell office:value-type="string" calcext:value-type="string">
            <text:p>s07654-3050-12-17-10-18n</text:p>
          </table:table-cell>
          <table:table-cell office:value-type="float" office:value="46.0852108094082" calcext:value-type="float">
            <text:p>46.0852108094</text:p>
          </table:table-cell>
          <table:table-cell office:value-type="string" calcext:value-type="string">
            <text:p>s07654-3050-12-17-10-18n</text:p>
          </table:table-cell>
          <table:table-cell office:value-type="float" office:value="1156.26627145297" calcext:value-type="float">
            <text:p>1156.266271453</text:p>
          </table:table-cell>
        </table:table-row>
        <table:table-row table:style-name="ro1">
          <table:table-cell office:value-type="string" calcext:value-type="string">
            <text:p>s08141-2806-04-26-17-40n</text:p>
          </table:table-cell>
          <table:table-cell office:value-type="float" office:value="694.337344196152" calcext:value-type="float">
            <text:p>694.3373441962</text:p>
          </table:table-cell>
          <table:table-cell office:value-type="string" calcext:value-type="string">
            <text:p>s08141-2806-04-26-17-40n</text:p>
          </table:table-cell>
          <table:table-cell office:value-type="float" office:value="2823.12559451864" calcext:value-type="float">
            <text:p>2823.1255945186</text:p>
          </table:table-cell>
        </table:table-row>
        <table:table-row table:style-name="ro1">
          <table:table-cell office:value-type="string" calcext:value-type="string">
            <text:p>s08141-2806-04-27-18-01n</text:p>
          </table:table-cell>
          <table:table-cell office:value-type="float" office:value="509.574344272732" calcext:value-type="float">
            <text:p>509.5743442727</text:p>
          </table:table-cell>
          <table:table-cell office:value-type="string" calcext:value-type="string">
            <text:p>s08141-2806-04-27-18-01n</text:p>
          </table:table-cell>
          <table:table-cell office:value-type="float" office:value="2477.22750034799" calcext:value-type="float">
            <text:p>2477.227500348</text:p>
          </table:table-cell>
        </table:table-row>
        <table:table-row table:style-name="ro1">
          <table:table-cell office:value-type="string" calcext:value-type="string">
            <text:p>s08142-2721-12-03-20-41n</text:p>
          </table:table-cell>
          <table:table-cell office:value-type="float" office:value="5.96642133409095" calcext:value-type="float">
            <text:p>5.9664213341</text:p>
          </table:table-cell>
          <table:table-cell office:value-type="string" calcext:value-type="string">
            <text:p>s08142-2721-12-03-20-41n</text:p>
          </table:table-cell>
          <table:table-cell office:value-type="float" office:value="572.400218423471" calcext:value-type="float">
            <text:p>572.4002184235</text:p>
          </table:table-cell>
        </table:table-row>
        <table:table-row table:style-name="ro1">
          <table:table-cell office:value-type="string" calcext:value-type="string">
            <text:p>s08318-3495-11-26-06-13n</text:p>
          </table:table-cell>
          <table:table-cell office:value-type="float" office:value="231.076983972293" calcext:value-type="float">
            <text:p>231.0769839723</text:p>
          </table:table-cell>
          <table:table-cell office:value-type="string" calcext:value-type="string">
            <text:p>s08318-3495-11-26-06-13n</text:p>
          </table:table-cell>
          <table:table-cell office:value-type="float" office:value="211.397571413347" calcext:value-type="float">
            <text:p>211.3975714133</text:p>
          </table:table-cell>
        </table:table-row>
        <table:table-row table:style-name="ro1">
          <table:table-cell office:value-type="string" calcext:value-type="string">
            <text:p>s08318-3495-11-26-07-41n</text:p>
          </table:table-cell>
          <table:table-cell office:value-type="float" office:value="494.894673509714" calcext:value-type="float">
            <text:p>494.8946735097</text:p>
          </table:table-cell>
          <table:table-cell office:value-type="string" calcext:value-type="string">
            <text:p>s08318-3495-11-26-07-41n</text:p>
          </table:table-cell>
          <table:table-cell office:value-type="float" office:value="106.654644871756" calcext:value-type="float">
            <text:p>106.6546448718</text:p>
          </table:table-cell>
        </table:table-row>
        <table:table-row table:style-name="ro1">
          <table:table-cell office:value-type="string" calcext:value-type="string">
            <text:p>s08396-2838-06-03-15-32n</text:p>
          </table:table-cell>
          <table:table-cell office:value-type="float" office:value="67.963486714572" calcext:value-type="float">
            <text:p>67.9634867146</text:p>
          </table:table-cell>
          <table:table-cell office:value-type="string" calcext:value-type="string">
            <text:p>s08396-2838-06-03-15-32n</text:p>
          </table:table-cell>
          <table:table-cell office:value-type="float" office:value="694.011362354551" calcext:value-type="float">
            <text:p>694.0113623546</text:p>
          </table:table-cell>
        </table:table-row>
        <table:table-row table:style-name="ro1">
          <table:table-cell office:value-type="string" calcext:value-type="string">
            <text:p>s08915-3391-06-03-19-50n</text:p>
          </table:table-cell>
          <table:table-cell office:value-type="float" office:value="454.394667053868" calcext:value-type="float">
            <text:p>454.3946670539</text:p>
          </table:table-cell>
          <table:table-cell office:value-type="string" calcext:value-type="string">
            <text:p>s08915-3391-06-03-19-50n</text:p>
          </table:table-cell>
          <table:table-cell office:value-type="float" office:value="2472.39825135017" calcext:value-type="float">
            <text:p>2472.3982513502</text:p>
          </table:table-cell>
        </table:table-row>
        <table:table-row table:style-name="ro1">
          <table:table-cell office:value-type="string" calcext:value-type="string">
            <text:p>s08915-3391-06-17-18-19n</text:p>
          </table:table-cell>
          <table:table-cell office:value-type="float" office:value="11.1835287249395" calcext:value-type="float">
            <text:p>11.1835287249</text:p>
          </table:table-cell>
          <table:table-cell office:value-type="string" calcext:value-type="string">
            <text:p>s08915-3391-06-17-18-19n</text:p>
          </table:table-cell>
          <table:table-cell office:value-type="float" office:value="670.60865080877" calcext:value-type="float">
            <text:p>670.6086508088</text:p>
          </table:table-cell>
        </table:table-row>
        <table:table-row table:style-name="ro1">
          <table:table-cell office:value-type="string" calcext:value-type="string">
            <text:p>s09058-3363-09-06-20-17n</text:p>
          </table:table-cell>
          <table:table-cell office:value-type="float" office:value="151.35575305631" calcext:value-type="float">
            <text:p>151.3557530563</text:p>
          </table:table-cell>
          <table:table-cell office:value-type="string" calcext:value-type="string">
            <text:p>s09058-3363-09-06-20-17n</text:p>
          </table:table-cell>
          <table:table-cell office:value-type="float" office:value="346.221183898171" calcext:value-type="float">
            <text:p>346.2211838982</text:p>
          </table:table-cell>
        </table:table-row>
        <table:table-row table:style-name="ro1">
          <table:table-cell office:value-type="string" calcext:value-type="string">
            <text:p>s09993-3464-06-03-19-50n</text:p>
          </table:table-cell>
          <table:table-cell office:value-type="float" office:value="77.1027398822097" calcext:value-type="float">
            <text:p>77.1027398822</text:p>
          </table:table-cell>
          <table:table-cell office:value-type="string" calcext:value-type="string">
            <text:p>s09993-3464-06-03-19-50n</text:p>
          </table:table-cell>
          <table:table-cell office:value-type="float" office:value="1455.6944685188" calcext:value-type="float">
            <text:p>1455.6944685188</text:p>
          </table:table-cell>
        </table:table-row>
        <table:table-row table:style-name="ro1">
          <table:table-cell office:value-type="string" calcext:value-type="string">
            <text:p>s09993-3464-06-07-15-08n</text:p>
          </table:table-cell>
          <table:table-cell office:value-type="float" office:value="206.963013219595" calcext:value-type="float">
            <text:p>206.9630132196</text:p>
          </table:table-cell>
          <table:table-cell office:value-type="string" calcext:value-type="string">
            <text:p>s09993-3464-06-07-15-08n</text:p>
          </table:table-cell>
          <table:table-cell office:value-type="float" office:value="267.111456973247" calcext:value-type="float">
            <text:p>267.1114569732</text:p>
          </table:table-cell>
        </table:table-row>
        <table:table-row table:style-name="ro1">
          <table:table-cell office:value-type="string" calcext:value-type="string">
            <text:p>s10464-3118-05-03-18-10n</text:p>
          </table:table-cell>
          <table:table-cell office:value-type="float" office:value="863.989534423119" calcext:value-type="float">
            <text:p>863.9895344231</text:p>
          </table:table-cell>
          <table:table-cell office:value-type="string" calcext:value-type="string">
            <text:p>s10464-3118-05-03-18-10n</text:p>
          </table:table-cell>
          <table:table-cell office:value-type="float" office:value="79.9796531794004" calcext:value-type="float">
            <text:p>79.9796531794</text:p>
          </table:table-cell>
        </table:table-row>
        <table:table-row table:style-name="ro1">
          <table:table-cell office:value-type="string" calcext:value-type="string">
            <text:p>s10475-2611-09-09-10-14n</text:p>
          </table:table-cell>
          <table:table-cell office:value-type="float" office:value="417.371800190833" calcext:value-type="float">
            <text:p>417.3718001908</text:p>
          </table:table-cell>
          <table:table-cell office:value-type="string" calcext:value-type="string">
            <text:p>s10475-2611-09-09-10-14n</text:p>
          </table:table-cell>
          <table:table-cell office:value-type="float" office:value="2547.19525614096" calcext:value-type="float">
            <text:p>2547.195256141</text:p>
          </table:table-cell>
        </table:table-row>
        <table:table-row table:style-name="ro1">
          <table:table-cell office:value-type="string" calcext:value-type="string">
            <text:p>s10629-3278-05-18-17-40n</text:p>
          </table:table-cell>
          <table:table-cell office:value-type="float" office:value="1551.2307425626" calcext:value-type="float">
            <text:p>1551.2307425626</text:p>
          </table:table-cell>
          <table:table-cell office:value-type="string" calcext:value-type="string">
            <text:p>s10629-3278-05-18-17-40n</text:p>
          </table:table-cell>
          <table:table-cell office:value-type="float" office:value="4396.60703490417" calcext:value-type="float">
            <text:p>4396.6070349042</text:p>
          </table:table-cell>
        </table:table-row>
        <table:table-row table:style-name="ro1">
          <table:table-cell office:value-type="string" calcext:value-type="string">
            <text:p>s10667-3062-11-09-19-36n</text:p>
          </table:table-cell>
          <table:table-cell office:value-type="float" office:value="146.461314493689" calcext:value-type="float">
            <text:p>146.4613144937</text:p>
          </table:table-cell>
          <table:table-cell office:value-type="string" calcext:value-type="string">
            <text:p>s10667-3062-11-09-19-36n</text:p>
          </table:table-cell>
          <table:table-cell office:value-type="float" office:value="158.581432055984" calcext:value-type="float">
            <text:p>158.581432056</text:p>
          </table:table-cell>
        </table:table-row>
        <table:table-row table:style-name="ro1">
          <table:table-cell office:value-type="string" calcext:value-type="string">
            <text:p>s10667-3062-11-11-16-05n</text:p>
          </table:table-cell>
          <table:table-cell office:value-type="float" office:value="49.8754736530361" calcext:value-type="float">
            <text:p>49.875473653</text:p>
          </table:table-cell>
          <table:table-cell office:value-type="string" calcext:value-type="string">
            <text:p>s10667-3062-11-11-16-05n</text:p>
          </table:table-cell>
          <table:table-cell office:value-type="float" office:value="812.120003142274" calcext:value-type="float">
            <text:p>812.1200031423</text:p>
          </table:table-cell>
        </table:table-row>
        <table:table-row table:style-name="ro1">
          <table:table-cell office:value-type="string" calcext:value-type="string">
            <text:p>s10842-3428-05-08-02-26n</text:p>
          </table:table-cell>
          <table:table-cell office:value-type="float" office:value="1017.83615873991" calcext:value-type="float">
            <text:p>1017.8361587399</text:p>
          </table:table-cell>
          <table:table-cell office:value-type="string" calcext:value-type="string">
            <text:p>s10842-3428-05-08-02-26n</text:p>
          </table:table-cell>
          <table:table-cell office:value-type="float" office:value="60.386060937622" calcext:value-type="float">
            <text:p>60.3860609376</text:p>
          </table:table-cell>
        </table:table-row>
        <table:table-row table:style-name="ro1">
          <table:table-cell office:value-type="string" calcext:value-type="string">
            <text:p>s10842-3428-05-08-18-08n</text:p>
          </table:table-cell>
          <table:table-cell office:value-type="float" office:value="11.5269712691777" calcext:value-type="float">
            <text:p>11.5269712692</text:p>
          </table:table-cell>
          <table:table-cell office:value-type="string" calcext:value-type="string">
            <text:p>s10842-3428-05-08-18-08n</text:p>
          </table:table-cell>
          <table:table-cell office:value-type="float" office:value="1078.42190533011" calcext:value-type="float">
            <text:p>1078.4219053301</text:p>
          </table:table-cell>
        </table:table-row>
        <table:table-row table:style-name="ro1">
          <table:table-cell office:value-type="string" calcext:value-type="string">
            <text:p>s11187-2768-11-11-16-37n</text:p>
          </table:table-cell>
          <table:table-cell office:value-type="float" office:value="799.163243659134" calcext:value-type="float">
            <text:p>799.1632436591</text:p>
          </table:table-cell>
          <table:table-cell office:value-type="string" calcext:value-type="string">
            <text:p>s11187-2768-11-11-16-37n</text:p>
          </table:table-cell>
          <table:table-cell office:value-type="float" office:value="49.5708497434589" calcext:value-type="float">
            <text:p>49.5708497435</text:p>
          </table:table-cell>
        </table:table-row>
        <table:table-row table:style-name="ro1">
          <table:table-cell office:value-type="string" calcext:value-type="string">
            <text:p>s11342-2777-09-28-13-38n</text:p>
          </table:table-cell>
          <table:table-cell office:value-type="float" office:value="51.2127514501111" calcext:value-type="float">
            <text:p>51.2127514501</text:p>
          </table:table-cell>
          <table:table-cell office:value-type="string" calcext:value-type="string">
            <text:p>s11342-2777-09-28-13-38n</text:p>
          </table:table-cell>
          <table:table-cell office:value-type="float" office:value="989.121766658051" calcext:value-type="float">
            <text:p>989.1217666581</text:p>
          </table:table-cell>
        </table:table-row>
        <table:table-row table:style-name="ro1">
          <table:table-cell office:value-type="string" calcext:value-type="string">
            <text:p>s11342-2777-09-30-12-41n</text:p>
          </table:table-cell>
          <table:table-cell office:value-type="float" office:value="606.012244571277" calcext:value-type="float">
            <text:p>606.0122445713</text:p>
          </table:table-cell>
          <table:table-cell office:value-type="string" calcext:value-type="string">
            <text:p>s11342-2777-09-30-12-41n</text:p>
          </table:table-cell>
          <table:table-cell office:value-type="float" office:value="80.8825322876154" calcext:value-type="float">
            <text:p>80.8825322876</text:p>
          </table:table-cell>
        </table:table-row>
        <table:table-row table:style-name="ro1">
          <table:table-cell office:value-type="string" calcext:value-type="string">
            <text:p>s11342-2777-10-03-09-14n</text:p>
          </table:table-cell>
          <table:table-cell office:value-type="float" office:value="52.3527832296906" calcext:value-type="float">
            <text:p>52.3527832297</text:p>
          </table:table-cell>
          <table:table-cell office:value-type="string" calcext:value-type="string">
            <text:p>s11342-2777-10-03-09-14n</text:p>
          </table:table-cell>
          <table:table-cell office:value-type="float" office:value="798.795301147934" calcext:value-type="float">
            <text:p>798.7953011479</text:p>
          </table:table-cell>
        </table:table-row>
        <table:table-row table:style-name="ro1">
          <table:table-cell office:value-type="string" calcext:value-type="string">
            <text:p>s11388-3328-05-14-13-25n</text:p>
          </table:table-cell>
          <table:table-cell office:value-type="float" office:value="28.8120588287844" calcext:value-type="float">
            <text:p>28.8120588288</text:p>
          </table:table-cell>
          <table:table-cell office:value-type="string" calcext:value-type="string">
            <text:p>s11388-3328-05-14-13-25n</text:p>
          </table:table-cell>
          <table:table-cell office:value-type="float" office:value="1108.6109273681" calcext:value-type="float">
            <text:p>1108.6109273681</text:p>
          </table:table-cell>
        </table:table-row>
        <table:table-row table:style-name="ro1">
          <table:table-cell office:value-type="string" calcext:value-type="string">
            <text:p>s11431-3470-12-06-13-09n</text:p>
          </table:table-cell>
          <table:table-cell office:value-type="float" office:value="94.1632238548088" calcext:value-type="float">
            <text:p>94.1632238548</text:p>
          </table:table-cell>
          <table:table-cell office:value-type="string" calcext:value-type="string">
            <text:p>s11431-3470-12-06-13-09n</text:p>
          </table:table-cell>
          <table:table-cell office:value-type="float" office:value="401.003275671608" calcext:value-type="float">
            <text:p>401.0032756716</text:p>
          </table:table-cell>
        </table:table-row>
        <table:table-row table:style-name="ro1">
          <table:table-cell office:value-type="string" calcext:value-type="string">
            <text:p>s11727-2931-10-16-17-09n</text:p>
          </table:table-cell>
          <table:table-cell office:value-type="float" office:value="524.298542198111" calcext:value-type="float">
            <text:p>524.2985421981</text:p>
          </table:table-cell>
          <table:table-cell office:value-type="string" calcext:value-type="string">
            <text:p>s11727-2931-10-16-17-09n</text:p>
          </table:table-cell>
          <table:table-cell office:value-type="float" office:value="0.459926125914053" calcext:value-type="float">
            <text:p>0.4599261259</text:p>
          </table:table-cell>
        </table:table-row>
        <table:table-row table:style-name="ro1">
          <table:table-cell office:value-type="string" calcext:value-type="string">
            <text:p>s12174-3239-09-13-21-48n</text:p>
          </table:table-cell>
          <table:table-cell office:value-type="float" office:value="187.4778133251" calcext:value-type="float">
            <text:p>187.4778133251</text:p>
          </table:table-cell>
          <table:table-cell office:value-type="string" calcext:value-type="string">
            <text:p>s12174-3239-09-13-21-48n</text:p>
          </table:table-cell>
          <table:table-cell office:value-type="float" office:value="1584.21092496807" calcext:value-type="float">
            <text:p>1584.2109249681</text:p>
          </table:table-cell>
        </table:table-row>
        <table:table-row table:style-name="ro1">
          <table:table-cell office:value-type="string" calcext:value-type="string">
            <text:p>s12174-3239-09-15-19-04n</text:p>
          </table:table-cell>
          <table:table-cell office:value-type="float" office:value="56.6912126349078" calcext:value-type="float">
            <text:p>56.6912126349</text:p>
          </table:table-cell>
          <table:table-cell office:value-type="string" calcext:value-type="string">
            <text:p>s12174-3239-09-15-19-04n</text:p>
          </table:table-cell>
          <table:table-cell office:value-type="float" office:value="1232.86089708679" calcext:value-type="float">
            <text:p>1232.8608970868</text:p>
          </table:table-cell>
        </table:table-row>
        <table:table-row table:style-name="ro1">
          <table:table-cell office:value-type="string" calcext:value-type="string">
            <text:p>s12351-3115-12-03-20-48n</text:p>
          </table:table-cell>
          <table:table-cell office:value-type="float" office:value="493.687751951022" calcext:value-type="float">
            <text:p>493.687751951</text:p>
          </table:table-cell>
          <table:table-cell office:value-type="string" calcext:value-type="string">
            <text:p>s12351-3115-12-03-20-48n</text:p>
          </table:table-cell>
          <table:table-cell office:value-type="float" office:value="2463.10431536149" calcext:value-type="float">
            <text:p>2463.1043153615</text:p>
          </table:table-cell>
        </table:table-row>
        <table:table-row table:style-name="ro1">
          <table:table-cell office:value-type="string" calcext:value-type="string">
            <text:p>s12351-3115-12-10-17-50n</text:p>
          </table:table-cell>
          <table:table-cell office:value-type="float" office:value="230.801605003275" calcext:value-type="float">
            <text:p>230.8016050033</text:p>
          </table:table-cell>
          <table:table-cell office:value-type="string" calcext:value-type="string">
            <text:p>s12351-3115-12-10-17-50n</text:p>
          </table:table-cell>
          <table:table-cell office:value-type="float" office:value="2046.36297581076" calcext:value-type="float">
            <text:p>2046.3629758108</text:p>
          </table:table-cell>
        </table:table-row>
        <table:table-row table:style-name="ro1">
          <table:table-cell office:value-type="string" calcext:value-type="string">
            <text:p>s12531-3144-03-08-13-21n</text:p>
          </table:table-cell>
          <table:table-cell office:value-type="float" office:value="48.9107342002758" calcext:value-type="float">
            <text:p>48.9107342003</text:p>
          </table:table-cell>
          <table:table-cell office:value-type="string" calcext:value-type="string">
            <text:p>s12531-3144-03-08-13-21n</text:p>
          </table:table-cell>
          <table:table-cell office:value-type="float" office:value="1152.38006399294" calcext:value-type="float">
            <text:p>1152.3800639929</text:p>
          </table:table-cell>
        </table:table-row>
        <table:table-row table:style-name="ro1">
          <table:table-cell office:value-type="string" calcext:value-type="string">
            <text:p>s12878-3033-11-19-14-56n</text:p>
          </table:table-cell>
          <table:table-cell office:value-type="float" office:value="2.29731790594296" calcext:value-type="float">
            <text:p>2.2973179059</text:p>
          </table:table-cell>
          <table:table-cell office:value-type="string" calcext:value-type="string">
            <text:p>s12878-3033-11-19-14-56n</text:p>
          </table:table-cell>
          <table:table-cell office:value-type="float" office:value="799.813424405271" calcext:value-type="float">
            <text:p>799.8134244053</text:p>
          </table:table-cell>
        </table:table-row>
        <table:table-row table:style-name="ro1">
          <table:table-cell office:value-type="string" calcext:value-type="string">
            <text:p>s13136-2568-10-25-14-55n</text:p>
          </table:table-cell>
          <table:table-cell office:value-type="float" office:value="12.6720964538573" calcext:value-type="float">
            <text:p>12.6720964539</text:p>
          </table:table-cell>
          <table:table-cell office:value-type="string" calcext:value-type="string">
            <text:p>s13136-2568-10-25-14-55n</text:p>
          </table:table-cell>
          <table:table-cell office:value-type="float" office:value="796.165481560668" calcext:value-type="float">
            <text:p>796.1654815607</text:p>
          </table:table-cell>
        </table:table-row>
        <table:table-row table:style-name="ro1">
          <table:table-cell office:value-type="string" calcext:value-type="string">
            <text:p>s13600-2601-12-16-08-25n</text:p>
          </table:table-cell>
          <table:table-cell office:value-type="float" office:value="488.608110163668" calcext:value-type="float">
            <text:p>488.6081101637</text:p>
          </table:table-cell>
          <table:table-cell office:value-type="string" calcext:value-type="string">
            <text:p>s13600-2601-12-16-08-25n</text:p>
          </table:table-cell>
          <table:table-cell office:value-type="float" office:value="98.350383107326" calcext:value-type="float">
            <text:p>98.3503831073</text:p>
          </table:table-cell>
        </table:table-row>
        <table:table-row table:style-name="ro1">
          <table:table-cell office:value-type="string" calcext:value-type="string">
            <text:p>s13694-2874-11-12-17-20n</text:p>
          </table:table-cell>
          <table:table-cell office:value-type="float" office:value="147.664467712683" calcext:value-type="float">
            <text:p>147.6644677127</text:p>
          </table:table-cell>
          <table:table-cell office:value-type="string" calcext:value-type="string">
            <text:p>s13694-2874-11-12-17-20n</text:p>
          </table:table-cell>
          <table:table-cell office:value-type="float" office:value="1496.9108963328" calcext:value-type="float">
            <text:p>1496.9108963328</text:p>
          </table:table-cell>
        </table:table-row>
        <table:table-row table:style-name="ro1">
          <table:table-cell office:value-type="string" calcext:value-type="string">
            <text:p>s14266-2770-01-13-15-29n</text:p>
          </table:table-cell>
          <table:table-cell office:value-type="float" office:value="237.197947914822" calcext:value-type="float">
            <text:p>237.1979479148</text:p>
          </table:table-cell>
          <table:table-cell office:value-type="string" calcext:value-type="string">
            <text:p>s14266-2770-01-13-15-29n</text:p>
          </table:table-cell>
          <table:table-cell office:value-type="float" office:value="130.452552675373" calcext:value-type="float">
            <text:p>130.4525526754</text:p>
          </table:table-cell>
        </table:table-row>
        <table:table-row table:style-name="ro1">
          <table:table-cell office:value-type="string" calcext:value-type="string">
            <text:p>s14533-3457-09-02-16-35n</text:p>
          </table:table-cell>
          <table:table-cell office:value-type="float" office:value="437.4621423193" calcext:value-type="float">
            <text:p>437.4621423193</text:p>
          </table:table-cell>
          <table:table-cell office:value-type="string" calcext:value-type="string">
            <text:p>s14533-3457-09-02-16-35n</text:p>
          </table:table-cell>
          <table:table-cell office:value-type="float" office:value="179.570592486069" calcext:value-type="float">
            <text:p>179.5705924861</text:p>
          </table:table-cell>
        </table:table-row>
        <table:table-row table:style-name="ro1">
          <table:table-cell office:value-type="string" calcext:value-type="string">
            <text:p>s14533-3457-09-04-17-16n</text:p>
          </table:table-cell>
          <table:table-cell office:value-type="float" office:value="423.995120986771" calcext:value-type="float">
            <text:p>423.9951209868</text:p>
          </table:table-cell>
          <table:table-cell office:value-type="string" calcext:value-type="string">
            <text:p>s14533-3457-09-04-17-16n</text:p>
          </table:table-cell>
          <table:table-cell office:value-type="float" office:value="210.660979216649" calcext:value-type="float">
            <text:p>210.6609792166</text:p>
          </table:table-cell>
        </table:table-row>
        <table:table-row table:style-name="ro1">
          <table:table-cell office:value-type="string" calcext:value-type="string">
            <text:p>s14579-3182-06-25-13-57n</text:p>
          </table:table-cell>
          <table:table-cell office:value-type="float" office:value="8.69205573622135" calcext:value-type="float">
            <text:p>8.6920557362</text:p>
          </table:table-cell>
          <table:table-cell office:value-type="string" calcext:value-type="string">
            <text:p>s14579-3182-06-25-13-57n</text:p>
          </table:table-cell>
          <table:table-cell office:value-type="float" office:value="770.682367715447" calcext:value-type="float">
            <text:p>770.6823677154</text:p>
          </table:table-cell>
        </table:table-row>
        <table:table-row table:style-name="ro1">
          <table:table-cell office:value-type="string" calcext:value-type="string">
            <text:p>s14947-3433-11-04-17-06n</text:p>
          </table:table-cell>
          <table:table-cell office:value-type="float" office:value="1156.62489009813" calcext:value-type="float">
            <text:p>1156.6248900981</text:p>
          </table:table-cell>
          <table:table-cell office:value-type="string" calcext:value-type="string">
            <text:p>s14947-3433-11-04-17-06n</text:p>
          </table:table-cell>
          <table:table-cell office:value-type="float" office:value="120.539445303468" calcext:value-type="float">
            <text:p>120.5394453035</text:p>
          </table:table-cell>
        </table:table-row>
        <table:table-row table:style-name="ro1">
          <table:table-cell office:value-type="string" calcext:value-type="string">
            <text:p>s14947-3433-11-06-12-07n</text:p>
          </table:table-cell>
          <table:table-cell office:value-type="float" office:value="886.905632278826" calcext:value-type="float">
            <text:p>886.9056322788</text:p>
          </table:table-cell>
          <table:table-cell office:value-type="string" calcext:value-type="string">
            <text:p>s14947-3433-11-06-12-07n</text:p>
          </table:table-cell>
          <table:table-cell office:value-type="float" office:value="58.6690788244921" calcext:value-type="float">
            <text:p>58.6690788245</text:p>
          </table:table-cell>
        </table:table-row>
        <table:table-row table:style-name="ro1">
          <table:table-cell office:value-type="string" calcext:value-type="string">
            <text:p>s15218-2811-09-23-14-40n</text:p>
          </table:table-cell>
          <table:table-cell office:value-type="float" office:value="65.8606662911132" calcext:value-type="float">
            <text:p>65.8606662911</text:p>
          </table:table-cell>
          <table:table-cell office:value-type="string" calcext:value-type="string">
            <text:p>s15218-2811-09-23-14-40n</text:p>
          </table:table-cell>
          <table:table-cell office:value-type="float" office:value="431.437961805778" calcext:value-type="float">
            <text:p>431.4379618058</text:p>
          </table:table-cell>
        </table:table-row>
        <table:table-row table:style-name="ro1">
          <table:table-cell office:value-type="string" calcext:value-type="string">
            <text:p>s15298-2922-11-09-15-38n</text:p>
          </table:table-cell>
          <table:table-cell office:value-type="float" office:value="530.647842698711" calcext:value-type="float">
            <text:p>530.6478426987</text:p>
          </table:table-cell>
          <table:table-cell office:value-type="string" calcext:value-type="string">
            <text:p>s15298-2922-11-09-15-38n</text:p>
          </table:table-cell>
          <table:table-cell office:value-type="float" office:value="77.7268625626786" calcext:value-type="float">
            <text:p>77.7268625627</text:p>
          </table:table-cell>
        </table:table-row>
        <table:table-row table:style-name="ro1">
          <table:table-cell office:value-type="string" calcext:value-type="string">
            <text:p>s15480-2803-10-21-19-54n</text:p>
          </table:table-cell>
          <table:table-cell office:value-type="float" office:value="22.482550356492" calcext:value-type="float">
            <text:p>22.4825503565</text:p>
          </table:table-cell>
          <table:table-cell office:value-type="string" calcext:value-type="string">
            <text:p>s15480-2803-10-21-19-54n</text:p>
          </table:table-cell>
          <table:table-cell office:value-type="float" office:value="443.686611420048" calcext:value-type="float">
            <text:p>443.68661142</text:p>
          </table:table-cell>
        </table:table-row>
        <table:table-row table:style-name="ro1">
          <table:table-cell office:value-type="string" calcext:value-type="string">
            <text:p>s15488-2783-02-14-09-55n</text:p>
          </table:table-cell>
          <table:table-cell office:value-type="float" office:value="711.519503241614" calcext:value-type="float">
            <text:p>711.5195032416</text:p>
          </table:table-cell>
          <table:table-cell office:value-type="string" calcext:value-type="string">
            <text:p>s15488-2783-02-14-09-55n</text:p>
          </table:table-cell>
          <table:table-cell office:value-type="float" office:value="2831.51316745541" calcext:value-type="float">
            <text:p>2831.5131674554</text:p>
          </table:table-cell>
        </table:table-row>
        <table:table-row table:style-name="ro1">
          <table:table-cell office:value-type="string" calcext:value-type="string">
            <text:p>s15716-3078-02-13-13-21n</text:p>
          </table:table-cell>
          <table:table-cell office:value-type="float" office:value="512.514451982954" calcext:value-type="float">
            <text:p>512.514451983</text:p>
          </table:table-cell>
          <table:table-cell office:value-type="string" calcext:value-type="string">
            <text:p>s15716-3078-02-13-13-21n</text:p>
          </table:table-cell>
          <table:table-cell office:value-type="float" office:value="2549.23956954884" calcext:value-type="float">
            <text:p>2549.2395695488</text:p>
          </table:table-cell>
        </table:table-row>
        <table:table-row table:style-name="ro1">
          <table:table-cell office:value-type="string" calcext:value-type="string">
            <text:p>s15716-3078-02-15-19-08n</text:p>
          </table:table-cell>
          <table:table-cell office:value-type="float" office:value="70.6480287677935" calcext:value-type="float">
            <text:p>70.6480287678</text:p>
          </table:table-cell>
          <table:table-cell office:value-type="string" calcext:value-type="string">
            <text:p>s15716-3078-02-15-19-08n</text:p>
          </table:table-cell>
          <table:table-cell office:value-type="float" office:value="1480.24816358084" calcext:value-type="float">
            <text:p>1480.2481635808</text:p>
          </table:table-cell>
        </table:table-row>
        <table:table-row table:style-name="ro1">
          <table:table-cell office:value-type="string" calcext:value-type="string">
            <text:p>s15902-2945-03-24-13-21n</text:p>
          </table:table-cell>
          <table:table-cell office:value-type="float" office:value="121.380124047888" calcext:value-type="float">
            <text:p>121.3801240479</text:p>
          </table:table-cell>
          <table:table-cell office:value-type="string" calcext:value-type="string">
            <text:p>s15902-2945-03-24-13-21n</text:p>
          </table:table-cell>
          <table:table-cell office:value-type="float" office:value="333.417068906095" calcext:value-type="float">
            <text:p>333.4170689061</text:p>
          </table:table-cell>
        </table:table-row>
        <table:table-row table:style-name="ro1">
          <table:table-cell office:value-type="string" calcext:value-type="string">
            <text:p>s16112-3503-05-13-14-25n</text:p>
          </table:table-cell>
          <table:table-cell office:value-type="float" office:value="78.284641102449" calcext:value-type="float">
            <text:p>78.2846411024</text:p>
          </table:table-cell>
          <table:table-cell office:value-type="string" calcext:value-type="string">
            <text:p>s16112-3503-05-13-14-25n</text:p>
          </table:table-cell>
          <table:table-cell office:value-type="float" office:value="413.688703833943" calcext:value-type="float">
            <text:p>413.6887038339</text:p>
          </table:table-cell>
        </table:table-row>
        <table:table-row table:style-name="ro1">
          <table:table-cell office:value-type="string" calcext:value-type="string">
            <text:p>s16139-3046-10-26-15-48n</text:p>
          </table:table-cell>
          <table:table-cell office:value-type="float" office:value="22.9494462917709" calcext:value-type="float">
            <text:p>22.9494462918</text:p>
          </table:table-cell>
          <table:table-cell office:value-type="string" calcext:value-type="string">
            <text:p>s16139-3046-10-26-15-48n</text:p>
          </table:table-cell>
          <table:table-cell office:value-type="float" office:value="479.106908627176" calcext:value-type="float">
            <text:p>479.1069086272</text:p>
          </table:table-cell>
        </table:table-row>
        <table:table-row table:style-name="ro1">
          <table:table-cell office:value-type="string" calcext:value-type="string">
            <text:p>s16139-3046-10-27-16-44n</text:p>
          </table:table-cell>
          <table:table-cell office:value-type="float" office:value="12.8508219406089" calcext:value-type="float">
            <text:p>12.8508219406</text:p>
          </table:table-cell>
          <table:table-cell office:value-type="string" calcext:value-type="string">
            <text:p>s16139-3046-10-27-16-44n</text:p>
          </table:table-cell>
          <table:table-cell office:value-type="float" office:value="635.118811749674" calcext:value-type="float">
            <text:p>635.1188117497</text:p>
          </table:table-cell>
        </table:table-row>
        <table:table-row table:style-name="ro1">
          <table:table-cell office:value-type="string" calcext:value-type="string">
            <text:p>s16391-2843-12-10-07-37n</text:p>
          </table:table-cell>
          <table:table-cell office:value-type="float" office:value="742.494727147904" calcext:value-type="float">
            <text:p>742.4947271479</text:p>
          </table:table-cell>
          <table:table-cell office:value-type="string" calcext:value-type="string">
            <text:p>s16391-2843-12-10-07-37n</text:p>
          </table:table-cell>
          <table:table-cell office:value-type="float" office:value="55.0527460224476" calcext:value-type="float">
            <text:p>55.0527460224</text:p>
          </table:table-cell>
        </table:table-row>
        <table:table-row table:style-name="ro1">
          <table:table-cell office:value-type="string" calcext:value-type="string">
            <text:p>s17582-2588-03-04-17-06n</text:p>
          </table:table-cell>
          <table:table-cell office:value-type="float" office:value="6.98750336328116" calcext:value-type="float">
            <text:p>6.9875033633</text:p>
          </table:table-cell>
          <table:table-cell office:value-type="string" calcext:value-type="string">
            <text:p>s17582-2588-03-04-17-06n</text:p>
          </table:table-cell>
          <table:table-cell office:value-type="float" office:value="798.799221647448" calcext:value-type="float">
            <text:p>798.7992216474</text:p>
          </table:table-cell>
        </table:table-row>
        <table:table-row table:style-name="ro1">
          <table:table-cell office:value-type="string" calcext:value-type="string">
            <text:p>s17795-3483-10-01-15-38n</text:p>
          </table:table-cell>
          <table:table-cell office:value-type="float" office:value="1115.6167141512" calcext:value-type="float">
            <text:p>1115.6167141512</text:p>
          </table:table-cell>
          <table:table-cell office:value-type="string" calcext:value-type="string">
            <text:p>s17795-3483-10-01-15-38n</text:p>
          </table:table-cell>
          <table:table-cell office:value-type="float" office:value="3647.52194689716" calcext:value-type="float">
            <text:p>3647.5219468972</text:p>
          </table:table-cell>
        </table:table-row>
        <table:table-row table:style-name="ro1">
          <table:table-cell office:value-type="string" calcext:value-type="string">
            <text:p>s17795-3483-10-22-17-06n</text:p>
          </table:table-cell>
          <table:table-cell office:value-type="float" office:value="2007.05926692235" calcext:value-type="float">
            <text:p>2007.0592669224</text:p>
          </table:table-cell>
          <table:table-cell office:value-type="string" calcext:value-type="string">
            <text:p>s17795-3483-10-22-17-06n</text:p>
          </table:table-cell>
          <table:table-cell office:value-type="float" office:value="5448.63084198772" calcext:value-type="float">
            <text:p>5448.6308419877</text:p>
          </table:table-cell>
        </table:table-row>
        <table:table-row table:style-name="ro1">
          <table:table-cell office:value-type="string" calcext:value-type="string">
            <text:p>s17795-3483-10-23-06-36n</text:p>
          </table:table-cell>
          <table:table-cell office:value-type="float" office:value="63.7843891547526" calcext:value-type="float">
            <text:p>63.7843891548</text:p>
          </table:table-cell>
          <table:table-cell office:value-type="string" calcext:value-type="string">
            <text:p>s17795-3483-10-23-06-36n</text:p>
          </table:table-cell>
          <table:table-cell office:value-type="float" office:value="416.836492049144" calcext:value-type="float">
            <text:p>416.8364920491</text:p>
          </table:table-cell>
        </table:table-row>
        <table:table-row table:style-name="ro1">
          <table:table-cell office:value-type="string" calcext:value-type="string">
            <text:p>s17848-3323-04-25-18-48n</text:p>
          </table:table-cell>
          <table:table-cell office:value-type="float" office:value="890.442888891443" calcext:value-type="float">
            <text:p>890.4428888914</text:p>
          </table:table-cell>
          <table:table-cell office:value-type="string" calcext:value-type="string">
            <text:p>s17848-3323-04-25-18-48n</text:p>
          </table:table-cell>
          <table:table-cell office:value-type="float" office:value="4126.59599809868" calcext:value-type="float">
            <text:p>4126.5959980987</text:p>
          </table:table-cell>
        </table:table-row>
        <table:table-row table:style-name="ro1">
          <table:table-cell office:value-type="string" calcext:value-type="string">
            <text:p>s17875-3026-11-08-15-43n</text:p>
          </table:table-cell>
          <table:table-cell office:value-type="float" office:value="517.254890632575" calcext:value-type="float">
            <text:p>517.2548906326</text:p>
          </table:table-cell>
          <table:table-cell office:value-type="string" calcext:value-type="string">
            <text:p>s17875-3026-11-08-15-43n</text:p>
          </table:table-cell>
          <table:table-cell office:value-type="float" office:value="2474.65176720368" calcext:value-type="float">
            <text:p>2474.6517672037</text:p>
          </table:table-cell>
        </table:table-row>
        <table:table-row table:style-name="ro1">
          <table:table-cell office:value-type="string" calcext:value-type="string">
            <text:p>s17875-3026-11-20-17-06n</text:p>
          </table:table-cell>
          <table:table-cell office:value-type="float" office:value="41.6774000760335" calcext:value-type="float">
            <text:p>41.677400076</text:p>
          </table:table-cell>
          <table:table-cell office:value-type="string" calcext:value-type="string">
            <text:p>s17875-3026-11-20-17-06n</text:p>
          </table:table-cell>
          <table:table-cell office:value-type="float" office:value="1157.35069411052" calcext:value-type="float">
            <text:p>1157.3506941105</text:p>
          </table:table-cell>
        </table:table-row>
        <table:table-row table:style-name="ro1">
          <table:table-cell office:value-type="string" calcext:value-type="string">
            <text:p>s18123-2527-07-17-14-43n</text:p>
          </table:table-cell>
          <table:table-cell office:value-type="float" office:value="550.039059762621" calcext:value-type="float">
            <text:p>550.0390597626</text:p>
          </table:table-cell>
          <table:table-cell office:value-type="string" calcext:value-type="string">
            <text:p>s18123-2527-07-17-14-43n</text:p>
          </table:table-cell>
          <table:table-cell office:value-type="float" office:value="49.4172468160627" calcext:value-type="float">
            <text:p>49.4172468161</text:p>
          </table:table-cell>
        </table:table-row>
        <table:table-row table:style-name="ro1">
          <table:table-cell office:value-type="string" calcext:value-type="string">
            <text:p>s18642-3115-09-28-09-12n</text:p>
          </table:table-cell>
          <table:table-cell office:value-type="float" office:value="79.6654188615416" calcext:value-type="float">
            <text:p>79.6654188615</text:p>
          </table:table-cell>
          <table:table-cell office:value-type="string" calcext:value-type="string">
            <text:p>s18642-3115-09-28-09-12n</text:p>
          </table:table-cell>
          <table:table-cell office:value-type="float" office:value="1335.5387001199" calcext:value-type="float">
            <text:p>1335.5387001199</text:p>
          </table:table-cell>
        </table:table-row>
        <table:table-row table:style-name="ro1">
          <table:table-cell office:value-type="string" calcext:value-type="string">
            <text:p>s18970-3262-02-13-13-30n</text:p>
          </table:table-cell>
          <table:table-cell office:value-type="float" office:value="47.4072952343734" calcext:value-type="float">
            <text:p>47.4072952344</text:p>
          </table:table-cell>
          <table:table-cell office:value-type="string" calcext:value-type="string">
            <text:p>s18970-3262-02-13-13-30n</text:p>
          </table:table-cell>
          <table:table-cell office:value-type="float" office:value="497.663698793756" calcext:value-type="float">
            <text:p>497.6636987938</text:p>
          </table:table-cell>
        </table:table-row>
        <table:table-row table:style-name="ro1">
          <table:table-cell office:value-type="string" calcext:value-type="string">
            <text:p>s18970-3262-02-15-18-11n</text:p>
          </table:table-cell>
          <table:table-cell office:value-type="float" office:value="153.097865283019" calcext:value-type="float">
            <text:p>153.097865283</text:p>
          </table:table-cell>
          <table:table-cell office:value-type="string" calcext:value-type="string">
            <text:p>s18970-3262-02-15-18-11n</text:p>
          </table:table-cell>
          <table:table-cell office:value-type="float" office:value="1560.82680261072" calcext:value-type="float">
            <text:p>1560.8268026107</text:p>
          </table:table-cell>
        </table:table-row>
        <table:table-row table:style-name="ro1">
          <table:table-cell office:value-type="string" calcext:value-type="string">
            <text:p>s19578-3447-11-11-13-47n</text:p>
          </table:table-cell>
          <table:table-cell office:value-type="float" office:value="70.7513291425318" calcext:value-type="float">
            <text:p>70.7513291425</text:p>
          </table:table-cell>
          <table:table-cell office:value-type="string" calcext:value-type="string">
            <text:p>s19578-3447-11-11-13-47n</text:p>
          </table:table-cell>
          <table:table-cell office:value-type="float" office:value="555.747473540658" calcext:value-type="float">
            <text:p>555.7474735407</text:p>
          </table:table-cell>
        </table:table-row>
        <table:table-row table:style-name="ro1">
          <table:table-cell office:value-type="string" calcext:value-type="string">
            <text:p>s19700-3390-03-10-17-40n</text:p>
          </table:table-cell>
          <table:table-cell office:value-type="float" office:value="327.309201925189" calcext:value-type="float">
            <text:p>327.3092019252</text:p>
          </table:table-cell>
          <table:table-cell office:value-type="string" calcext:value-type="string">
            <text:p>s19700-3390-03-10-17-40n</text:p>
          </table:table-cell>
          <table:table-cell office:value-type="float" office:value="2102.58386639354" calcext:value-type="float">
            <text:p>2102.5838663935</text:p>
          </table:table-cell>
        </table:table-row>
        <table:table-row table:style-name="ro1">
          <table:table-cell office:value-type="string" calcext:value-type="string">
            <text:p>s20726-3106-09-05-15-04n</text:p>
          </table:table-cell>
          <table:table-cell office:value-type="float" office:value="332.500415795769" calcext:value-type="float">
            <text:p>332.5004157958</text:p>
          </table:table-cell>
          <table:table-cell office:value-type="string" calcext:value-type="string">
            <text:p>s20726-3106-09-05-15-04n</text:p>
          </table:table-cell>
          <table:table-cell office:value-type="float" office:value="152.952012538664" calcext:value-type="float">
            <text:p>152.9520125387</text:p>
          </table:table-cell>
        </table:table-row>
        <table:table-row table:style-name="ro1">
          <table:table-cell office:value-type="string" calcext:value-type="string">
            <text:p>s20839-2722-12-14-20-44n</text:p>
          </table:table-cell>
          <table:table-cell office:value-type="float" office:value="684.623463435616" calcext:value-type="float">
            <text:p>684.6234634356</text:p>
          </table:table-cell>
          <table:table-cell office:value-type="string" calcext:value-type="string">
            <text:p>s20839-2722-12-14-20-44n</text:p>
          </table:table-cell>
          <table:table-cell office:value-type="float" office:value="143.363031770763" calcext:value-type="float">
            <text:p>143.3630317708</text:p>
          </table:table-cell>
        </table:table-row>
        <table:table-row table:style-name="ro1">
          <table:table-cell office:value-type="string" calcext:value-type="string">
            <text:p>s20839-2722-12-15-16-03n</text:p>
          </table:table-cell>
          <table:table-cell office:value-type="float" office:value="270.095063433436" calcext:value-type="float">
            <text:p>270.0950634334</text:p>
          </table:table-cell>
          <table:table-cell office:value-type="string" calcext:value-type="string">
            <text:p>s20839-2722-12-15-16-03n</text:p>
          </table:table-cell>
          <table:table-cell office:value-type="float" office:value="183.878741856855" calcext:value-type="float">
            <text:p>183.8787418569</text:p>
          </table:table-cell>
        </table:table-row>
        <table:table-row table:style-name="ro1">
          <table:table-cell office:value-type="string" calcext:value-type="string">
            <text:p>s21002-3006-02-18-15-45n</text:p>
          </table:table-cell>
          <table:table-cell office:value-type="float" office:value="47.0717276973374" calcext:value-type="float">
            <text:p>47.0717276973</text:p>
          </table:table-cell>
          <table:table-cell office:value-type="string" calcext:value-type="string">
            <text:p>s21002-3006-02-18-15-45n</text:p>
          </table:table-cell>
          <table:table-cell office:value-type="float" office:value="1187.87173601472" calcext:value-type="float">
            <text:p>1187.8717360147</text:p>
          </table:table-cell>
        </table:table-row>
        <table:table-row table:style-name="ro1">
          <table:table-cell office:value-type="string" calcext:value-type="string">
            <text:p>s21202-2514-04-25-19-51n</text:p>
          </table:table-cell>
          <table:table-cell office:value-type="float" office:value="46.8427413303484" calcext:value-type="float">
            <text:p>46.8427413303</text:p>
          </table:table-cell>
          <table:table-cell office:value-type="string" calcext:value-type="string">
            <text:p>s21202-2514-04-25-19-51n</text:p>
          </table:table-cell>
          <table:table-cell office:value-type="float" office:value="459.631211406859" calcext:value-type="float">
            <text:p>459.6312114069</text:p>
          </table:table-cell>
        </table:table-row>
        <table:table-row table:style-name="ro1">
          <table:table-cell office:value-type="string" calcext:value-type="string">
            <text:p>s21683-2968-12-06-13-59n</text:p>
          </table:table-cell>
          <table:table-cell office:value-type="float" office:value="91.0350160952196" calcext:value-type="float">
            <text:p>91.0350160952</text:p>
          </table:table-cell>
          <table:table-cell office:value-type="string" calcext:value-type="string">
            <text:p>s21683-2968-12-06-13-59n</text:p>
          </table:table-cell>
          <table:table-cell office:value-type="float" office:value="1298.17537452682" calcext:value-type="float">
            <text:p>1298.1753745268</text:p>
          </table:table-cell>
        </table:table-row>
        <table:table-row table:style-name="ro1">
          <table:table-cell office:value-type="string" calcext:value-type="string">
            <text:p>s21730-3044-01-29-13-30n</text:p>
          </table:table-cell>
          <table:table-cell office:value-type="float" office:value="486.019447442737" calcext:value-type="float">
            <text:p>486.0194474427</text:p>
          </table:table-cell>
          <table:table-cell office:value-type="string" calcext:value-type="string">
            <text:p>s21730-3044-01-29-13-30n</text:p>
          </table:table-cell>
          <table:table-cell office:value-type="float" office:value="2480.19670813682" calcext:value-type="float">
            <text:p>2480.1967081368</text:p>
          </table:table-cell>
        </table:table-row>
        <table:table-row table:style-name="ro1">
          <table:table-cell office:value-type="string" calcext:value-type="string">
            <text:p>s21730-3044-01-29-16-10n</text:p>
          </table:table-cell>
          <table:table-cell office:value-type="float" office:value="1986.76046288992" calcext:value-type="float">
            <text:p>1986.7604628899</text:p>
          </table:table-cell>
          <table:table-cell office:value-type="string" calcext:value-type="string">
            <text:p>s21730-3044-01-29-16-10n</text:p>
          </table:table-cell>
          <table:table-cell office:value-type="float" office:value="5367.65894380488" calcext:value-type="float">
            <text:p>5367.6589438049</text:p>
          </table:table-cell>
        </table:table-row>
        <table:table-row table:style-name="ro1">
          <table:table-cell office:value-type="string" calcext:value-type="string">
            <text:p>s21734-3352-11-17-11-24n</text:p>
          </table:table-cell>
          <table:table-cell office:value-type="float" office:value="348.143832971185" calcext:value-type="float">
            <text:p>348.1438329712</text:p>
          </table:table-cell>
          <table:table-cell office:value-type="string" calcext:value-type="string">
            <text:p>s21734-3352-11-17-11-24n</text:p>
          </table:table-cell>
          <table:table-cell office:value-type="float" office:value="211.602485857655" calcext:value-type="float">
            <text:p>211.6024858577</text:p>
          </table:table-cell>
        </table:table-row>
        <table:table-row table:style-name="ro1">
          <table:table-cell office:value-type="string" calcext:value-type="string">
            <text:p>s22335-3046-02-16-15-42n</text:p>
          </table:table-cell>
          <table:table-cell office:value-type="float" office:value="632.670328014468" calcext:value-type="float">
            <text:p>632.6703280145</text:p>
          </table:table-cell>
          <table:table-cell office:value-type="string" calcext:value-type="string">
            <text:p>s22335-3046-02-16-15-42n</text:p>
          </table:table-cell>
          <table:table-cell office:value-type="float" office:value="1789.3783438373" calcext:value-type="float">
            <text:p>1789.3783438373</text:p>
          </table:table-cell>
        </table:table-row>
        <table:table-row table:style-name="ro1">
          <table:table-cell office:value-type="string" calcext:value-type="string">
            <text:p>s22364-3263-10-30-23-14n</text:p>
          </table:table-cell>
          <table:table-cell office:value-type="float" office:value="2374.17536421498" calcext:value-type="float">
            <text:p>2374.175364215</text:p>
          </table:table-cell>
          <table:table-cell office:value-type="string" calcext:value-type="string">
            <text:p>s22364-3263-10-30-23-14n</text:p>
          </table:table-cell>
          <table:table-cell office:value-type="float" office:value="6524.10529650775" calcext:value-type="float">
            <text:p>6524.1052965078</text:p>
          </table:table-cell>
        </table:table-row>
        <table:table-row table:style-name="ro1">
          <table:table-cell office:value-type="string" calcext:value-type="string">
            <text:p>s22462-3003-02-14-13-56n</text:p>
          </table:table-cell>
          <table:table-cell office:value-type="float" office:value="75.9154024518055" calcext:value-type="float">
            <text:p>75.9154024518</text:p>
          </table:table-cell>
          <table:table-cell office:value-type="string" calcext:value-type="string">
            <text:p>s22462-3003-02-15-20-29n</text:p>
          </table:table-cell>
          <table:table-cell office:value-type="float" office:value="191.491241452952" calcext:value-type="float">
            <text:p>191.491241453</text:p>
          </table:table-cell>
        </table:table-row>
        <table:table-row table:style-name="ro1">
          <table:table-cell office:value-type="string" calcext:value-type="string">
            <text:p>s22585-3335-09-17-10-58n</text:p>
          </table:table-cell>
          <table:table-cell office:value-type="float" office:value="403.429219965405" calcext:value-type="float">
            <text:p>403.4292199654</text:p>
          </table:table-cell>
          <table:table-cell office:value-type="string" calcext:value-type="string">
            <text:p>s22585-3335-09-17-10-58n</text:p>
          </table:table-cell>
          <table:table-cell office:value-type="float" office:value="222.394740087266" calcext:value-type="float">
            <text:p>222.3947400873</text:p>
          </table:table-cell>
        </table:table-row>
        <table:table-row table:style-name="ro1">
          <table:table-cell office:value-type="string" calcext:value-type="string">
            <text:p>s22585-3335-09-18-12-05n</text:p>
          </table:table-cell>
          <table:table-cell office:value-type="float" office:value="17.7371100708191" calcext:value-type="float">
            <text:p>17.7371100708</text:p>
          </table:table-cell>
          <table:table-cell office:value-type="string" calcext:value-type="string">
            <text:p>s22585-3335-09-18-12-05n</text:p>
          </table:table-cell>
          <table:table-cell office:value-type="float" office:value="841.922059922661" calcext:value-type="float">
            <text:p>841.9220599227</text:p>
          </table:table-cell>
        </table:table-row>
        <table:table-row table:style-name="ro1">
          <table:table-cell office:value-type="string" calcext:value-type="string">
            <text:p>s23238-2647-02-12-14-17n</text:p>
          </table:table-cell>
          <table:table-cell office:value-type="float" office:value="21.6130473329523" calcext:value-type="float">
            <text:p>21.613047333</text:p>
          </table:table-cell>
          <table:table-cell office:value-type="string" calcext:value-type="string">
            <text:p>s23238-2647-02-12-14-17n</text:p>
          </table:table-cell>
          <table:table-cell office:value-type="float" office:value="626.769094545294" calcext:value-type="float">
            <text:p>626.7690945453</text:p>
          </table:table-cell>
        </table:table-row>
        <table:table-row table:style-name="ro1">
          <table:table-cell office:value-type="string" calcext:value-type="string">
            <text:p>s23363-2676-12-12-09-28n</text:p>
          </table:table-cell>
          <table:table-cell office:value-type="float" office:value="76.7965050527897" calcext:value-type="float">
            <text:p>76.7965050528</text:p>
          </table:table-cell>
          <table:table-cell office:value-type="string" calcext:value-type="string">
            <text:p>s23363-2676-12-12-09-28n</text:p>
          </table:table-cell>
          <table:table-cell office:value-type="float" office:value="788.953585465693" calcext:value-type="float">
            <text:p>788.9535854657</text:p>
          </table:table-cell>
        </table:table-row>
        <table:table-row table:style-name="ro1">
          <table:table-cell office:value-type="string" calcext:value-type="string">
            <text:p>s23363-2676-12-12-11-07n</text:p>
          </table:table-cell>
          <table:table-cell office:value-type="float" office:value="723.458198136689" calcext:value-type="float">
            <text:p>723.4581981367</text:p>
          </table:table-cell>
          <table:table-cell office:value-type="string" calcext:value-type="string">
            <text:p>s23363-2676-12-12-11-07n</text:p>
          </table:table-cell>
          <table:table-cell office:value-type="float" office:value="6.52554877849513" calcext:value-type="float">
            <text:p>6.5255487785</text:p>
          </table:table-cell>
        </table:table-row>
        <table:table-row table:style-name="ro1">
          <table:table-cell office:value-type="string" calcext:value-type="string">
            <text:p>s23363-2676-12-13-14-23n</text:p>
          </table:table-cell>
          <table:table-cell office:value-type="float" office:value="42.0694409172513" calcext:value-type="float">
            <text:p>42.0694409173</text:p>
          </table:table-cell>
          <table:table-cell office:value-type="string" calcext:value-type="string">
            <text:p>s23363-2676-12-13-14-23n</text:p>
          </table:table-cell>
          <table:table-cell office:value-type="float" office:value="530.418831319487" calcext:value-type="float">
            <text:p>530.4188313195</text:p>
          </table:table-cell>
        </table:table-row>
        <table:table-row table:style-name="ro1">
          <table:table-cell office:value-type="string" calcext:value-type="string">
            <text:p>s23876-3332-03-10-18-34n</text:p>
          </table:table-cell>
          <table:table-cell office:value-type="float" office:value="4.06055977169775" calcext:value-type="float">
            <text:p>4.0605597717</text:p>
          </table:table-cell>
          <table:table-cell office:value-type="string" calcext:value-type="string">
            <text:p>s23876-3332-03-10-18-34n</text:p>
          </table:table-cell>
          <table:table-cell office:value-type="float" office:value="854.263915840256" calcext:value-type="float">
            <text:p>854.2639158403</text:p>
          </table:table-cell>
        </table:table-row>
        <table:table-row table:style-name="ro1">
          <table:table-cell office:value-type="string" calcext:value-type="string">
            <text:p>s24942-3310-10-07-12-40n</text:p>
          </table:table-cell>
          <table:table-cell office:value-type="float" office:value="989.674059250127" calcext:value-type="float">
            <text:p>989.6740592501</text:p>
          </table:table-cell>
          <table:table-cell office:value-type="string" calcext:value-type="string">
            <text:p>s24942-3310-10-07-12-40n</text:p>
          </table:table-cell>
          <table:table-cell office:value-type="float" office:value="23.546331814601" calcext:value-type="float">
            <text:p>23.5463318146</text:p>
          </table:table-cell>
        </table:table-row>
        <table:table-row table:style-name="ro1">
          <table:table-cell office:value-type="string" calcext:value-type="string">
            <text:p>s25284-3485-11-04-08-25n</text:p>
          </table:table-cell>
          <table:table-cell office:value-type="float" office:value="45.118517105734" calcext:value-type="float">
            <text:p>45.1185171057</text:p>
          </table:table-cell>
          <table:table-cell office:value-type="string" calcext:value-type="string">
            <text:p>s25284-3485-11-04-08-25n</text:p>
          </table:table-cell>
          <table:table-cell office:value-type="float" office:value="542.688017969835" calcext:value-type="float">
            <text:p>542.6880179698</text:p>
          </table:table-cell>
        </table:table-row>
        <table:table-row table:style-name="ro1">
          <table:table-cell office:value-type="string" calcext:value-type="string">
            <text:p>s25284-3485-11-09-15-38n</text:p>
          </table:table-cell>
          <table:table-cell office:value-type="float" office:value="465.917267487066" calcext:value-type="float">
            <text:p>465.9172674871</text:p>
          </table:table-cell>
          <table:table-cell office:value-type="string" calcext:value-type="string">
            <text:p>s25284-3485-11-09-15-38n</text:p>
          </table:table-cell>
          <table:table-cell office:value-type="float" office:value="2553.933452438" calcext:value-type="float">
            <text:p>2553.933452438</text:p>
          </table:table-cell>
        </table:table-row>
        <table:table-row table:style-name="ro1">
          <table:table-cell office:value-type="string" calcext:value-type="string">
            <text:p>s25332-3101-01-28-11-39n</text:p>
          </table:table-cell>
          <table:table-cell office:value-type="float" office:value="118.560411848711" calcext:value-type="float">
            <text:p>118.5604118487</text:p>
          </table:table-cell>
          <table:table-cell office:value-type="string" calcext:value-type="string">
            <text:p>s25332-3101-01-28-11-39n</text:p>
          </table:table-cell>
          <table:table-cell office:value-type="float" office:value="1836.21011161428" calcext:value-type="float">
            <text:p>1836.2101116143</text:p>
          </table:table-cell>
        </table:table-row>
        <table:table-row table:style-name="ro1">
          <table:table-cell office:value-type="string" calcext:value-type="string">
            <text:p>s25724-3312-10-08-08-17n</text:p>
          </table:table-cell>
          <table:table-cell office:value-type="float" office:value="351.918541405083" calcext:value-type="float">
            <text:p>351.9185414051</text:p>
          </table:table-cell>
          <table:table-cell office:value-type="string" calcext:value-type="string">
            <text:p>s25724-3312-10-08-08-17n</text:p>
          </table:table-cell>
          <table:table-cell office:value-type="float" office:value="138.909672531937" calcext:value-type="float">
            <text:p>138.9096725319</text:p>
          </table:table-cell>
        </table:table-row>
        <table:table-row table:style-name="ro1">
          <table:table-cell office:value-type="string" calcext:value-type="string">
            <text:p>s26709-3112-07-24-15-04n</text:p>
          </table:table-cell>
          <table:table-cell office:value-type="float" office:value="6.30024155710914" calcext:value-type="float">
            <text:p>6.3002415571</text:p>
          </table:table-cell>
          <table:table-cell office:value-type="string" calcext:value-type="string">
            <text:p>s26709-3112-07-24-15-04n</text:p>
          </table:table-cell>
          <table:table-cell office:value-type="float" office:value="745.196763052442" calcext:value-type="float">
            <text:p>745.1967630524</text:p>
          </table:table-cell>
        </table:table-row>
        <table:table-row table:style-name="ro1">
          <table:table-cell office:value-type="string" calcext:value-type="string">
            <text:p>s26868-2926-03-22-14-16n</text:p>
          </table:table-cell>
          <table:table-cell office:value-type="float" office:value="88.8535313069102" calcext:value-type="float">
            <text:p>88.8535313069</text:p>
          </table:table-cell>
          <table:table-cell office:value-type="string" calcext:value-type="string">
            <text:p>s26868-2926-03-22-14-16n</text:p>
          </table:table-cell>
          <table:table-cell office:value-type="float" office:value="536.218652234389" calcext:value-type="float">
            <text:p>536.2186522344</text:p>
          </table:table-cell>
        </table:table-row>
        <table:table-row table:style-name="ro1">
          <table:table-cell office:value-type="string" calcext:value-type="string">
            <text:p>s26897-2816-04-04-16-54n</text:p>
          </table:table-cell>
          <table:table-cell office:value-type="float" office:value="884.742972529356" calcext:value-type="float">
            <text:p>884.7429725294</text:p>
          </table:table-cell>
          <table:table-cell office:value-type="string" calcext:value-type="string">
            <text:p>s26897-2816-04-04-16-54n</text:p>
          </table:table-cell>
          <table:table-cell office:value-type="float" office:value="3532.59968486084" calcext:value-type="float">
            <text:p>3532.5996848608</text:p>
          </table:table-cell>
        </table:table-row>
        <table:table-row table:style-name="ro1">
          <table:table-cell office:value-type="string" calcext:value-type="string">
            <text:p>s27192-3078-05-03-16-47n</text:p>
          </table:table-cell>
          <table:table-cell office:value-type="float" office:value="379.215408788216" calcext:value-type="float">
            <text:p>379.2154087882</text:p>
          </table:table-cell>
          <table:table-cell office:value-type="string" calcext:value-type="string">
            <text:p>s27192-3078-05-03-16-47n</text:p>
          </table:table-cell>
          <table:table-cell office:value-type="float" office:value="2204.79677653201" calcext:value-type="float">
            <text:p>2204.796776532</text:p>
          </table:table-cell>
        </table:table-row>
        <table:table-row table:style-name="ro1">
          <table:table-cell office:value-type="string" calcext:value-type="string">
            <text:p>s27193-3271-03-13-16-48n</text:p>
          </table:table-cell>
          <table:table-cell office:value-type="float" office:value="49.0846974833127" calcext:value-type="float">
            <text:p>49.0846974833</text:p>
          </table:table-cell>
          <table:table-cell office:value-type="string" calcext:value-type="string">
            <text:p>s27193-3271-03-13-16-48n</text:p>
          </table:table-cell>
          <table:table-cell office:value-type="float" office:value="1221.91208415069" calcext:value-type="float">
            <text:p>1221.9120841507</text:p>
          </table:table-cell>
        </table:table-row>
        <table:table-row table:style-name="ro1">
          <table:table-cell office:value-type="string" calcext:value-type="string">
            <text:p>s27193-3271-03-15-10-39n</text:p>
          </table:table-cell>
          <table:table-cell office:value-type="float" office:value="26.6976514305734" calcext:value-type="float">
            <text:p>26.6976514306</text:p>
          </table:table-cell>
          <table:table-cell office:value-type="string" calcext:value-type="string">
            <text:p>s27193-3271-03-15-10-39n</text:p>
          </table:table-cell>
          <table:table-cell office:value-type="float" office:value="482.246931646197" calcext:value-type="float">
            <text:p>482.2469316462</text:p>
          </table:table-cell>
        </table:table-row>
        <table:table-row table:style-name="ro1">
          <table:table-cell office:value-type="string" calcext:value-type="string">
            <text:p>s27193-3271-03-15-13-26n</text:p>
          </table:table-cell>
          <table:table-cell office:value-type="float" office:value="25.5590473292283" calcext:value-type="float">
            <text:p>25.5590473292</text:p>
          </table:table-cell>
          <table:table-cell office:value-type="string" calcext:value-type="string">
            <text:p>s27193-3271-03-15-13-26n</text:p>
          </table:table-cell>
          <table:table-cell office:value-type="float" office:value="522.780008149214" calcext:value-type="float">
            <text:p>522.7800081492</text:p>
          </table:table-cell>
        </table:table-row>
        <table:table-row table:style-name="ro1">
          <table:table-cell office:value-type="string" calcext:value-type="string">
            <text:p>s27194-2860-03-24-14-18n</text:p>
          </table:table-cell>
          <table:table-cell office:value-type="float" office:value="173.486842501107" calcext:value-type="float">
            <text:p>173.4868425011</text:p>
          </table:table-cell>
          <table:table-cell office:value-type="string" calcext:value-type="string">
            <text:p>s27194-2860-03-24-14-18n</text:p>
          </table:table-cell>
          <table:table-cell office:value-type="float" office:value="1655.97144634339" calcext:value-type="float">
            <text:p>1655.9714463434</text:p>
          </table:table-cell>
        </table:table-row>
        <table:table-row table:style-name="ro1">
          <table:table-cell office:value-type="string" calcext:value-type="string">
            <text:p>s27232-2863-10-14-17-52n</text:p>
          </table:table-cell>
          <table:table-cell office:value-type="float" office:value="43.5654103478858" calcext:value-type="float">
            <text:p>43.5654103479</text:p>
          </table:table-cell>
          <table:table-cell office:value-type="string" calcext:value-type="string">
            <text:p>s27232-2863-10-14-17-52n</text:p>
          </table:table-cell>
          <table:table-cell office:value-type="float" office:value="507.385442913708" calcext:value-type="float">
            <text:p>507.3854429137</text:p>
          </table:table-cell>
        </table:table-row>
        <table:table-row table:style-name="ro1">
          <table:table-cell office:value-type="string" calcext:value-type="string">
            <text:p>s27241-3219-10-10-18-40n</text:p>
          </table:table-cell>
          <table:table-cell office:value-type="float" office:value="64.6314296381382" calcext:value-type="float">
            <text:p>64.6314296381</text:p>
          </table:table-cell>
          <table:table-cell office:value-type="string" calcext:value-type="string">
            <text:p>s27241-3219-10-10-18-40n</text:p>
          </table:table-cell>
          <table:table-cell office:value-type="float" office:value="1748.9788701538" calcext:value-type="float">
            <text:p>1748.9788701538</text:p>
          </table:table-cell>
        </table:table-row>
        <table:table-row table:style-name="ro1">
          <table:table-cell office:value-type="string" calcext:value-type="string">
            <text:p>s27337-2978-01-30-20-59n</text:p>
          </table:table-cell>
          <table:table-cell office:value-type="float" office:value="318.357493248065" calcext:value-type="float">
            <text:p>318.3574932481</text:p>
          </table:table-cell>
          <table:table-cell office:value-type="string" calcext:value-type="string">
            <text:p>s27337-2978-01-30-20-59n</text:p>
          </table:table-cell>
          <table:table-cell office:value-type="float" office:value="2125.56177867911" calcext:value-type="float">
            <text:p>2125.5617786791</text:p>
          </table:table-cell>
        </table:table-row>
        <table:table-row table:style-name="ro1">
          <table:table-cell office:value-type="string" calcext:value-type="string">
            <text:p>s27374-2855-03-10-13-00n</text:p>
          </table:table-cell>
          <table:table-cell office:value-type="float" office:value="160.201298139165" calcext:value-type="float">
            <text:p>160.2012981392</text:p>
          </table:table-cell>
          <table:table-cell office:value-type="string" calcext:value-type="string">
            <text:p>s27374-2855-03-10-13-00n</text:p>
          </table:table-cell>
          <table:table-cell office:value-type="float" office:value="1635.97668680567" calcext:value-type="float">
            <text:p>1635.9766868057</text:p>
          </table:table-cell>
        </table:table-row>
        <table:table-row table:style-name="ro1">
          <table:table-cell office:value-type="string" calcext:value-type="string">
            <text:p>s27425-2746-04-03-14-18n</text:p>
          </table:table-cell>
          <table:table-cell office:value-type="float" office:value="1723.57711267158" calcext:value-type="float">
            <text:p>1723.5771126716</text:p>
          </table:table-cell>
          <table:table-cell office:value-type="string" calcext:value-type="string">
            <text:p>s27425-2746-04-03-14-18n</text:p>
          </table:table-cell>
          <table:table-cell office:value-type="float" office:value="451.549614901872" calcext:value-type="float">
            <text:p>451.5496149019</text:p>
          </table:table-cell>
        </table:table-row>
        <table:table-row table:style-name="ro1">
          <table:table-cell office:value-type="string" calcext:value-type="string">
            <text:p>s27434-3057-04-08-15-12n</text:p>
          </table:table-cell>
          <table:table-cell office:value-type="float" office:value="8.54510886863379" calcext:value-type="float">
            <text:p>8.5451088686</text:p>
          </table:table-cell>
          <table:table-cell office:value-type="string" calcext:value-type="string">
            <text:p>s27434-3057-04-08-15-12n</text:p>
          </table:table-cell>
          <table:table-cell office:value-type="float" office:value="628.527315568584" calcext:value-type="float">
            <text:p>628.5273155686</text:p>
          </table:table-cell>
        </table:table-row>
        <table:table-row table:style-name="ro1">
          <table:table-cell office:value-type="string" calcext:value-type="string">
            <text:p>s27436-3039-02-28-20-21n</text:p>
          </table:table-cell>
          <table:table-cell office:value-type="float" office:value="156.868859363058" calcext:value-type="float">
            <text:p>156.8688593631</text:p>
          </table:table-cell>
          <table:table-cell office:value-type="string" calcext:value-type="string">
            <text:p>s27436-3039-02-28-20-21n</text:p>
          </table:table-cell>
          <table:table-cell office:value-type="float" office:value="1584.30508626113" calcext:value-type="float">
            <text:p>1584.3050862611</text:p>
          </table:table-cell>
        </table:table-row>
        <table:table-row table:style-name="ro1">
          <table:table-cell office:value-type="string" calcext:value-type="string">
            <text:p>s27446-10172-11-17-18-39n</text:p>
          </table:table-cell>
          <table:table-cell office:value-type="float" office:value="176.406031917217" calcext:value-type="float">
            <text:p>176.4060319172</text:p>
          </table:table-cell>
          <table:table-cell office:value-type="string" calcext:value-type="string">
            <text:p>s27446-10172-11-17-18-39n</text:p>
          </table:table-cell>
          <table:table-cell office:value-type="float" office:value="1564.59878203526" calcext:value-type="float">
            <text:p>1564.5987820353</text:p>
          </table:table-cell>
        </table:table-row>
        <table:table-row table:style-name="ro1">
          <table:table-cell office:value-type="string" calcext:value-type="string">
            <text:p>s27446-3452-04-25-18-04n</text:p>
          </table:table-cell>
          <table:table-cell office:value-type="float" office:value="1796.04912771543" calcext:value-type="float">
            <text:p>1796.0491277154</text:p>
          </table:table-cell>
          <table:table-cell office:value-type="string" calcext:value-type="string">
            <text:p>s27446-3452-04-25-18-04n</text:p>
          </table:table-cell>
          <table:table-cell office:value-type="float" office:value="5034.26768609472" calcext:value-type="float">
            <text:p>5034.2676860947</text:p>
          </table:table-cell>
        </table:table-row>
        <table:table-row table:style-name="ro1">
          <table:table-cell office:value-type="string" calcext:value-type="string">
            <text:p>s27542-3428-12-05-17-28n</text:p>
          </table:table-cell>
          <table:table-cell office:value-type="float" office:value="614.762424923104" calcext:value-type="float">
            <text:p>614.7624249231</text:p>
          </table:table-cell>
          <table:table-cell office:value-type="string" calcext:value-type="string">
            <text:p>s27542-3428-12-05-17-28n</text:p>
          </table:table-cell>
          <table:table-cell office:value-type="float" office:value="75.5781946438894" calcext:value-type="float">
            <text:p>75.5781946439</text:p>
          </table:table-cell>
        </table:table-row>
        <table:table-row table:style-name="ro1">
          <table:table-cell office:value-type="string" calcext:value-type="string">
            <text:p>s27551-2551-06-05-15-10n</text:p>
          </table:table-cell>
          <table:table-cell office:value-type="float" office:value="332.331180580732" calcext:value-type="float">
            <text:p>332.3311805807</text:p>
          </table:table-cell>
          <table:table-cell office:value-type="string" calcext:value-type="string">
            <text:p>s27551-2551-06-05-15-10n</text:p>
          </table:table-cell>
          <table:table-cell office:value-type="float" office:value="146.872771528717" calcext:value-type="float">
            <text:p>146.8727715287</text:p>
          </table:table-cell>
        </table:table-row>
        <table:table-row table:style-name="ro1">
          <table:table-cell office:value-type="string" calcext:value-type="string">
            <text:p>s27551-2551-06-08-22-03n</text:p>
          </table:table-cell>
          <table:table-cell office:value-type="float" office:value="805.149832309415" calcext:value-type="float">
            <text:p>805.1498323094</text:p>
          </table:table-cell>
          <table:table-cell office:value-type="string" calcext:value-type="string">
            <text:p>s27551-2551-06-08-22-03n</text:p>
          </table:table-cell>
          <table:table-cell office:value-type="float" office:value="30.2732337518054" calcext:value-type="float">
            <text:p>30.2732337518</text:p>
          </table:table-cell>
        </table:table-row>
        <table:table-row table:style-name="ro1">
          <table:table-cell office:value-type="string" calcext:value-type="string">
            <text:p>s27585-2988-07-31-12-42n</text:p>
          </table:table-cell>
          <table:table-cell office:value-type="float" office:value="1233.99061685773" calcext:value-type="float">
            <text:p>1233.9906168577</text:p>
          </table:table-cell>
          <table:table-cell office:value-type="string" calcext:value-type="string">
            <text:p>s27585-2988-07-31-12-42n</text:p>
          </table:table-cell>
          <table:table-cell office:value-type="float" office:value="4166.80233093548" calcext:value-type="float">
            <text:p>4166.8023309355</text:p>
          </table:table-cell>
        </table:table-row>
        <table:table-row table:style-name="ro1">
          <table:table-cell office:value-type="string" calcext:value-type="string">
            <text:p>s27585-2988-08-06-17-42n</text:p>
          </table:table-cell>
          <table:table-cell office:value-type="float" office:value="972.31280441503" calcext:value-type="float">
            <text:p>972.312804415</text:p>
          </table:table-cell>
          <table:table-cell office:value-type="string" calcext:value-type="string">
            <text:p>s27585-2988-08-06-17-42n</text:p>
          </table:table-cell>
          <table:table-cell office:value-type="float" office:value="101.488245651104" calcext:value-type="float">
            <text:p>101.4882456511</text:p>
          </table:table-cell>
        </table:table-row>
        <table:table-row table:style-name="ro1">
          <table:table-cell office:value-type="string" calcext:value-type="string">
            <text:p>s27648-2573-06-11-11-47n</text:p>
          </table:table-cell>
          <table:table-cell office:value-type="float" office:value="38.9628293610143" calcext:value-type="float">
            <text:p>38.962829361</text:p>
          </table:table-cell>
          <table:table-cell office:value-type="string" calcext:value-type="string">
            <text:p>s27648-2573-06-11-11-47n</text:p>
          </table:table-cell>
          <table:table-cell office:value-type="float" office:value="1627.63126935493" calcext:value-type="float">
            <text:p>1627.6312693549</text:p>
          </table:table-cell>
        </table:table-row>
        <table:table-row table:style-name="ro1">
          <table:table-cell office:value-type="string" calcext:value-type="string">
            <text:p>s27687-3480-09-24-18-22n</text:p>
          </table:table-cell>
          <table:table-cell office:value-type="float" office:value="1090.63800623749" calcext:value-type="float">
            <text:p>1090.6380062375</text:p>
          </table:table-cell>
          <table:table-cell office:value-type="string" calcext:value-type="string">
            <text:p>s27687-3480-09-24-18-22n</text:p>
          </table:table-cell>
          <table:table-cell office:value-type="float" office:value="35.6032858845775" calcext:value-type="float">
            <text:p>35.6032858846</text:p>
          </table:table-cell>
        </table:table-row>
        <table:table-row table:style-name="ro1">
          <table:table-cell office:value-type="string" calcext:value-type="string">
            <text:p>s27845-3347-01-04-22-12n</text:p>
          </table:table-cell>
          <table:table-cell office:value-type="float" office:value="185.014428932318" calcext:value-type="float">
            <text:p>185.0144289323</text:p>
          </table:table-cell>
          <table:table-cell office:value-type="string" calcext:value-type="string">
            <text:p>s27845-3347-01-04-22-12n</text:p>
          </table:table-cell>
          <table:table-cell office:value-type="float" office:value="1750.08835638194" calcext:value-type="float">
            <text:p>1750.0883563819</text:p>
          </table:table-cell>
        </table:table-row>
        <table:table-row table:style-name="ro1">
          <table:table-cell office:value-type="string" calcext:value-type="string">
            <text:p>s27887-3442-02-21-13-18n</text:p>
          </table:table-cell>
          <table:table-cell office:value-type="float" office:value="9.53167238168681" calcext:value-type="float">
            <text:p>9.5316723817</text:p>
          </table:table-cell>
          <table:table-cell office:value-type="string" calcext:value-type="string">
            <text:p>s27887-3442-02-21-13-18n</text:p>
          </table:table-cell>
          <table:table-cell office:value-type="float" office:value="586.255238381962" calcext:value-type="float">
            <text:p>586.255238382</text:p>
          </table:table-cell>
        </table:table-row>
        <table:table-row table:style-name="ro1">
          <table:table-cell office:value-type="string" calcext:value-type="string">
            <text:p>s28044-2706-12-20-00-19n</text:p>
          </table:table-cell>
          <table:table-cell office:value-type="float" office:value="25.5616942386942" calcext:value-type="float">
            <text:p>25.5616942387</text:p>
          </table:table-cell>
          <table:table-cell office:value-type="string" calcext:value-type="string">
            <text:p>s28044-2706-12-20-00-19n</text:p>
          </table:table-cell>
          <table:table-cell office:value-type="float" office:value="846.950396497514" calcext:value-type="float">
            <text:p>846.9503964975</text:p>
          </table:table-cell>
        </table:table-row>
        <table:table-row table:style-name="ro1">
          <table:table-cell office:value-type="string" calcext:value-type="string">
            <text:p>s28048-3442-03-02-14-30n</text:p>
          </table:table-cell>
          <table:table-cell office:value-type="float" office:value="66.2998995907442" calcext:value-type="float">
            <text:p>66.2998995907</text:p>
          </table:table-cell>
          <table:table-cell office:value-type="string" calcext:value-type="string">
            <text:p>s28048-3442-03-02-14-30n</text:p>
          </table:table-cell>
          <table:table-cell office:value-type="float" office:value="332.92518541997" calcext:value-type="float">
            <text:p>332.92518542</text:p>
          </table:table-cell>
        </table:table-row>
        <table:table-row table:style-name="ro1">
          <table:table-cell office:value-type="string" calcext:value-type="string">
            <text:p>s28075-3395-05-18-16-21n</text:p>
          </table:table-cell>
          <table:table-cell office:value-type="float" office:value="1.32334667432762" calcext:value-type="float">
            <text:p>1.3233466743</text:p>
          </table:table-cell>
          <table:table-cell office:value-type="string" calcext:value-type="string">
            <text:p>s28075-3395-05-18-16-21n</text:p>
          </table:table-cell>
          <table:table-cell office:value-type="float" office:value="758.295144032372" calcext:value-type="float">
            <text:p>758.2951440324</text:p>
          </table:table-cell>
        </table:table-row>
        <table:table-row table:style-name="ro1">
          <table:table-cell office:value-type="string" calcext:value-type="string">
            <text:p>s28075-3395-05-19-11-41n</text:p>
          </table:table-cell>
          <table:table-cell office:value-type="float" office:value="1.06875679491261" calcext:value-type="float">
            <text:p>1.0687567949</text:p>
          </table:table-cell>
          <table:table-cell office:value-type="string" calcext:value-type="string">
            <text:p>s28075-3395-05-19-11-41n</text:p>
          </table:table-cell>
          <table:table-cell office:value-type="float" office:value="714.980372294765" calcext:value-type="float">
            <text:p>714.9803722948</text:p>
          </table:table-cell>
        </table:table-row>
        <table:table-row table:style-name="ro1">
          <table:table-cell office:value-type="string" calcext:value-type="string">
            <text:p>s28077-2900-04-27-13-49n</text:p>
          </table:table-cell>
          <table:table-cell office:value-type="float" office:value="324.046529987984" calcext:value-type="float">
            <text:p>324.046529988</text:p>
          </table:table-cell>
          <table:table-cell office:value-type="string" calcext:value-type="string">
            <text:p>s28077-2900-04-27-13-49n</text:p>
          </table:table-cell>
          <table:table-cell office:value-type="float" office:value="103.413504231561" calcext:value-type="float">
            <text:p>103.4135042316</text:p>
          </table:table-cell>
        </table:table-row>
        <table:table-row table:style-name="ro1">
          <table:table-cell office:value-type="string" calcext:value-type="string">
            <text:p>s28079-2666-02-28-22-19n</text:p>
          </table:table-cell>
          <table:table-cell office:value-type="float" office:value="541.185604526796" calcext:value-type="float">
            <text:p>541.1856045268</text:p>
          </table:table-cell>
          <table:table-cell office:value-type="string" calcext:value-type="string">
            <text:p>s28079-2666-02-28-22-19n</text:p>
          </table:table-cell>
          <table:table-cell office:value-type="float" office:value="18.1872751358968" calcext:value-type="float">
            <text:p>18.1872751359</text:p>
          </table:table-cell>
        </table:table-row>
        <table:table-row table:style-name="ro1">
          <table:table-cell office:value-type="string" calcext:value-type="string">
            <text:p>s28187-2661-05-06-14-12n</text:p>
          </table:table-cell>
          <table:table-cell office:value-type="float" office:value="40.617009702046" calcext:value-type="float">
            <text:p>40.617009702</text:p>
          </table:table-cell>
          <table:table-cell office:value-type="string" calcext:value-type="string">
            <text:p>s28187-2661-05-06-14-12n</text:p>
          </table:table-cell>
          <table:table-cell office:value-type="float" office:value="1146.95717939444" calcext:value-type="float">
            <text:p>1146.9571793944</text:p>
          </table:table-cell>
        </table:table-row>
        <table:table-row table:style-name="ro1">
          <table:table-cell office:value-type="string" calcext:value-type="string">
            <text:p>s28189-2716-05-23-13-16n</text:p>
          </table:table-cell>
          <table:table-cell office:value-type="float" office:value="2003.69662889107" calcext:value-type="float">
            <text:p>2003.6966288911</text:p>
          </table:table-cell>
          <table:table-cell office:value-type="string" calcext:value-type="string">
            <text:p>s28189-2716-05-23-13-16n</text:p>
          </table:table-cell>
          <table:table-cell office:value-type="float" office:value="4907.11033623632" calcext:value-type="float">
            <text:p>4907.1103362363</text:p>
          </table:table-cell>
        </table:table-row>
        <table:table-row table:style-name="ro1">
          <table:table-cell office:value-type="string" calcext:value-type="string">
            <text:p>s28354-3023-09-30-15-32n</text:p>
          </table:table-cell>
          <table:table-cell office:value-type="float" office:value="287.473968860055" calcext:value-type="float">
            <text:p>287.4739688601</text:p>
          </table:table-cell>
          <table:table-cell office:value-type="string" calcext:value-type="string">
            <text:p>s28354-3023-09-30-15-32n</text:p>
          </table:table-cell>
          <table:table-cell office:value-type="float" office:value="1728.20073666648" calcext:value-type="float">
            <text:p>1728.2007366665</text:p>
          </table:table-cell>
        </table:table-row>
        <table:table-row table:style-name="ro1">
          <table:table-cell office:value-type="string" calcext:value-type="string">
            <text:p>s28354-3023-09-30-19-38n</text:p>
          </table:table-cell>
          <table:table-cell office:value-type="float" office:value="120.870622993815" calcext:value-type="float">
            <text:p>120.8706229938</text:p>
          </table:table-cell>
          <table:table-cell office:value-type="string" calcext:value-type="string">
            <text:p>s28354-3023-09-30-19-38n</text:p>
          </table:table-cell>
          <table:table-cell office:value-type="float" office:value="1479.94626565634" calcext:value-type="float">
            <text:p>1479.9462656563</text:p>
          </table:table-cell>
        </table:table-row>
        <table:table-row table:style-name="ro1">
          <table:table-cell office:value-type="string" calcext:value-type="string">
            <text:p>s28364-2717-10-02-04-39n</text:p>
          </table:table-cell>
          <table:table-cell office:value-type="float" office:value="109.516102711584" calcext:value-type="float">
            <text:p>109.5161027116</text:p>
          </table:table-cell>
          <table:table-cell office:value-type="string" calcext:value-type="string">
            <text:p>s28364-2717-10-02-04-39n</text:p>
          </table:table-cell>
          <table:table-cell office:value-type="float" office:value="673.676420753038" calcext:value-type="float">
            <text:p>673.676420753</text:p>
          </table:table-cell>
        </table:table-row>
        <table:table-row table:style-name="ro1">
          <table:table-cell office:value-type="string" calcext:value-type="string">
            <text:p>s28499-3345-05-04-12-46n</text:p>
          </table:table-cell>
          <table:table-cell office:value-type="float" office:value="207.159796857606" calcext:value-type="float">
            <text:p>207.1597968576</text:p>
          </table:table-cell>
          <table:table-cell office:value-type="string" calcext:value-type="string">
            <text:p>s28499-3345-05-04-12-46n</text:p>
          </table:table-cell>
          <table:table-cell office:value-type="float" office:value="1910.85577507145" calcext:value-type="float">
            <text:p>1910.8557750715</text:p>
          </table:table-cell>
        </table:table-row>
        <table:table-row table:style-name="ro1">
          <table:table-cell office:value-type="string" calcext:value-type="string">
            <text:p>s28507-2894-04-19-17-09n</text:p>
          </table:table-cell>
          <table:table-cell office:value-type="float" office:value="2.34414331796392" calcext:value-type="float">
            <text:p>2.344143318</text:p>
          </table:table-cell>
          <table:table-cell office:value-type="string" calcext:value-type="string">
            <text:p>s28507-2894-04-19-17-09n</text:p>
          </table:table-cell>
          <table:table-cell office:value-type="float" office:value="761.305769758853" calcext:value-type="float">
            <text:p>761.3057697589</text:p>
          </table:table-cell>
        </table:table-row>
        <table:table-row table:style-name="ro1">
          <table:table-cell office:value-type="string" calcext:value-type="string">
            <text:p>s28510-3113-03-03-13-15n</text:p>
          </table:table-cell>
          <table:table-cell office:value-type="float" office:value="18.1486324813297" calcext:value-type="float">
            <text:p>18.1486324813</text:p>
          </table:table-cell>
          <table:table-cell office:value-type="string" calcext:value-type="string">
            <text:p>s28510-3113-03-03-13-15n</text:p>
          </table:table-cell>
          <table:table-cell office:value-type="float" office:value="802.648375201802" calcext:value-type="float">
            <text:p>802.6483752018</text:p>
          </table:table-cell>
        </table:table-row>
        <table:table-row table:style-name="ro1">
          <table:table-cell office:value-type="string" calcext:value-type="string">
            <text:p>s28611-3018-03-06-18-24n</text:p>
          </table:table-cell>
          <table:table-cell office:value-type="float" office:value="138.568432365235" calcext:value-type="float">
            <text:p>138.5684323652</text:p>
          </table:table-cell>
          <table:table-cell office:value-type="string" calcext:value-type="string">
            <text:p>s28611-3018-03-06-18-24n</text:p>
          </table:table-cell>
          <table:table-cell office:value-type="float" office:value="264.277297222604" calcext:value-type="float">
            <text:p>264.2772972226</text:p>
          </table:table-cell>
        </table:table-row>
        <table:table-row table:style-name="ro1">
          <table:table-cell office:value-type="string" calcext:value-type="string">
            <text:p>s28698-3091-07-19-18-22n</text:p>
          </table:table-cell>
          <table:table-cell office:value-type="float" office:value="284.986044117745" calcext:value-type="float">
            <text:p>284.9860441177</text:p>
          </table:table-cell>
          <table:table-cell office:value-type="string" calcext:value-type="string">
            <text:p>s28698-3091-07-19-18-22n</text:p>
          </table:table-cell>
          <table:table-cell office:value-type="float" office:value="186.350316543182" calcext:value-type="float">
            <text:p>186.3503165432</text:p>
          </table:table-cell>
        </table:table-row>
        <table:table-row table:style-name="ro1">
          <table:table-cell office:value-type="string" calcext:value-type="string">
            <text:p>s28758-2718-12-27-17-28n</text:p>
          </table:table-cell>
          <table:table-cell office:value-type="float" office:value="371.91656882726" calcext:value-type="float">
            <text:p>371.9165688273</text:p>
          </table:table-cell>
          <table:table-cell office:value-type="string" calcext:value-type="string">
            <text:p>s28758-2718-12-27-17-28n</text:p>
          </table:table-cell>
          <table:table-cell office:value-type="float" office:value="160.413129315879" calcext:value-type="float">
            <text:p>160.4131293159</text:p>
          </table:table-cell>
        </table:table-row>
        <table:table-row table:style-name="ro1">
          <table:table-cell office:value-type="string" calcext:value-type="string">
            <text:p>s28762-2714-02-24-15-13n</text:p>
          </table:table-cell>
          <table:table-cell office:value-type="float" office:value="225.888154033917" calcext:value-type="float">
            <text:p>225.8881540339</text:p>
          </table:table-cell>
          <table:table-cell office:value-type="string" calcext:value-type="string">
            <text:p>s28762-2714-02-24-15-13n</text:p>
          </table:table-cell>
          <table:table-cell office:value-type="float" office:value="1895.9568909697" calcext:value-type="float">
            <text:p>1895.9568909697</text:p>
          </table:table-cell>
        </table:table-row>
        <table:table-row table:style-name="ro1">
          <table:table-cell office:value-type="string" calcext:value-type="string">
            <text:p>s28774-2531-01-23-22-52n</text:p>
          </table:table-cell>
          <table:table-cell office:value-type="float" office:value="53.5109863130019" calcext:value-type="float">
            <text:p>53.510986313</text:p>
          </table:table-cell>
          <table:table-cell office:value-type="string" calcext:value-type="string">
            <text:p>s28774-2531-01-23-22-52n</text:p>
          </table:table-cell>
          <table:table-cell office:value-type="float" office:value="735.115615265081" calcext:value-type="float">
            <text:p>735.1156152651</text:p>
          </table:table-cell>
        </table:table-row>
        <table:table-row table:style-name="ro1">
          <table:table-cell office:value-type="string" calcext:value-type="string">
            <text:p>s28897-2743-03-20-21-26n</text:p>
          </table:table-cell>
          <table:table-cell office:value-type="float" office:value="118.067547435806" calcext:value-type="float">
            <text:p>118.0675474358</text:p>
          </table:table-cell>
          <table:table-cell office:value-type="string" calcext:value-type="string">
            <text:p>s28897-2743-03-20-21-26n</text:p>
          </table:table-cell>
          <table:table-cell office:value-type="float" office:value="289.015411129594" calcext:value-type="float">
            <text:p>289.0154111296</text:p>
          </table:table-cell>
        </table:table-row>
        <table:table-row table:style-name="ro1">
          <table:table-cell office:value-type="string" calcext:value-type="string">
            <text:p>s28901-3396-03-23-13-34n</text:p>
          </table:table-cell>
          <table:table-cell office:value-type="float" office:value="185.562174744965" calcext:value-type="float">
            <text:p>185.562174745</text:p>
          </table:table-cell>
          <table:table-cell office:value-type="string" calcext:value-type="string">
            <text:p>s28901-3396-03-23-13-34n</text:p>
          </table:table-cell>
          <table:table-cell office:value-type="float" office:value="1438.52972845589" calcext:value-type="float">
            <text:p>1438.5297284559</text:p>
          </table:table-cell>
        </table:table-row>
        <table:table-row table:style-name="ro1">
          <table:table-cell office:value-type="string" calcext:value-type="string">
            <text:p>s28905-3094-03-05-14-13n</text:p>
          </table:table-cell>
          <table:table-cell office:value-type="float" office:value="24.6524587190849" calcext:value-type="float">
            <text:p>24.6524587191</text:p>
          </table:table-cell>
          <table:table-cell office:value-type="string" calcext:value-type="string">
            <text:p>s28905-3094-03-05-14-13n</text:p>
          </table:table-cell>
          <table:table-cell office:value-type="float" office:value="552.248224882657" calcext:value-type="float">
            <text:p>552.2482248827</text:p>
          </table:table-cell>
        </table:table-row>
        <table:table-row table:style-name="ro1">
          <table:table-cell office:value-type="string" calcext:value-type="string">
            <text:p>s28905-3094-03-05-21-25n</text:p>
          </table:table-cell>
          <table:table-cell office:value-type="float" office:value="26.7631465261048" calcext:value-type="float">
            <text:p>26.7631465261</text:p>
          </table:table-cell>
          <table:table-cell office:value-type="string" calcext:value-type="string">
            <text:p>s28905-3094-03-05-21-25n</text:p>
          </table:table-cell>
          <table:table-cell office:value-type="float" office:value="477.921975774225" calcext:value-type="float">
            <text:p>477.9219757742</text:p>
          </table:table-cell>
        </table:table-row>
        <table:table-row table:style-name="ro1">
          <table:table-cell office:value-type="string" calcext:value-type="string">
            <text:p>s28910-3129-05-17-17-36n</text:p>
          </table:table-cell>
          <table:table-cell office:value-type="float" office:value="20.3946575469031" calcext:value-type="float">
            <text:p>20.3946575469</text:p>
          </table:table-cell>
          <table:table-cell office:value-type="string" calcext:value-type="string">
            <text:p>s28910-3129-05-17-17-36n</text:p>
          </table:table-cell>
          <table:table-cell office:value-type="float" office:value="1010.76232224588" calcext:value-type="float">
            <text:p>1010.7623222459</text:p>
          </table:table-cell>
        </table:table-row>
        <table:table-row table:style-name="ro1">
          <table:table-cell office:value-type="string" calcext:value-type="string">
            <text:p>s29120-2597-07-20-19-33n</text:p>
          </table:table-cell>
          <table:table-cell office:value-type="float" office:value="811.610758410062" calcext:value-type="float">
            <text:p>811.6107584101</text:p>
          </table:table-cell>
          <table:table-cell office:value-type="string" calcext:value-type="string">
            <text:p>s29120-2597-07-20-19-33n</text:p>
          </table:table-cell>
          <table:table-cell office:value-type="float" office:value="257.964098353214" calcext:value-type="float">
            <text:p>257.9640983532</text:p>
          </table:table-cell>
        </table:table-row>
        <table:table-row table:style-name="ro1">
          <table:table-cell office:value-type="string" calcext:value-type="string">
            <text:p>s29120-2597-07-21-13-54n</text:p>
          </table:table-cell>
          <table:table-cell office:value-type="float" office:value="226.199774012684" calcext:value-type="float">
            <text:p>226.1997740127</text:p>
          </table:table-cell>
          <table:table-cell office:value-type="string" calcext:value-type="string">
            <text:p>s29120-2597-07-21-13-54n</text:p>
          </table:table-cell>
          <table:table-cell office:value-type="float" office:value="261.312392619837" calcext:value-type="float">
            <text:p>261.3123926198</text:p>
          </table:table-cell>
        </table:table-row>
        <table:table-row table:style-name="ro1">
          <table:table-cell office:value-type="string" calcext:value-type="string">
            <text:p>s29127-3478-07-17-12-22n</text:p>
          </table:table-cell>
          <table:table-cell office:value-type="float" office:value="116.366867722306" calcext:value-type="float">
            <text:p>116.3668677223</text:p>
          </table:table-cell>
          <table:table-cell office:value-type="string" calcext:value-type="string">
            <text:p>s29127-3478-07-17-12-22n</text:p>
          </table:table-cell>
          <table:table-cell office:value-type="float" office:value="467.077472808051" calcext:value-type="float">
            <text:p>467.0774728081</text:p>
          </table:table-cell>
        </table:table-row>
        <table:table-row table:style-name="ro1">
          <table:table-cell office:value-type="string" calcext:value-type="string">
            <text:p>s29167-2518-07-06-18-43n</text:p>
          </table:table-cell>
          <table:table-cell office:value-type="float" office:value="286.791747912487" calcext:value-type="float">
            <text:p>286.7917479125</text:p>
          </table:table-cell>
          <table:table-cell office:value-type="string" calcext:value-type="string">
            <text:p>s29167-2518-07-06-18-43n</text:p>
          </table:table-cell>
          <table:table-cell office:value-type="float" office:value="138.442707164471" calcext:value-type="float">
            <text:p>138.4427071645</text:p>
          </table:table-cell>
        </table:table-row>
        <table:table-row table:style-name="ro1">
          <table:table-cell office:value-type="string" calcext:value-type="string">
            <text:p>s29199-2741-01-21-16-24n</text:p>
          </table:table-cell>
          <table:table-cell office:value-type="float" office:value="744.968727365262" calcext:value-type="float">
            <text:p>744.9687273653</text:p>
          </table:table-cell>
          <table:table-cell office:value-type="string" calcext:value-type="string">
            <text:p>s29199-2741-01-21-16-24n</text:p>
          </table:table-cell>
          <table:table-cell office:value-type="float" office:value="2469.04725010438" calcext:value-type="float">
            <text:p>2469.0472501044</text:p>
          </table:table-cell>
        </table:table-row>
        <table:table-row table:style-name="ro1">
          <table:table-cell office:value-type="string" calcext:value-type="string">
            <text:p>s29215-3164-10-17-14-31n</text:p>
          </table:table-cell>
          <table:table-cell office:value-type="float" office:value="327.235579181632" calcext:value-type="float">
            <text:p>327.2355791816</text:p>
          </table:table-cell>
          <table:table-cell office:value-type="string" calcext:value-type="string">
            <text:p>s29215-3164-10-17-14-31n</text:p>
          </table:table-cell>
          <table:table-cell office:value-type="float" office:value="1336.32432631716" calcext:value-type="float">
            <text:p>1336.3243263172</text:p>
          </table:table-cell>
        </table:table-row>
        <table:table-row table:style-name="ro1">
          <table:table-cell office:value-type="string" calcext:value-type="string">
            <text:p>s29466-2715-05-07-01-01n</text:p>
          </table:table-cell>
          <table:table-cell office:value-type="float" office:value="129.131012187953" calcext:value-type="float">
            <text:p>129.131012188</text:p>
          </table:table-cell>
          <table:table-cell office:value-type="string" calcext:value-type="string">
            <text:p>s29466-2715-05-07-01-01n</text:p>
          </table:table-cell>
          <table:table-cell office:value-type="float" office:value="303.989270452871" calcext:value-type="float">
            <text:p>303.9892704529</text:p>
          </table:table-cell>
        </table:table-row>
        <table:table-row table:style-name="ro1">
          <table:table-cell office:value-type="string" calcext:value-type="string">
            <text:p>s29527-2757-03-08-17-54n</text:p>
          </table:table-cell>
          <table:table-cell office:value-type="float" office:value="2033.47651596122" calcext:value-type="float">
            <text:p>2033.4765159612</text:p>
          </table:table-cell>
          <table:table-cell office:value-type="string" calcext:value-type="string">
            <text:p>s29527-2757-03-08-17-54n</text:p>
          </table:table-cell>
          <table:table-cell office:value-type="float" office:value="475.374302746236" calcext:value-type="float">
            <text:p>475.3743027462</text:p>
          </table:table-cell>
        </table:table-row>
        <table:table-row table:style-name="ro1">
          <table:table-cell office:value-type="string" calcext:value-type="string">
            <text:p>s29530-2996-03-10-12-07n</text:p>
          </table:table-cell>
          <table:table-cell office:value-type="float" office:value="22.1425895538346" calcext:value-type="float">
            <text:p>22.1425895538</text:p>
          </table:table-cell>
          <table:table-cell office:value-type="string" calcext:value-type="string">
            <text:p>s29530-2996-03-10-12-07n</text:p>
          </table:table-cell>
          <table:table-cell office:value-type="float" office:value="1115.44584643981" calcext:value-type="float">
            <text:p>1115.4458464398</text:p>
          </table:table-cell>
        </table:table-row>
        <table:table-row table:style-name="ro1">
          <table:table-cell office:value-type="string" calcext:value-type="string">
            <text:p>s29569-3484-05-05-17-47n</text:p>
          </table:table-cell>
          <table:table-cell office:value-type="float" office:value="345.219672621453" calcext:value-type="float">
            <text:p>345.2196726215</text:p>
          </table:table-cell>
          <table:table-cell office:value-type="string" calcext:value-type="string">
            <text:p>s29569-3484-05-05-17-47n</text:p>
          </table:table-cell>
          <table:table-cell office:value-type="float" office:value="65.2486337678247" calcext:value-type="float">
            <text:p>65.2486337678</text:p>
          </table:table-cell>
        </table:table-row>
        <table:table-row table:style-name="ro1">
          <table:table-cell office:value-type="string" calcext:value-type="string">
            <text:p>s29569-3484-05-07-14-41n</text:p>
          </table:table-cell>
          <table:table-cell office:value-type="float" office:value="64.1998836951049" calcext:value-type="float">
            <text:p>64.1998836951</text:p>
          </table:table-cell>
          <table:table-cell office:value-type="string" calcext:value-type="string">
            <text:p>s29569-3484-05-07-14-41n</text:p>
          </table:table-cell>
          <table:table-cell office:value-type="float" office:value="385.883721087336" calcext:value-type="float">
            <text:p>385.8837210873</text:p>
          </table:table-cell>
        </table:table-row>
        <table:table-row table:style-name="ro1">
          <table:table-cell office:value-type="string" calcext:value-type="string">
            <text:p>s29769-2638-03-28-14-18n</text:p>
          </table:table-cell>
          <table:table-cell office:value-type="float" office:value="8.86143177759738" calcext:value-type="float">
            <text:p>8.8614317776</text:p>
          </table:table-cell>
          <table:table-cell office:value-type="string" calcext:value-type="string">
            <text:p>s29769-2638-03-28-14-18n</text:p>
          </table:table-cell>
          <table:table-cell office:value-type="float" office:value="864.467950231514" calcext:value-type="float">
            <text:p>864.4679502315</text:p>
          </table:table-cell>
        </table:table-row>
        <table:table-row table:style-name="ro1">
          <table:table-cell office:value-type="string" calcext:value-type="string">
            <text:p>s29769-2638-04-04-14-25n</text:p>
          </table:table-cell>
          <table:table-cell office:value-type="float" office:value="4.32506748827869" calcext:value-type="float">
            <text:p>4.3250674883</text:p>
          </table:table-cell>
          <table:table-cell office:value-type="string" calcext:value-type="string">
            <text:p>s29769-2638-04-04-14-25n</text:p>
          </table:table-cell>
          <table:table-cell office:value-type="float" office:value="904.365868278383" calcext:value-type="float">
            <text:p>904.3658682784</text:p>
          </table:table-cell>
        </table:table-row>
        <table:table-row table:style-name="ro1">
          <table:table-cell office:value-type="string" calcext:value-type="string">
            <text:p>s29770-2733-02-24-16-48n</text:p>
          </table:table-cell>
          <table:table-cell office:value-type="float" office:value="9.03225003810741" calcext:value-type="float">
            <text:p>9.0322500381</text:p>
          </table:table-cell>
          <table:table-cell office:value-type="string" calcext:value-type="string">
            <text:p>s29770-2733-02-24-16-48n</text:p>
          </table:table-cell>
          <table:table-cell office:value-type="float" office:value="937.546744433826" calcext:value-type="float">
            <text:p>937.5467444338</text:p>
          </table:table-cell>
        </table:table-row>
        <table:table-row table:style-name="ro1">
          <table:table-cell office:value-type="string" calcext:value-type="string">
            <text:p>s29770-2733-02-28-16-22n</text:p>
          </table:table-cell>
          <table:table-cell office:value-type="float" office:value="559.559167734111" calcext:value-type="float">
            <text:p>559.5591677341</text:p>
          </table:table-cell>
          <table:table-cell office:value-type="string" calcext:value-type="string">
            <text:p>s29770-2733-02-28-16-22n</text:p>
          </table:table-cell>
          <table:table-cell office:value-type="float" office:value="61.1230600282534" calcext:value-type="float">
            <text:p>61.1230600283</text:p>
          </table:table-cell>
        </table:table-row>
        <table:table-row table:style-name="ro1">
          <table:table-cell office:value-type="string" calcext:value-type="string">
            <text:p>s29869-3310-10-26-20-43n</text:p>
          </table:table-cell>
          <table:table-cell office:value-type="float" office:value="1537.65974652277" calcext:value-type="float">
            <text:p>1537.6597465228</text:p>
          </table:table-cell>
          <table:table-cell office:value-type="string" calcext:value-type="string">
            <text:p>s29869-3310-10-26-20-43n</text:p>
          </table:table-cell>
          <table:table-cell office:value-type="float" office:value="5424.54978772069" calcext:value-type="float">
            <text:p>5424.5497877207</text:p>
          </table:table-cell>
        </table:table-row>
        <table:table-row table:style-name="ro1">
          <table:table-cell office:value-type="string" calcext:value-type="string">
            <text:p>s30026-3337-03-14-14-25n</text:p>
          </table:table-cell>
          <table:table-cell office:value-type="float" office:value="86.9472176850998" calcext:value-type="float">
            <text:p>86.9472176851</text:p>
          </table:table-cell>
          <table:table-cell office:value-type="string" calcext:value-type="string">
            <text:p>s30026-3337-03-14-14-25n</text:p>
          </table:table-cell>
          <table:table-cell office:value-type="float" office:value="377.924893017388" calcext:value-type="float">
            <text:p>377.9248930174</text:p>
          </table:table-cell>
        </table:table-row>
        <table:table-row table:style-name="ro1">
          <table:table-cell office:value-type="string" calcext:value-type="string">
            <text:p>s30026-3337-03-18-11-15n</text:p>
          </table:table-cell>
          <table:table-cell office:value-type="float" office:value="17.3617686603461" calcext:value-type="float">
            <text:p>17.3617686603</text:p>
          </table:table-cell>
          <table:table-cell office:value-type="string" calcext:value-type="string">
            <text:p>s30026-3337-03-18-11-15n</text:p>
          </table:table-cell>
          <table:table-cell office:value-type="float" office:value="1041.38613350859" calcext:value-type="float">
            <text:p>1041.3861335086</text:p>
          </table:table-cell>
        </table:table-row>
        <table:table-row table:style-name="ro1">
          <table:table-cell office:value-type="string" calcext:value-type="string">
            <text:p>s30026-3337-03-19-14-47n</text:p>
          </table:table-cell>
          <table:table-cell office:value-type="float" office:value="30.6536256030546" calcext:value-type="float">
            <text:p>30.6536256031</text:p>
          </table:table-cell>
          <table:table-cell office:value-type="string" calcext:value-type="string">
            <text:p>s30026-3337-03-19-14-47n</text:p>
          </table:table-cell>
          <table:table-cell office:value-type="float" office:value="983.34073822203" calcext:value-type="float">
            <text:p>983.340738222</text:p>
          </table:table-cell>
        </table:table-row>
        <table:table-row table:style-name="ro1">
          <table:table-cell office:value-type="string" calcext:value-type="string">
            <text:p>s30047-2525-03-09-16-48n</text:p>
          </table:table-cell>
          <table:table-cell office:value-type="float" office:value="5.25713938054882" calcext:value-type="float">
            <text:p>5.2571393805</text:p>
          </table:table-cell>
          <table:table-cell office:value-type="string" calcext:value-type="string">
            <text:p>s30047-2525-03-09-16-48n</text:p>
          </table:table-cell>
          <table:table-cell office:value-type="float" office:value="877.019963989153" calcext:value-type="float">
            <text:p>877.0199639892</text:p>
          </table:table-cell>
        </table:table-row>
        <table:table-row table:style-name="ro1">
          <table:table-cell office:value-type="string" calcext:value-type="string">
            <text:p>s30142-3120-04-22-13-23n</text:p>
          </table:table-cell>
          <table:table-cell office:value-type="float" office:value="116.157280444116" calcext:value-type="float">
            <text:p>116.1572804441</text:p>
          </table:table-cell>
          <table:table-cell office:value-type="string" calcext:value-type="string">
            <text:p>s30142-3120-04-22-13-23n</text:p>
          </table:table-cell>
          <table:table-cell office:value-type="float" office:value="1446.72846012245" calcext:value-type="float">
            <text:p>1446.7284601225</text:p>
          </table:table-cell>
        </table:table-row>
        <table:table-row table:style-name="ro1">
          <table:table-cell office:value-type="string" calcext:value-type="string">
            <text:p>s30144-3320-02-09-16-48n</text:p>
          </table:table-cell>
          <table:table-cell office:value-type="float" office:value="41.9132484907788" calcext:value-type="float">
            <text:p>41.9132484908</text:p>
          </table:table-cell>
          <table:table-cell office:value-type="string" calcext:value-type="string">
            <text:p>s30144-3320-02-09-16-48n</text:p>
          </table:table-cell>
          <table:table-cell office:value-type="float" office:value="1160.83838322745" calcext:value-type="float">
            <text:p>1160.8383832275</text:p>
          </table:table-cell>
        </table:table-row>
        <table:table-row table:style-name="ro1">
          <table:table-cell office:value-type="string" calcext:value-type="string">
            <text:p>s30160-3159-03-18-16-02n</text:p>
          </table:table-cell>
          <table:table-cell office:value-type="float" office:value="141.255838571018" calcext:value-type="float">
            <text:p>141.255838571</text:p>
          </table:table-cell>
          <table:table-cell office:value-type="string" calcext:value-type="string">
            <text:p>s30160-3159-03-18-16-02n</text:p>
          </table:table-cell>
          <table:table-cell office:value-type="float" office:value="250.821909576627" calcext:value-type="float">
            <text:p>250.8219095766</text:p>
          </table:table-cell>
        </table:table-row>
        <table:table-row table:style-name="ro1">
          <table:table-cell office:value-type="string" calcext:value-type="string">
            <text:p>s30170-3316-05-20-10-48n</text:p>
          </table:table-cell>
          <table:table-cell office:value-type="float" office:value="6.97060982856962" calcext:value-type="float">
            <text:p>6.9706098286</text:p>
          </table:table-cell>
          <table:table-cell office:value-type="string" calcext:value-type="string">
            <text:p>s30170-3316-05-20-10-48n</text:p>
          </table:table-cell>
          <table:table-cell office:value-type="float" office:value="1147.0666433544" calcext:value-type="float">
            <text:p>1147.0666433544</text:p>
          </table:table-cell>
        </table:table-row>
        <table:table-row table:style-name="ro1">
          <table:table-cell office:value-type="string" calcext:value-type="string">
            <text:p>s30220-2639-04-04-13-35n</text:p>
          </table:table-cell>
          <table:table-cell office:value-type="float" office:value="41.094094270648" calcext:value-type="float">
            <text:p>41.0940942706</text:p>
          </table:table-cell>
          <table:table-cell office:value-type="string" calcext:value-type="string">
            <text:p>s30220-2639-04-04-13-35n</text:p>
          </table:table-cell>
          <table:table-cell office:value-type="float" office:value="1198.73392282097" calcext:value-type="float">
            <text:p>1198.733922821</text:p>
          </table:table-cell>
        </table:table-row>
        <table:table-row table:style-name="ro1">
          <table:table-cell office:value-type="string" calcext:value-type="string">
            <text:p>s30294-3500-03-14-21-46n</text:p>
          </table:table-cell>
          <table:table-cell office:value-type="float" office:value="894.359173171111" calcext:value-type="float">
            <text:p>894.3591731711</text:p>
          </table:table-cell>
          <table:table-cell office:value-type="string" calcext:value-type="string">
            <text:p>s30294-3500-03-14-21-46n</text:p>
          </table:table-cell>
          <table:table-cell office:value-type="float" office:value="2991.60158275931" calcext:value-type="float">
            <text:p>2991.6015827593</text:p>
          </table:table-cell>
        </table:table-row>
        <table:table-row table:style-name="ro1">
          <table:table-cell office:value-type="string" calcext:value-type="string">
            <text:p>s30296-2616-04-05-12-36n</text:p>
          </table:table-cell>
          <table:table-cell office:value-type="float" office:value="24.200838110013" calcext:value-type="float">
            <text:p>24.20083811</text:p>
          </table:table-cell>
          <table:table-cell office:value-type="string" calcext:value-type="string">
            <text:p>s30296-2616-04-05-12-36n</text:p>
          </table:table-cell>
          <table:table-cell office:value-type="float" office:value="557.602351550784" calcext:value-type="float">
            <text:p>557.6023515508</text:p>
          </table:table-cell>
        </table:table-row>
        <table:table-row table:style-name="ro1">
          <table:table-cell office:value-type="string" calcext:value-type="string">
            <text:p>s30297-2903-04-30-12-46n</text:p>
          </table:table-cell>
          <table:table-cell office:value-type="float" office:value="2.66327638363317" calcext:value-type="float">
            <text:p>2.6632763836</text:p>
          </table:table-cell>
          <table:table-cell office:value-type="string" calcext:value-type="string">
            <text:p>s30297-2903-04-30-12-46n</text:p>
          </table:table-cell>
          <table:table-cell office:value-type="float" office:value="729.029110827661" calcext:value-type="float">
            <text:p>729.0291108277</text:p>
          </table:table-cell>
        </table:table-row>
        <table:table-row table:style-name="ro1">
          <table:table-cell office:value-type="string" calcext:value-type="string">
            <text:p>s30348-2675-01-26-15-03n</text:p>
          </table:table-cell>
          <table:table-cell office:value-type="float" office:value="505.088323174903" calcext:value-type="float">
            <text:p>505.0883231749</text:p>
          </table:table-cell>
          <table:table-cell office:value-type="string" calcext:value-type="string">
            <text:p>s30348-2675-01-26-15-03n</text:p>
          </table:table-cell>
          <table:table-cell office:value-type="float" office:value="2637.04479652456" calcext:value-type="float">
            <text:p>2637.0447965246</text:p>
          </table:table-cell>
        </table:table-row>
        <table:table-row table:style-name="ro1">
          <table:table-cell office:value-type="string" calcext:value-type="string">
            <text:p>s30464-2512-02-19-17-28n</text:p>
          </table:table-cell>
          <table:table-cell office:value-type="float" office:value="494.571570063848" calcext:value-type="float">
            <text:p>494.5715700638</text:p>
          </table:table-cell>
          <table:table-cell office:value-type="string" calcext:value-type="string">
            <text:p>s30464-2512-02-19-17-28n</text:p>
          </table:table-cell>
          <table:table-cell office:value-type="float" office:value="92.8768518490762" calcext:value-type="float">
            <text:p>92.8768518491</text:p>
          </table:table-cell>
        </table:table-row>
        <table:table-row table:style-name="ro1">
          <table:table-cell office:value-type="string" calcext:value-type="string">
            <text:p>s30589-3182-03-19-14-13n</text:p>
          </table:table-cell>
          <table:table-cell office:value-type="float" office:value="4.18244964710855" calcext:value-type="float">
            <text:p>4.1824496471</text:p>
          </table:table-cell>
          <table:table-cell office:value-type="string" calcext:value-type="string">
            <text:p>s30589-3182-03-19-14-13n</text:p>
          </table:table-cell>
          <table:table-cell office:value-type="float" office:value="885.57830285877" calcext:value-type="float">
            <text:p>885.5783028588</text:p>
          </table:table-cell>
        </table:table-row>
        <table:table-row table:style-name="ro1">
          <table:table-cell office:value-type="string" calcext:value-type="string">
            <text:p>s30591-3187-04-07-13-14n</text:p>
          </table:table-cell>
          <table:table-cell office:value-type="float" office:value="29.5214686128778" calcext:value-type="float">
            <text:p>29.5214686129</text:p>
          </table:table-cell>
          <table:table-cell office:value-type="string" calcext:value-type="string">
            <text:p>s30591-3187-04-07-13-14n</text:p>
          </table:table-cell>
          <table:table-cell office:value-type="float" office:value="496.236705112698" calcext:value-type="float">
            <text:p>496.2367051127</text:p>
          </table:table-cell>
        </table:table-row>
        <table:table-row table:style-name="ro1">
          <table:table-cell office:value-type="string" calcext:value-type="string">
            <text:p>s30640-3495-02-01-18-47n</text:p>
          </table:table-cell>
          <table:table-cell office:value-type="float" office:value="395.965925682065" calcext:value-type="float">
            <text:p>395.9659256821</text:p>
          </table:table-cell>
          <table:table-cell office:value-type="string" calcext:value-type="string">
            <text:p>s30640-3495-02-01-18-47n</text:p>
          </table:table-cell>
          <table:table-cell office:value-type="float" office:value="95.0503313603693" calcext:value-type="float">
            <text:p>95.0503313604</text:p>
          </table:table-cell>
        </table:table-row>
        <table:table-row table:style-name="ro1">
          <table:table-cell office:value-type="string" calcext:value-type="string">
            <text:p>s30640-3495-02-02-13-36n</text:p>
          </table:table-cell>
          <table:table-cell office:value-type="float" office:value="790.274552410735" calcext:value-type="float">
            <text:p>790.2745524107</text:p>
          </table:table-cell>
          <table:table-cell office:value-type="string" calcext:value-type="string">
            <text:p>s30640-3495-02-02-13-36n</text:p>
          </table:table-cell>
          <table:table-cell office:value-type="float" office:value="181.821456367171" calcext:value-type="float">
            <text:p>181.8214563672</text:p>
          </table:table-cell>
        </table:table-row>
        <table:table-row table:style-name="ro1">
          <table:table-cell office:value-type="string" calcext:value-type="string">
            <text:p>s30669-3033-04-11-12-33n</text:p>
          </table:table-cell>
          <table:table-cell office:value-type="float" office:value="231.351591224876" calcext:value-type="float">
            <text:p>231.3515912249</text:p>
          </table:table-cell>
          <table:table-cell office:value-type="string" calcext:value-type="string">
            <text:p>s30669-3033-04-11-12-33n</text:p>
          </table:table-cell>
          <table:table-cell office:value-type="float" office:value="246.315629356341" calcext:value-type="float">
            <text:p>246.3156293563</text:p>
          </table:table-cell>
        </table:table-row>
        <table:table-row table:style-name="ro1">
          <table:table-cell office:value-type="string" calcext:value-type="string">
            <text:p>s30670-3258-03-26-17-57n</text:p>
          </table:table-cell>
          <table:table-cell office:value-type="float" office:value="944.689806644882" calcext:value-type="float">
            <text:p>944.6898066449</text:p>
          </table:table-cell>
          <table:table-cell office:value-type="string" calcext:value-type="string">
            <text:p>s30670-3258-03-26-17-57n</text:p>
          </table:table-cell>
          <table:table-cell office:value-type="float" office:value="3450.83519924966" calcext:value-type="float">
            <text:p>3450.8351992497</text:p>
          </table:table-cell>
        </table:table-row>
        <table:table-row table:style-name="ro1">
          <table:table-cell office:value-type="string" calcext:value-type="string">
            <text:p>s30785-2774-09-25-20-23n</text:p>
          </table:table-cell>
          <table:table-cell office:value-type="float" office:value="6.61866964137561" calcext:value-type="float">
            <text:p>6.6186696414</text:p>
          </table:table-cell>
          <table:table-cell office:value-type="string" calcext:value-type="string">
            <text:p>s30785-2774-09-25-20-23n</text:p>
          </table:table-cell>
          <table:table-cell office:value-type="float" office:value="890.415341094693" calcext:value-type="float">
            <text:p>890.4153410947</text:p>
          </table:table-cell>
        </table:table-row>
        <table:table-row table:style-name="ro1">
          <table:table-cell office:value-type="string" calcext:value-type="string">
            <text:p>s30822-3155-04-12-16-25n</text:p>
          </table:table-cell>
          <table:table-cell office:value-type="float" office:value="397.422605728445" calcext:value-type="float">
            <text:p>397.4226057284</text:p>
          </table:table-cell>
          <table:table-cell office:value-type="string" calcext:value-type="string">
            <text:p>s30822-3155-04-12-16-25n</text:p>
          </table:table-cell>
          <table:table-cell office:value-type="float" office:value="112.256166994895" calcext:value-type="float">
            <text:p>112.2561669949</text:p>
          </table:table-cell>
        </table:table-row>
        <table:table-row table:style-name="ro1">
          <table:table-cell office:value-type="string" calcext:value-type="string">
            <text:p>s30851-2859-08-08-16-46n</text:p>
          </table:table-cell>
          <table:table-cell office:value-type="float" office:value="1867.90024947309" calcext:value-type="float">
            <text:p>1867.9002494731</text:p>
          </table:table-cell>
          <table:table-cell office:value-type="string" calcext:value-type="string">
            <text:p>s30851-2859-08-08-16-46n</text:p>
          </table:table-cell>
          <table:table-cell office:value-type="float" office:value="4911.59165141822" calcext:value-type="float">
            <text:p>4911.5916514182</text:p>
          </table:table-cell>
        </table:table-row>
        <table:table-row table:style-name="ro1">
          <table:table-cell office:value-type="string" calcext:value-type="string">
            <text:p>s31021-2783-01-31-18-41n</text:p>
          </table:table-cell>
          <table:table-cell office:value-type="float" office:value="62.686784082942" calcext:value-type="float">
            <text:p>62.6867840829</text:p>
          </table:table-cell>
          <table:table-cell office:value-type="string" calcext:value-type="string">
            <text:p>s31021-2783-01-31-18-41n</text:p>
          </table:table-cell>
          <table:table-cell office:value-type="float" office:value="378.102709682798" calcext:value-type="float">
            <text:p>378.1027096828</text:p>
          </table:table-cell>
        </table:table-row>
        <table:table-row table:style-name="ro1">
          <table:table-cell office:value-type="string" calcext:value-type="string">
            <text:p>s31032-3315-05-08-18-36n</text:p>
          </table:table-cell>
          <table:table-cell office:value-type="float" office:value="148.451072601999" calcext:value-type="float">
            <text:p>148.451072602</text:p>
          </table:table-cell>
          <table:table-cell office:value-type="string" calcext:value-type="string">
            <text:p>s31032-3315-05-08-18-36n</text:p>
          </table:table-cell>
          <table:table-cell office:value-type="float" office:value="241.460250614517" calcext:value-type="float">
            <text:p>241.4602506145</text:p>
          </table:table-cell>
        </table:table-row>
        <table:table-row table:style-name="ro1">
          <table:table-cell office:value-type="string" calcext:value-type="string">
            <text:p>s31034-2505-05-05-15-19n</text:p>
          </table:table-cell>
          <table:table-cell office:value-type="float" office:value="2.69798357647593" calcext:value-type="float">
            <text:p>2.6979835765</text:p>
          </table:table-cell>
          <table:table-cell office:value-type="string" calcext:value-type="string">
            <text:p>s31034-2505-05-05-15-19n</text:p>
          </table:table-cell>
          <table:table-cell office:value-type="float" office:value="810.743955514017" calcext:value-type="float">
            <text:p>810.743955514</text:p>
          </table:table-cell>
        </table:table-row>
        <table:table-row table:style-name="ro1">
          <table:table-cell office:value-type="string" calcext:value-type="string">
            <text:p>s31058-2721-04-08-13-49n</text:p>
          </table:table-cell>
          <table:table-cell office:value-type="float" office:value="239.337232112568" calcext:value-type="float">
            <text:p>239.3372321126</text:p>
          </table:table-cell>
          <table:table-cell office:value-type="string" calcext:value-type="string">
            <text:p>s31058-2721-04-08-13-49n</text:p>
          </table:table-cell>
          <table:table-cell office:value-type="float" office:value="1821.47825413761" calcext:value-type="float">
            <text:p>1821.4782541376</text:p>
          </table:table-cell>
        </table:table-row>
        <table:table-row table:style-name="ro1">
          <table:table-cell office:value-type="string" calcext:value-type="string">
            <text:p>s31058-2721-04-10-11-20n</text:p>
          </table:table-cell>
          <table:table-cell office:value-type="float" office:value="38.3544662682527" calcext:value-type="float">
            <text:p>38.3544662683</text:p>
          </table:table-cell>
          <table:table-cell office:value-type="string" calcext:value-type="string">
            <text:p>s31058-2721-04-10-11-20n</text:p>
          </table:table-cell>
          <table:table-cell office:value-type="float" office:value="426.470024966146" calcext:value-type="float">
            <text:p>426.4700249661</text:p>
          </table:table-cell>
        </table:table-row>
        <table:table-row table:style-name="ro1">
          <table:table-cell office:value-type="string" calcext:value-type="string">
            <text:p>s31058-2721-04-10-11-23n</text:p>
          </table:table-cell>
          <table:table-cell office:value-type="float" office:value="24.2895710404429" calcext:value-type="float">
            <text:p>24.2895710404</text:p>
          </table:table-cell>
          <table:table-cell office:value-type="string" calcext:value-type="string">
            <text:p>s31058-2721-04-10-11-23n</text:p>
          </table:table-cell>
          <table:table-cell office:value-type="float" office:value="757.295413854832" calcext:value-type="float">
            <text:p>757.2954138548</text:p>
          </table:table-cell>
        </table:table-row>
        <table:table-row table:style-name="ro1">
          <table:table-cell office:value-type="string" calcext:value-type="string">
            <text:p>s31060-2832-03-02-17-54n</text:p>
          </table:table-cell>
          <table:table-cell office:value-type="float" office:value="151.337521955641" calcext:value-type="float">
            <text:p>151.3375219556</text:p>
          </table:table-cell>
          <table:table-cell office:value-type="string" calcext:value-type="string">
            <text:p>s31060-2832-03-02-17-54n</text:p>
          </table:table-cell>
          <table:table-cell office:value-type="float" office:value="284.860161532904" calcext:value-type="float">
            <text:p>284.8601615329</text:p>
          </table:table-cell>
        </table:table-row>
        <table:table-row table:style-name="ro1">
          <table:table-cell office:value-type="string" calcext:value-type="string">
            <text:p>s31061-3245-03-24-14-54n</text:p>
          </table:table-cell>
          <table:table-cell office:value-type="float" office:value="46.9755900269845" calcext:value-type="float">
            <text:p>46.975590027</text:p>
          </table:table-cell>
          <table:table-cell office:value-type="string" calcext:value-type="string">
            <text:p>s31061-3245-03-24-14-54n</text:p>
          </table:table-cell>
          <table:table-cell office:value-type="float" office:value="428.133862636345" calcext:value-type="float">
            <text:p>428.1338626363</text:p>
          </table:table-cell>
        </table:table-row>
        <table:table-row table:style-name="ro1">
          <table:table-cell office:value-type="string" calcext:value-type="string">
            <text:p>s31128-2659-04-08-16-48n</text:p>
          </table:table-cell>
          <table:table-cell office:value-type="float" office:value="32.9704317725607" calcext:value-type="float">
            <text:p>32.9704317726</text:p>
          </table:table-cell>
          <table:table-cell office:value-type="string" calcext:value-type="string">
            <text:p>s31128-2659-04-08-16-48n</text:p>
          </table:table-cell>
          <table:table-cell office:value-type="float" office:value="1191.57181851488" calcext:value-type="float">
            <text:p>1191.5718185149</text:p>
          </table:table-cell>
        </table:table-row>
        <table:table-row table:style-name="ro1">
          <table:table-cell office:value-type="string" calcext:value-type="string">
            <text:p>s31135-2696-04-14-15-06n</text:p>
          </table:table-cell>
          <table:table-cell office:value-type="float" office:value="853.358303797163" calcext:value-type="float">
            <text:p>853.3583037972</text:p>
          </table:table-cell>
          <table:table-cell office:value-type="string" calcext:value-type="string">
            <text:p>s31135-2696-04-14-15-06n</text:p>
          </table:table-cell>
          <table:table-cell office:value-type="float" office:value="2998.9993838999" calcext:value-type="float">
            <text:p>2998.9993838999</text:p>
          </table:table-cell>
        </table:table-row>
        <table:table-row table:style-name="ro1">
          <table:table-cell office:value-type="string" calcext:value-type="string">
            <text:p>s31171-2957-05-08-20-00n</text:p>
          </table:table-cell>
          <table:table-cell office:value-type="float" office:value="281.864323845251" calcext:value-type="float">
            <text:p>281.8643238453</text:p>
          </table:table-cell>
          <table:table-cell office:value-type="string" calcext:value-type="string">
            <text:p>s31171-2957-05-08-20-00n</text:p>
          </table:table-cell>
          <table:table-cell office:value-type="float" office:value="312.735436956604" calcext:value-type="float">
            <text:p>312.7354369566</text:p>
          </table:table-cell>
        </table:table-row>
        <table:table-row table:style-name="ro1">
          <table:table-cell office:value-type="string" calcext:value-type="string">
            <text:p>s31405-2676-02-22-13-29n</text:p>
          </table:table-cell>
          <table:table-cell office:value-type="float" office:value="159.942116637006" calcext:value-type="float">
            <text:p>159.942116637</text:p>
          </table:table-cell>
          <table:table-cell office:value-type="string" calcext:value-type="string">
            <text:p>s31405-2676-02-22-13-29n</text:p>
          </table:table-cell>
          <table:table-cell office:value-type="float" office:value="444.532797063901" calcext:value-type="float">
            <text:p>444.5327970639</text:p>
          </table:table-cell>
        </table:table-row>
        <table:table-row table:style-name="ro1">
          <table:table-cell office:value-type="string" calcext:value-type="string">
            <text:p>s31405-2676-02-22-18-02n</text:p>
          </table:table-cell>
          <table:table-cell office:value-type="float" office:value="18.2718713617367" calcext:value-type="float">
            <text:p>18.2718713617</text:p>
          </table:table-cell>
          <table:table-cell office:value-type="string" calcext:value-type="string">
            <text:p>s31405-2676-02-22-18-02n</text:p>
          </table:table-cell>
          <table:table-cell office:value-type="float" office:value="604.274508735831" calcext:value-type="float">
            <text:p>604.2745087358</text:p>
          </table:table-cell>
        </table:table-row>
        <table:table-row table:style-name="ro1">
          <table:table-cell office:value-type="string" calcext:value-type="string">
            <text:p>s31405-2676-02-23-03-23n</text:p>
          </table:table-cell>
          <table:table-cell office:value-type="float" office:value="132.998305692" calcext:value-type="float">
            <text:p>132.998305692</text:p>
          </table:table-cell>
          <table:table-cell office:value-type="string" calcext:value-type="string">
            <text:p>s31405-2676-02-23-03-23n</text:p>
          </table:table-cell>
          <table:table-cell office:value-type="float" office:value="293.944714468306" calcext:value-type="float">
            <text:p>293.9447144683</text:p>
          </table:table-cell>
        </table:table-row>
        <table:table-row table:style-name="ro1">
          <table:table-cell office:value-type="string" calcext:value-type="string">
            <text:p>s31525-2977-05-13-12-46n</text:p>
          </table:table-cell>
          <table:table-cell office:value-type="float" office:value="4.31905843999591" calcext:value-type="float">
            <text:p>4.31905844</text:p>
          </table:table-cell>
          <table:table-cell office:value-type="string" calcext:value-type="string">
            <text:p>s31525-2977-05-13-12-46n</text:p>
          </table:table-cell>
          <table:table-cell office:value-type="float" office:value="933.609645131439" calcext:value-type="float">
            <text:p>933.6096451314</text:p>
          </table:table-cell>
        </table:table-row>
        <table:table-row table:style-name="ro1">
          <table:table-cell office:value-type="string" calcext:value-type="string">
            <text:p>s31618-3121-02-21-15-09n</text:p>
          </table:table-cell>
          <table:table-cell office:value-type="float" office:value="460.715093867983" calcext:value-type="float">
            <text:p>460.715093868</text:p>
          </table:table-cell>
          <table:table-cell office:value-type="string" calcext:value-type="string">
            <text:p>s31618-3121-02-21-15-09n</text:p>
          </table:table-cell>
          <table:table-cell office:value-type="float" office:value="2399.42195047554" calcext:value-type="float">
            <text:p>2399.4219504755</text:p>
          </table:table-cell>
        </table:table-row>
        <table:table-row table:style-name="ro1">
          <table:table-cell office:value-type="string" calcext:value-type="string">
            <text:p>s31977-3287-02-07-16-47n</text:p>
          </table:table-cell>
          <table:table-cell office:value-type="float" office:value="213.731331732119" calcext:value-type="float">
            <text:p>213.7313317321</text:p>
          </table:table-cell>
          <table:table-cell office:value-type="string" calcext:value-type="string">
            <text:p>s31977-3287-02-07-16-47n</text:p>
          </table:table-cell>
          <table:table-cell office:value-type="float" office:value="1789.51076467275" calcext:value-type="float">
            <text:p>1789.5107646728</text:p>
          </table:table-cell>
        </table:table-row>
        <table:table-row table:style-name="ro1">
          <table:table-cell office:value-type="string" calcext:value-type="string">
            <text:p>s31977-3287-02-10-18-44n</text:p>
          </table:table-cell>
          <table:table-cell office:value-type="float" office:value="56.0756291416111" calcext:value-type="float">
            <text:p>56.0756291416</text:p>
          </table:table-cell>
          <table:table-cell office:value-type="string" calcext:value-type="string">
            <text:p>s31977-3287-02-10-18-44n</text:p>
          </table:table-cell>
          <table:table-cell office:value-type="float" office:value="481.667232038706" calcext:value-type="float">
            <text:p>481.6672320387</text:p>
          </table:table-cell>
        </table:table-row>
        <table:table-row table:style-name="ro1">
          <table:table-cell office:value-type="string" calcext:value-type="string">
            <text:p>s31989-2994-12-03-15-45n</text:p>
          </table:table-cell>
          <table:table-cell office:value-type="float" office:value="147.52026333708" calcext:value-type="float">
            <text:p>147.5202633371</text:p>
          </table:table-cell>
          <table:table-cell office:value-type="string" calcext:value-type="string">
            <text:p>s31989-2994-12-03-15-45n</text:p>
          </table:table-cell>
          <table:table-cell office:value-type="float" office:value="1230.33827886957" calcext:value-type="float">
            <text:p>1230.3382788696</text:p>
          </table:table-cell>
        </table:table-row>
        <table:table-row table:style-name="ro1">
          <table:table-cell office:value-type="string" calcext:value-type="string">
            <text:p>s32047-2933-07-13-22-28n</text:p>
          </table:table-cell>
          <table:table-cell office:value-type="float" office:value="862.623508650712" calcext:value-type="float">
            <text:p>862.6235086507</text:p>
          </table:table-cell>
          <table:table-cell office:value-type="string" calcext:value-type="string">
            <text:p>s32047-2933-07-13-22-28n</text:p>
          </table:table-cell>
          <table:table-cell office:value-type="float" office:value="573.717184759862" calcext:value-type="float">
            <text:p>573.7171847599</text:p>
          </table:table-cell>
        </table:table-row>
        <table:table-row table:style-name="ro1">
          <table:table-cell office:value-type="string" calcext:value-type="string">
            <text:p>s32047-2933-07-13-22-29n</text:p>
          </table:table-cell>
          <table:table-cell office:value-type="float" office:value="755.253862222873" calcext:value-type="float">
            <text:p>755.2538622229</text:p>
          </table:table-cell>
          <table:table-cell office:value-type="string" calcext:value-type="string">
            <text:p>s32047-2933-07-13-22-29n</text:p>
          </table:table-cell>
          <table:table-cell office:value-type="float" office:value="72.9935231806459" calcext:value-type="float">
            <text:p>72.9935231806</text:p>
          </table:table-cell>
        </table:table-row>
        <table:table-row table:style-name="ro1">
          <table:table-cell office:value-type="string" calcext:value-type="string">
            <text:p>s32047-2933-07-15-01-31n</text:p>
          </table:table-cell>
          <table:table-cell office:value-type="float" office:value="980.206578092123" calcext:value-type="float">
            <text:p>980.2065780921</text:p>
          </table:table-cell>
          <table:table-cell office:value-type="string" calcext:value-type="string">
            <text:p>s32047-2933-07-15-01-31n</text:p>
          </table:table-cell>
          <table:table-cell office:value-type="float" office:value="103.706273704983" calcext:value-type="float">
            <text:p>103.706273705</text:p>
          </table:table-cell>
        </table:table-row>
        <table:table-row table:style-name="ro1">
          <table:table-cell office:value-type="string" calcext:value-type="string">
            <text:p>s32067-3485-03-31-13-15n</text:p>
          </table:table-cell>
          <table:table-cell office:value-type="float" office:value="54.4961635616648" calcext:value-type="float">
            <text:p>54.4961635617</text:p>
          </table:table-cell>
          <table:table-cell office:value-type="string" calcext:value-type="string">
            <text:p>s32067-3485-03-31-13-15n</text:p>
          </table:table-cell>
          <table:table-cell office:value-type="float" office:value="1203.0067854561" calcext:value-type="float">
            <text:p>1203.0067854561</text:p>
          </table:table-cell>
        </table:table-row>
        <table:table-row table:style-name="ro1">
          <table:table-cell office:value-type="string" calcext:value-type="string">
            <text:p>s32068-2674-03-11-17-14n</text:p>
          </table:table-cell>
          <table:table-cell office:value-type="float" office:value="3.81974294478167" calcext:value-type="float">
            <text:p>3.8197429448</text:p>
          </table:table-cell>
          <table:table-cell office:value-type="string" calcext:value-type="string">
            <text:p>s32068-2674-03-11-17-14n</text:p>
          </table:table-cell>
          <table:table-cell office:value-type="float" office:value="743.2969313979" calcext:value-type="float">
            <text:p>743.2969313979</text:p>
          </table:table-cell>
        </table:table-row>
        <table:table-row table:style-name="ro1">
          <table:table-cell office:value-type="string" calcext:value-type="string">
            <text:p>s32082-2698-02-24-11-23n</text:p>
          </table:table-cell>
          <table:table-cell office:value-type="float" office:value="59.5512026310152" calcext:value-type="float">
            <text:p>59.551202631</text:p>
          </table:table-cell>
          <table:table-cell office:value-type="string" calcext:value-type="string">
            <text:p>s32082-2698-02-24-11-23n</text:p>
          </table:table-cell>
          <table:table-cell office:value-type="float" office:value="577.508620123828" calcext:value-type="float">
            <text:p>577.5086201238</text:p>
          </table:table-cell>
        </table:table-row>
        <table:table-row table:style-name="ro1">
          <table:table-cell office:value-type="string" calcext:value-type="string">
            <text:p>s32084-2975-04-07-13-57n</text:p>
          </table:table-cell>
          <table:table-cell office:value-type="float" office:value="42.2162575927796" calcext:value-type="float">
            <text:p>42.2162575928</text:p>
          </table:table-cell>
          <table:table-cell office:value-type="string" calcext:value-type="string">
            <text:p>s32084-2975-04-07-13-57n</text:p>
          </table:table-cell>
          <table:table-cell office:value-type="float" office:value="1261.79370611456" calcext:value-type="float">
            <text:p>1261.7937061146</text:p>
          </table:table-cell>
        </table:table-row>
        <table:table-row table:style-name="ro1">
          <table:table-cell office:value-type="string" calcext:value-type="string">
            <text:p>s32166-3118-04-23-15-09n</text:p>
          </table:table-cell>
          <table:table-cell office:value-type="float" office:value="277.812734265103" calcext:value-type="float">
            <text:p>277.8127342651</text:p>
          </table:table-cell>
          <table:table-cell office:value-type="string" calcext:value-type="string">
            <text:p>s32166-3118-04-23-15-09n</text:p>
          </table:table-cell>
          <table:table-cell office:value-type="float" office:value="257.940038075693" calcext:value-type="float">
            <text:p>257.9400380757</text:p>
          </table:table-cell>
        </table:table-row>
        <table:table-row table:style-name="ro1">
          <table:table-cell office:value-type="string" calcext:value-type="string">
            <text:p>s32195-2757-07-21-18-01n</text:p>
          </table:table-cell>
          <table:table-cell office:value-type="float" office:value="1547.90379450675" calcext:value-type="float">
            <text:p>1547.9037945068</text:p>
          </table:table-cell>
          <table:table-cell office:value-type="string" calcext:value-type="string">
            <text:p>s32195-2757-07-21-18-01n</text:p>
          </table:table-cell>
          <table:table-cell office:value-type="float" office:value="4563.79494532497" calcext:value-type="float">
            <text:p>4563.794945325</text:p>
          </table:table-cell>
        </table:table-row>
        <table:table-row table:style-name="ro1">
          <table:table-cell office:value-type="string" calcext:value-type="string">
            <text:p>s32247-3409-12-19-15-13n</text:p>
          </table:table-cell>
          <table:table-cell office:value-type="float" office:value="182.315121402674" calcext:value-type="float">
            <text:p>182.3151214027</text:p>
          </table:table-cell>
          <table:table-cell office:value-type="string" calcext:value-type="string">
            <text:p>s32247-3409-12-19-15-13n</text:p>
          </table:table-cell>
          <table:table-cell office:value-type="float" office:value="1801.91607504099" calcext:value-type="float">
            <text:p>1801.916075041</text:p>
          </table:table-cell>
        </table:table-row>
        <table:table-row table:style-name="ro1">
          <table:table-cell office:value-type="string" calcext:value-type="string">
            <text:p>s32249-3304-05-19-17-22n</text:p>
          </table:table-cell>
          <table:table-cell office:value-type="float" office:value="481.318916295654" calcext:value-type="float">
            <text:p>481.3189162957</text:p>
          </table:table-cell>
          <table:table-cell office:value-type="string" calcext:value-type="string">
            <text:p>s32249-3304-05-19-17-22n</text:p>
          </table:table-cell>
          <table:table-cell office:value-type="float" office:value="121.873751879673" calcext:value-type="float">
            <text:p>121.8737518797</text:p>
          </table:table-cell>
        </table:table-row>
        <table:table-row table:style-name="ro1">
          <table:table-cell office:value-type="string" calcext:value-type="string">
            <text:p>s32285-2826-02-19-14-25n</text:p>
          </table:table-cell>
          <table:table-cell office:value-type="float" office:value="365.315336340159" calcext:value-type="float">
            <text:p>365.3153363402</text:p>
          </table:table-cell>
          <table:table-cell office:value-type="string" calcext:value-type="string">
            <text:p>s32285-2826-02-19-14-25n</text:p>
          </table:table-cell>
          <table:table-cell office:value-type="float" office:value="2113.84713812946" calcext:value-type="float">
            <text:p>2113.8471381295</text:p>
          </table:table-cell>
        </table:table-row>
        <table:table-row table:style-name="ro1">
          <table:table-cell office:value-type="string" calcext:value-type="string">
            <text:p>s32361-3392-05-11-15-22n</text:p>
          </table:table-cell>
          <table:table-cell office:value-type="float" office:value="228.161564417441" calcext:value-type="float">
            <text:p>228.1615644174</text:p>
          </table:table-cell>
          <table:table-cell office:value-type="string" calcext:value-type="string">
            <text:p>s32361-3392-05-11-15-22n</text:p>
          </table:table-cell>
          <table:table-cell office:value-type="float" office:value="229.611975316662" calcext:value-type="float">
            <text:p>229.6119753167</text:p>
          </table:table-cell>
        </table:table-row>
        <table:table-row table:style-name="ro1">
          <table:table-cell office:value-type="string" calcext:value-type="string">
            <text:p>s32474-2736-03-18-14-25n</text:p>
          </table:table-cell>
          <table:table-cell office:value-type="float" office:value="814.523336660945" calcext:value-type="float">
            <text:p>814.5233366609</text:p>
          </table:table-cell>
          <table:table-cell office:value-type="string" calcext:value-type="string">
            <text:p>s32474-2736-03-18-14-25n</text:p>
          </table:table-cell>
          <table:table-cell office:value-type="float" office:value="45.1626814168928" calcext:value-type="float">
            <text:p>45.1626814169</text:p>
          </table:table-cell>
        </table:table-row>
        <table:table-row table:style-name="ro1">
          <table:table-cell office:value-type="string" calcext:value-type="string">
            <text:p>s32555-2989-11-13-16-28n</text:p>
          </table:table-cell>
          <table:table-cell office:value-type="float" office:value="240.105157671701" calcext:value-type="float">
            <text:p>240.1051576717</text:p>
          </table:table-cell>
          <table:table-cell office:value-type="string" calcext:value-type="string">
            <text:p>s32555-2989-11-13-16-28n</text:p>
          </table:table-cell>
          <table:table-cell office:value-type="float" office:value="68.1764550744305" calcext:value-type="float">
            <text:p>68.1764550744</text:p>
          </table:table-cell>
        </table:table-row>
        <table:table-row table:style-name="ro1">
          <table:table-cell office:value-type="string" calcext:value-type="string">
            <text:p>s32582-3106-02-21-20-01n</text:p>
          </table:table-cell>
          <table:table-cell office:value-type="float" office:value="80.7389161959556" calcext:value-type="float">
            <text:p>80.738916196</text:p>
          </table:table-cell>
          <table:table-cell office:value-type="string" calcext:value-type="string">
            <text:p>s32582-3106-02-21-20-01n</text:p>
          </table:table-cell>
          <table:table-cell office:value-type="float" office:value="861.963302729914" calcext:value-type="float">
            <text:p>861.9633027299</text:p>
          </table:table-cell>
        </table:table-row>
        <table:table-row table:style-name="ro1">
          <table:table-cell office:value-type="string" calcext:value-type="string">
            <text:p>s32582-3106-02-22-22-22n</text:p>
          </table:table-cell>
          <table:table-cell office:value-type="float" office:value="319.748023412776" calcext:value-type="float">
            <text:p>319.7480234128</text:p>
          </table:table-cell>
          <table:table-cell office:value-type="string" calcext:value-type="string">
            <text:p>s32582-3106-02-22-22-22n</text:p>
          </table:table-cell>
          <table:table-cell office:value-type="float" office:value="1916.15962053895" calcext:value-type="float">
            <text:p>1916.159620539</text:p>
          </table:table-cell>
        </table:table-row>
        <table:table-row table:style-name="ro1">
          <table:table-cell office:value-type="string" calcext:value-type="string">
            <text:p>s32701-3247-02-25-15-06n</text:p>
          </table:table-cell>
          <table:table-cell office:value-type="float" office:value="5.69809532391595" calcext:value-type="float">
            <text:p>5.6980953239</text:p>
          </table:table-cell>
          <table:table-cell office:value-type="string" calcext:value-type="string">
            <text:p>s32701-3247-02-25-15-06n</text:p>
          </table:table-cell>
          <table:table-cell office:value-type="float" office:value="786.789959712478" calcext:value-type="float">
            <text:p>786.7899597125</text:p>
          </table:table-cell>
        </table:table-row>
        <table:table-row table:style-name="ro1">
          <table:table-cell office:value-type="string" calcext:value-type="string">
            <text:p>s32701-3247-03-03-14-59n</text:p>
          </table:table-cell>
          <table:table-cell office:value-type="float" office:value="275.608775376564" calcext:value-type="float">
            <text:p>275.6087753766</text:p>
          </table:table-cell>
          <table:table-cell office:value-type="string" calcext:value-type="string">
            <text:p>s32701-3247-03-03-14-59n</text:p>
          </table:table-cell>
          <table:table-cell office:value-type="float" office:value="172.439160442894" calcext:value-type="float">
            <text:p>172.4391604429</text:p>
          </table:table-cell>
        </table:table-row>
        <table:table-row table:style-name="ro1">
          <table:table-cell office:value-type="string" calcext:value-type="string">
            <text:p>s32708-3329-04-18-17-36n</text:p>
          </table:table-cell>
          <table:table-cell office:value-type="float" office:value="120.634708752887" calcext:value-type="float">
            <text:p>120.6347087529</text:p>
          </table:table-cell>
          <table:table-cell office:value-type="string" calcext:value-type="string">
            <text:p>s32708-3329-04-18-17-36n</text:p>
          </table:table-cell>
          <table:table-cell office:value-type="float" office:value="286.745157170732" calcext:value-type="float">
            <text:p>286.7451571707</text:p>
          </table:table-cell>
        </table:table-row>
      </table:table>
      <table:named-expressions/>
      <table:database-ranges>
        <table:database-range table:name="__Anonymous_Sheet_DB__0" table:target-range-address="Sheet1.C2:Sheet1.D26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09:47:12.292846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09:22:14.769385884</meta:creation-date>
    <dc:date>2016-05-18T09:51:40.884335342</dc:date>
    <meta:editing-duration>PT10M53S</meta:editing-duration>
    <meta:editing-cycles>3</meta:editing-cycles>
    <meta:generator>LibreOffice/5.1.2.2$Linux_X86_64 LibreOffice_project/10m0$Build-2</meta:generator>
    <meta:document-statistic meta:table-count="1" meta:cell-count="10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6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668cm" svg:height="16.522cm" xlink:href=".." xlink:type="simple" chart:class="chart:line" chart:style-name="ch1">
        <chart:legend chart:legend-position="end" svg:x="38.456cm" svg:y="7.713cm" style:legend-expansion="high" chart:style-name="ch2"/>
        <chart:plot-area chart:style-name="ch3" table:cell-range-address="Sheet1.A2:Sheet1.B269 Sheet1.B1:Sheet1.B1 Sheet1.D1:Sheet1.D269" chart:data-source-has-labels="both" svg:x="1.904cm" svg:y="0.33cm" svg:width="35.659cm" svg:height="14.881cm">
          <chartooo:coordinate-region svg:x="2.896cm" svg:y="0.33cm" svg:width="33.786cm" svg:height="12.561cm"/>
          <chart:axis chart:dimension="x" chart:name="primary-x" chart:style-name="ch4" chartooo:axis-type="auto">
            <chartooo:date-scale/>
            <chart:title svg:x="18.988cm" svg:y="15.541cm" chart:style-name="ch5">
              <text:p>patient ID</text:p>
            </chart:title>
            <chart:categories table:cell-range-address="Sheet1.A2:Sheet1.A269"/>
          </chart:axis>
          <chart:axis chart:dimension="y" chart:name="primary-y" chart:style-name="ch6">
            <chart:title svg:x="0.451cm" svg:y="8.171cm" chart:style-name="ch7">
              <text:p>MSE</text:p>
            </chart:title>
            <chart:grid chart:style-name="ch8" chart:class="major"/>
          </chart:axis>
          <chart:series chart:style-name="ch9" chart:values-cell-range-address="Sheet1.B2:Sheet1.B269" chart:label-cell-address="Sheet1.B1:Sheet1.B1" chart:class="chart:line">
            <chart:data-point chart:repeated="268"/>
          </chart:series>
          <chart:series chart:style-name="ch10" chart:values-cell-range-address="Sheet1.D2:Sheet1.D269" chart:label-cell-address="Sheet1.D1:Sheet1.D1" chart:class="chart:line">
            <chart:data-point chart:repeated="26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E-using current best params</text:p>
                <draw:g>
                  <svg:desc>Sheet1.B1:Sheet1.B1</svg:desc>
                </draw:g>
              </table:table-cell>
              <table:table-cell office:value-type="string">
                <text:p>MSE-using original param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00652-2965-06-14-18-19n</text:p>
                <draw:g>
                  <svg:desc>Sheet1.A2:Sheet1.A269</svg:desc>
                </draw:g>
              </table:table-cell>
              <table:table-cell office:value-type="float" office:value="2174.24411296223">
                <text:p>2174.24411296223</text:p>
                <draw:g>
                  <svg:desc>Sheet1.B2:Sheet1.B269</svg:desc>
                </draw:g>
              </table:table-cell>
              <table:table-cell office:value-type="float" office:value="5720.57503652209">
                <text:p>5720.57503652209</text:p>
                <draw:g>
                  <svg:desc>Sheet1.D2:Sheet1.D269</svg:desc>
                </draw:g>
              </table:table-cell>
            </table:table-row>
            <table:table-row>
              <table:table-cell office:value-type="string">
                <text:p>s00801-2861-06-26-01-18n</text:p>
              </table:table-cell>
              <table:table-cell office:value-type="float" office:value="21.3125746727069">
                <text:p>21.3125746727069</text:p>
              </table:table-cell>
              <table:table-cell office:value-type="float" office:value="564.674358001005">
                <text:p>564.674358001005</text:p>
              </table:table-cell>
            </table:table-row>
            <table:table-row>
              <table:table-cell office:value-type="string">
                <text:p>s00801-2861-07-01-17-16n</text:p>
              </table:table-cell>
              <table:table-cell office:value-type="float" office:value="195.600579431431">
                <text:p>195.600579431431</text:p>
              </table:table-cell>
              <table:table-cell office:value-type="float" office:value="264.666457489329">
                <text:p>264.666457489329</text:p>
              </table:table-cell>
            </table:table-row>
            <table:table-row>
              <table:table-cell office:value-type="string">
                <text:p>s00801-2861-07-08-13-56n</text:p>
              </table:table-cell>
              <table:table-cell office:value-type="float" office:value="8.17629526895651">
                <text:p>8.17629526895651</text:p>
              </table:table-cell>
              <table:table-cell office:value-type="float" office:value="814.87865945449">
                <text:p>814.87865945449</text:p>
              </table:table-cell>
            </table:table-row>
            <table:table-row>
              <table:table-cell office:value-type="string">
                <text:p>s00801-2861-07-11-16-26n</text:p>
              </table:table-cell>
              <table:table-cell office:value-type="float" office:value="541.585199000772">
                <text:p>541.585199000772</text:p>
              </table:table-cell>
              <table:table-cell office:value-type="float" office:value="2682.97699185009">
                <text:p>2682.97699185009</text:p>
              </table:table-cell>
            </table:table-row>
            <table:table-row>
              <table:table-cell office:value-type="string">
                <text:p>s00801-2861-07-20-14-58n</text:p>
              </table:table-cell>
              <table:table-cell office:value-type="float" office:value="58.3243207250735">
                <text:p>58.3243207250735</text:p>
              </table:table-cell>
              <table:table-cell office:value-type="float" office:value="1267.82470141759">
                <text:p>1267.82470141759</text:p>
              </table:table-cell>
            </table:table-row>
            <table:table-row>
              <table:table-cell office:value-type="string">
                <text:p>s00946-2684-03-25-08-08n</text:p>
              </table:table-cell>
              <table:table-cell office:value-type="float" office:value="24.9196231390745">
                <text:p>24.9196231390745</text:p>
              </table:table-cell>
              <table:table-cell office:value-type="float" office:value="1000.79717436148">
                <text:p>1000.79717436148</text:p>
              </table:table-cell>
            </table:table-row>
            <table:table-row>
              <table:table-cell office:value-type="string">
                <text:p>s01004-2531-07-20-08-50n</text:p>
              </table:table-cell>
              <table:table-cell office:value-type="float" office:value="190.286065695616">
                <text:p>190.286065695616</text:p>
              </table:table-cell>
              <table:table-cell office:value-type="float" office:value="1827.91446446557">
                <text:p>1827.91446446557</text:p>
              </table:table-cell>
            </table:table-row>
            <table:table-row>
              <table:table-cell office:value-type="string">
                <text:p>s01049-3449-09-09-21-08n</text:p>
              </table:table-cell>
              <table:table-cell office:value-type="float" office:value="1584.90804092526">
                <text:p>1584.90804092526</text:p>
              </table:table-cell>
              <table:table-cell office:value-type="float" office:value="4290.75063886353">
                <text:p>4290.75063886353</text:p>
              </table:table-cell>
            </table:table-row>
            <table:table-row>
              <table:table-cell office:value-type="string">
                <text:p>s01501-3477-12-09-15-02n</text:p>
              </table:table-cell>
              <table:table-cell office:value-type="float" office:value="825.736247469526">
                <text:p>825.736247469526</text:p>
              </table:table-cell>
              <table:table-cell office:value-type="float" office:value="5.08388851725203">
                <text:p>5.08388851725203</text:p>
              </table:table-cell>
            </table:table-row>
            <table:table-row>
              <table:table-cell office:value-type="string">
                <text:p>s01791-2924-04-26-15-14n</text:p>
              </table:table-cell>
              <table:table-cell office:value-type="float" office:value="29.0220635356463">
                <text:p>29.0220635356463</text:p>
              </table:table-cell>
              <table:table-cell office:value-type="float" office:value="637.89120013251">
                <text:p>637.89120013251</text:p>
              </table:table-cell>
            </table:table-row>
            <table:table-row>
              <table:table-cell office:value-type="string">
                <text:p>s01840-3454-10-24-18-46n</text:p>
              </table:table-cell>
              <table:table-cell office:value-type="float" office:value="350.725062516749">
                <text:p>350.725062516749</text:p>
              </table:table-cell>
              <table:table-cell office:value-type="float" office:value="962.612883926581">
                <text:p>962.612883926581</text:p>
              </table:table-cell>
            </table:table-row>
            <table:table-row>
              <table:table-cell office:value-type="string">
                <text:p>s01855-3408-03-18-20-24n</text:p>
              </table:table-cell>
              <table:table-cell office:value-type="float" office:value="50.8130765069179">
                <text:p>50.8130765069179</text:p>
              </table:table-cell>
              <table:table-cell office:value-type="float" office:value="1162.97089972761">
                <text:p>1162.97089972761</text:p>
              </table:table-cell>
            </table:table-row>
            <table:table-row>
              <table:table-cell office:value-type="string">
                <text:p>s01949-3435-02-19-12-37n</text:p>
              </table:table-cell>
              <table:table-cell office:value-type="float" office:value="166.780637420713">
                <text:p>166.780637420713</text:p>
              </table:table-cell>
              <table:table-cell office:value-type="float" office:value="1528.78510746553">
                <text:p>1528.78510746553</text:p>
              </table:table-cell>
            </table:table-row>
            <table:table-row>
              <table:table-cell office:value-type="string">
                <text:p>s01978-2790-09-26-14-58n</text:p>
              </table:table-cell>
              <table:table-cell office:value-type="float" office:value="556.607396373414">
                <text:p>556.607396373414</text:p>
              </table:table-cell>
              <table:table-cell office:value-type="float" office:value="2589.62121821306">
                <text:p>2589.62121821306</text:p>
              </table:table-cell>
            </table:table-row>
            <table:table-row>
              <table:table-cell office:value-type="string">
                <text:p>s01978-2790-10-05-11-22n</text:p>
              </table:table-cell>
              <table:table-cell office:value-type="float" office:value="631.534538337514">
                <text:p>631.534538337514</text:p>
              </table:table-cell>
              <table:table-cell office:value-type="float" office:value="17.2428783393952">
                <text:p>17.2428783393952</text:p>
              </table:table-cell>
            </table:table-row>
            <table:table-row>
              <table:table-cell office:value-type="string">
                <text:p>s02063-3061-11-07-18-17n</text:p>
              </table:table-cell>
              <table:table-cell office:value-type="float" office:value="82.4444932632779">
                <text:p>82.4444932632779</text:p>
              </table:table-cell>
              <table:table-cell office:value-type="float" office:value="774.200318605964">
                <text:p>774.200318605964</text:p>
              </table:table-cell>
            </table:table-row>
            <table:table-row>
              <table:table-cell office:value-type="string">
                <text:p>s02104-2542-04-20-17-33n</text:p>
              </table:table-cell>
              <table:table-cell office:value-type="float" office:value="164.219906212631">
                <text:p>164.219906212631</text:p>
              </table:table-cell>
              <table:table-cell office:value-type="float" office:value="185.645585598262">
                <text:p>185.645585598262</text:p>
              </table:table-cell>
            </table:table-row>
            <table:table-row>
              <table:table-cell office:value-type="string">
                <text:p>s02458-2778-01-02-15-10n</text:p>
              </table:table-cell>
              <table:table-cell office:value-type="float" office:value="85.4626950765254">
                <text:p>85.4626950765254</text:p>
              </table:table-cell>
              <table:table-cell office:value-type="float" office:value="359.652280637331">
                <text:p>359.652280637331</text:p>
              </table:table-cell>
            </table:table-row>
            <table:table-row>
              <table:table-cell office:value-type="string">
                <text:p>s02586-3305-07-08-16-39n</text:p>
              </table:table-cell>
              <table:table-cell office:value-type="float" office:value="44.0113319400236">
                <text:p>44.0113319400236</text:p>
              </table:table-cell>
              <table:table-cell office:value-type="float" office:value="973.104696316881">
                <text:p>973.104696316881</text:p>
              </table:table-cell>
            </table:table-row>
            <table:table-row>
              <table:table-cell office:value-type="string">
                <text:p>s02703-3188-09-06-09-12n</text:p>
              </table:table-cell>
              <table:table-cell office:value-type="float" office:value="104.679805553794">
                <text:p>104.679805553794</text:p>
              </table:table-cell>
              <table:table-cell office:value-type="float" office:value="602.16308375905">
                <text:p>602.16308375905</text:p>
              </table:table-cell>
            </table:table-row>
            <table:table-row>
              <table:table-cell office:value-type="string">
                <text:p>s02906-3263-01-24-14-51n</text:p>
              </table:table-cell>
              <table:table-cell office:value-type="float" office:value="65.250683973731">
                <text:p>65.250683973731</text:p>
              </table:table-cell>
              <table:table-cell office:value-type="float" office:value="548.356845547669">
                <text:p>548.356845547669</text:p>
              </table:table-cell>
            </table:table-row>
            <table:table-row>
              <table:table-cell office:value-type="string">
                <text:p>s02906-3263-01-29-15-08n</text:p>
              </table:table-cell>
              <table:table-cell office:value-type="float" office:value="811.573144554089">
                <text:p>811.573144554089</text:p>
              </table:table-cell>
              <table:table-cell office:value-type="float" office:value="11.6345186077334">
                <text:p>11.6345186077334</text:p>
              </table:table-cell>
            </table:table-row>
            <table:table-row>
              <table:table-cell office:value-type="string">
                <text:p>s03039-3056-11-25-01-13n</text:p>
              </table:table-cell>
              <table:table-cell office:value-type="float" office:value="83.1504257001992">
                <text:p>83.1504257001992</text:p>
              </table:table-cell>
              <table:table-cell office:value-type="float" office:value="1264.51259176701">
                <text:p>1264.51259176701</text:p>
              </table:table-cell>
            </table:table-row>
            <table:table-row>
              <table:table-cell office:value-type="string">
                <text:p>s03386-2577-07-30-13-04n</text:p>
              </table:table-cell>
              <table:table-cell office:value-type="float" office:value="9.18207703582679">
                <text:p>9.18207703582679</text:p>
              </table:table-cell>
              <table:table-cell office:value-type="float" office:value="650.425682304221">
                <text:p>650.425682304221</text:p>
              </table:table-cell>
            </table:table-row>
            <table:table-row>
              <table:table-cell office:value-type="string">
                <text:p>s03386-2577-08-01-10-02n</text:p>
              </table:table-cell>
              <table:table-cell office:value-type="float" office:value="5.36166031480378">
                <text:p>5.36166031480378</text:p>
              </table:table-cell>
              <table:table-cell office:value-type="float" office:value="886.255761119729">
                <text:p>886.255761119729</text:p>
              </table:table-cell>
            </table:table-row>
            <table:table-row>
              <table:table-cell office:value-type="string">
                <text:p>s03386-2577-08-04-14-31n</text:p>
              </table:table-cell>
              <table:table-cell office:value-type="float" office:value="613.896173644391">
                <text:p>613.896173644391</text:p>
              </table:table-cell>
              <table:table-cell office:value-type="float" office:value="2886.44972404017">
                <text:p>2886.44972404017</text:p>
              </table:table-cell>
            </table:table-row>
            <table:table-row>
              <table:table-cell office:value-type="string">
                <text:p>s03386-2577-08-07-00-38n</text:p>
              </table:table-cell>
              <table:table-cell office:value-type="float" office:value="60.3417322874189">
                <text:p>60.3417322874189</text:p>
              </table:table-cell>
              <table:table-cell office:value-type="float" office:value="1181.71550132386">
                <text:p>1181.71550132386</text:p>
              </table:table-cell>
            </table:table-row>
            <table:table-row>
              <table:table-cell office:value-type="string">
                <text:p>s03386-2577-08-07-20-40n</text:p>
              </table:table-cell>
              <table:table-cell office:value-type="float" office:value="786.004857068517">
                <text:p>786.004857068517</text:p>
              </table:table-cell>
              <table:table-cell office:value-type="float" office:value="507.049475799311">
                <text:p>507.049475799311</text:p>
              </table:table-cell>
            </table:table-row>
            <table:table-row>
              <table:table-cell office:value-type="string">
                <text:p>s03386-2577-08-12-16-13n</text:p>
              </table:table-cell>
              <table:table-cell office:value-type="float" office:value="26.8083992733361">
                <text:p>26.8083992733361</text:p>
              </table:table-cell>
              <table:table-cell office:value-type="float" office:value="1101.09563748568">
                <text:p>1101.09563748568</text:p>
              </table:table-cell>
            </table:table-row>
            <table:table-row>
              <table:table-cell office:value-type="string">
                <text:p>s03386-2577-08-19-18-08n</text:p>
              </table:table-cell>
              <table:table-cell office:value-type="float" office:value="121.606330448789">
                <text:p>121.606330448789</text:p>
              </table:table-cell>
              <table:table-cell office:value-type="float" office:value="1556.72127838499">
                <text:p>1556.72127838499</text:p>
              </table:table-cell>
            </table:table-row>
            <table:table-row>
              <table:table-cell office:value-type="string">
                <text:p>s03617-2874-01-30-06-30n</text:p>
              </table:table-cell>
              <table:table-cell office:value-type="float" office:value="402.290906063807">
                <text:p>402.290906063807</text:p>
              </table:table-cell>
              <table:table-cell office:value-type="float" office:value="80.7095436262816">
                <text:p>80.7095436262816</text:p>
              </table:table-cell>
            </table:table-row>
            <table:table-row>
              <table:table-cell office:value-type="string">
                <text:p>s03744-2968-03-16-20-14n</text:p>
              </table:table-cell>
              <table:table-cell office:value-type="float" office:value="397.21574419807">
                <text:p>397.21574419807</text:p>
              </table:table-cell>
              <table:table-cell office:value-type="float" office:value="125.154780723572">
                <text:p>125.154780723572</text:p>
              </table:table-cell>
            </table:table-row>
            <table:table-row>
              <table:table-cell office:value-type="string">
                <text:p>s04324-3333-09-05-01-42n</text:p>
              </table:table-cell>
              <table:table-cell office:value-type="float" office:value="601.086107001735">
                <text:p>601.086107001735</text:p>
              </table:table-cell>
              <table:table-cell office:value-type="float" office:value="98.8586419998825">
                <text:p>98.8586419998825</text:p>
              </table:table-cell>
            </table:table-row>
            <table:table-row>
              <table:table-cell office:value-type="string">
                <text:p>s04324-3333-09-08-12-22n</text:p>
              </table:table-cell>
              <table:table-cell office:value-type="float" office:value="38.4041193514303">
                <text:p>38.4041193514303</text:p>
              </table:table-cell>
              <table:table-cell office:value-type="float" office:value="516.459641391139">
                <text:p>516.459641391139</text:p>
              </table:table-cell>
            </table:table-row>
            <table:table-row>
              <table:table-cell office:value-type="string">
                <text:p>s04331-2696-12-18-12-06n</text:p>
              </table:table-cell>
              <table:table-cell office:value-type="float" office:value="1833.17843641791">
                <text:p>1833.17843641791</text:p>
              </table:table-cell>
              <table:table-cell office:value-type="float" office:value="4868.16935525713">
                <text:p>4868.16935525713</text:p>
              </table:table-cell>
            </table:table-row>
            <table:table-row>
              <table:table-cell office:value-type="string">
                <text:p>s04331-2696-12-22-07-41n</text:p>
              </table:table-cell>
              <table:table-cell office:value-type="float" office:value="187.149447515265">
                <text:p>187.149447515265</text:p>
              </table:table-cell>
              <table:table-cell office:value-type="float" office:value="1789.38484127939">
                <text:p>1789.38484127939</text:p>
              </table:table-cell>
            </table:table-row>
            <table:table-row>
              <table:table-cell office:value-type="string">
                <text:p>s04679-3311-07-03-20-49n</text:p>
              </table:table-cell>
              <table:table-cell office:value-type="float" office:value="614.299853436903">
                <text:p>614.299853436903</text:p>
              </table:table-cell>
              <table:table-cell office:value-type="float" office:value="107.008453351796">
                <text:p>107.008453351796</text:p>
              </table:table-cell>
            </table:table-row>
            <table:table-row>
              <table:table-cell office:value-type="string">
                <text:p>s04802-3156-12-03-14-01n</text:p>
              </table:table-cell>
              <table:table-cell office:value-type="float" office:value="14.1713437806159">
                <text:p>14.1713437806159</text:p>
              </table:table-cell>
              <table:table-cell office:value-type="float" office:value="470.509663500866">
                <text:p>470.509663500866</text:p>
              </table:table-cell>
            </table:table-row>
            <table:table-row>
              <table:table-cell office:value-type="string">
                <text:p>s04802-3156-12-06-15-12n</text:p>
              </table:table-cell>
              <table:table-cell office:value-type="float" office:value="652.749809120615">
                <text:p>652.749809120615</text:p>
              </table:table-cell>
              <table:table-cell office:value-type="float" office:value="3360.67219342046">
                <text:p>3360.67219342046</text:p>
              </table:table-cell>
            </table:table-row>
            <table:table-row>
              <table:table-cell office:value-type="string">
                <text:p>s04802-3156-12-13-07-37n</text:p>
              </table:table-cell>
              <table:table-cell office:value-type="float" office:value="41.1822191589686">
                <text:p>41.1822191589686</text:p>
              </table:table-cell>
              <table:table-cell office:value-type="float" office:value="549.294287619374">
                <text:p>549.294287619374</text:p>
              </table:table-cell>
            </table:table-row>
            <table:table-row>
              <table:table-cell office:value-type="string">
                <text:p>s04833-2669-06-04-16-10n</text:p>
              </table:table-cell>
              <table:table-cell office:value-type="float" office:value="145.816164310261">
                <text:p>145.816164310261</text:p>
              </table:table-cell>
              <table:table-cell office:value-type="float" office:value="372.261668370862">
                <text:p>372.261668370862</text:p>
              </table:table-cell>
            </table:table-row>
            <table:table-row>
              <table:table-cell office:value-type="string">
                <text:p>s05345-3311-10-05-13-39n</text:p>
              </table:table-cell>
              <table:table-cell office:value-type="float" office:value="241.22752379445">
                <text:p>241.22752379445</text:p>
              </table:table-cell>
              <table:table-cell office:value-type="float" office:value="1999.11890317856">
                <text:p>1999.11890317856</text:p>
              </table:table-cell>
            </table:table-row>
            <table:table-row>
              <table:table-cell office:value-type="string">
                <text:p>s05937-3100-04-04-17-40n</text:p>
              </table:table-cell>
              <table:table-cell office:value-type="float" office:value="800.082599682551">
                <text:p>800.082599682551</text:p>
              </table:table-cell>
              <table:table-cell office:value-type="float" office:value="3077.73887320003">
                <text:p>3077.73887320003</text:p>
              </table:table-cell>
            </table:table-row>
            <table:table-row>
              <table:table-cell office:value-type="string">
                <text:p>s06158-3136-02-11-14-32n</text:p>
              </table:table-cell>
              <table:table-cell office:value-type="float" office:value="1019.58678603123">
                <text:p>1019.58678603123</text:p>
              </table:table-cell>
              <table:table-cell office:value-type="float" office:value="3105.70397110378">
                <text:p>3105.70397110378</text:p>
              </table:table-cell>
            </table:table-row>
            <table:table-row>
              <table:table-cell office:value-type="string">
                <text:p>s06539-2651-12-18-12-20n</text:p>
              </table:table-cell>
              <table:table-cell office:value-type="float" office:value="103.469342319842">
                <text:p>103.469342319842</text:p>
              </table:table-cell>
              <table:table-cell office:value-type="float" office:value="1427.9298333546">
                <text:p>1427.9298333546</text:p>
              </table:table-cell>
            </table:table-row>
            <table:table-row>
              <table:table-cell office:value-type="string">
                <text:p>s06692-2632-11-21-02-18n</text:p>
              </table:table-cell>
              <table:table-cell office:value-type="float" office:value="0.276393796040109">
                <text:p>0.276393796040109</text:p>
              </table:table-cell>
              <table:table-cell office:value-type="float" office:value="1518.79381335404">
                <text:p>1518.79381335404</text:p>
              </table:table-cell>
            </table:table-row>
            <table:table-row>
              <table:table-cell office:value-type="string">
                <text:p>s06875-2827-03-11-08-28n</text:p>
              </table:table-cell>
              <table:table-cell office:value-type="float" office:value="7.44195229308606">
                <text:p>7.44195229308606</text:p>
              </table:table-cell>
              <table:table-cell office:value-type="float" office:value="734.713818817199">
                <text:p>734.713818817199</text:p>
              </table:table-cell>
            </table:table-row>
            <table:table-row>
              <table:table-cell office:value-type="string">
                <text:p>s06946-2700-10-02-19-19n</text:p>
              </table:table-cell>
              <table:table-cell office:value-type="float" office:value="223.713675031806">
                <text:p>223.713675031806</text:p>
              </table:table-cell>
              <table:table-cell office:value-type="float" office:value="151.789348211442">
                <text:p>151.789348211442</text:p>
              </table:table-cell>
            </table:table-row>
            <table:table-row>
              <table:table-cell office:value-type="string">
                <text:p>s07415-2804-11-01-11-55n</text:p>
              </table:table-cell>
              <table:table-cell office:value-type="float" office:value="1268.23758237762">
                <text:p>1268.23758237762</text:p>
              </table:table-cell>
              <table:table-cell office:value-type="float" office:value="3548.22656322855">
                <text:p>3548.22656322855</text:p>
              </table:table-cell>
            </table:table-row>
            <table:table-row>
              <table:table-cell office:value-type="string">
                <text:p>s07614-3227-02-24-13-21n</text:p>
              </table:table-cell>
              <table:table-cell office:value-type="float" office:value="44.898550986383">
                <text:p>44.898550986383</text:p>
              </table:table-cell>
              <table:table-cell office:value-type="float" office:value="506.257454436">
                <text:p>506.257454436</text:p>
              </table:table-cell>
            </table:table-row>
            <table:table-row>
              <table:table-cell office:value-type="string">
                <text:p>s07654-3050-12-17-10-18n</text:p>
              </table:table-cell>
              <table:table-cell office:value-type="float" office:value="46.0852108094082">
                <text:p>46.0852108094082</text:p>
              </table:table-cell>
              <table:table-cell office:value-type="float" office:value="1156.26627145297">
                <text:p>1156.26627145297</text:p>
              </table:table-cell>
            </table:table-row>
            <table:table-row>
              <table:table-cell office:value-type="string">
                <text:p>s08141-2806-04-26-17-40n</text:p>
              </table:table-cell>
              <table:table-cell office:value-type="float" office:value="694.337344196152">
                <text:p>694.337344196152</text:p>
              </table:table-cell>
              <table:table-cell office:value-type="float" office:value="2823.12559451864">
                <text:p>2823.12559451864</text:p>
              </table:table-cell>
            </table:table-row>
            <table:table-row>
              <table:table-cell office:value-type="string">
                <text:p>s08141-2806-04-27-18-01n</text:p>
              </table:table-cell>
              <table:table-cell office:value-type="float" office:value="509.574344272732">
                <text:p>509.574344272732</text:p>
              </table:table-cell>
              <table:table-cell office:value-type="float" office:value="2477.22750034799">
                <text:p>2477.22750034799</text:p>
              </table:table-cell>
            </table:table-row>
            <table:table-row>
              <table:table-cell office:value-type="string">
                <text:p>s08142-2721-12-03-20-41n</text:p>
              </table:table-cell>
              <table:table-cell office:value-type="float" office:value="5.96642133409095">
                <text:p>5.96642133409095</text:p>
              </table:table-cell>
              <table:table-cell office:value-type="float" office:value="572.400218423471">
                <text:p>572.400218423471</text:p>
              </table:table-cell>
            </table:table-row>
            <table:table-row>
              <table:table-cell office:value-type="string">
                <text:p>s08318-3495-11-26-06-13n</text:p>
              </table:table-cell>
              <table:table-cell office:value-type="float" office:value="231.076983972293">
                <text:p>231.076983972293</text:p>
              </table:table-cell>
              <table:table-cell office:value-type="float" office:value="211.397571413347">
                <text:p>211.397571413347</text:p>
              </table:table-cell>
            </table:table-row>
            <table:table-row>
              <table:table-cell office:value-type="string">
                <text:p>s08318-3495-11-26-07-41n</text:p>
              </table:table-cell>
              <table:table-cell office:value-type="float" office:value="494.894673509714">
                <text:p>494.894673509714</text:p>
              </table:table-cell>
              <table:table-cell office:value-type="float" office:value="106.654644871756">
                <text:p>106.654644871756</text:p>
              </table:table-cell>
            </table:table-row>
            <table:table-row>
              <table:table-cell office:value-type="string">
                <text:p>s08396-2838-06-03-15-32n</text:p>
              </table:table-cell>
              <table:table-cell office:value-type="float" office:value="67.963486714572">
                <text:p>67.963486714572</text:p>
              </table:table-cell>
              <table:table-cell office:value-type="float" office:value="694.011362354551">
                <text:p>694.011362354551</text:p>
              </table:table-cell>
            </table:table-row>
            <table:table-row>
              <table:table-cell office:value-type="string">
                <text:p>s08915-3391-06-03-19-50n</text:p>
              </table:table-cell>
              <table:table-cell office:value-type="float" office:value="454.394667053868">
                <text:p>454.394667053868</text:p>
              </table:table-cell>
              <table:table-cell office:value-type="float" office:value="2472.39825135017">
                <text:p>2472.39825135017</text:p>
              </table:table-cell>
            </table:table-row>
            <table:table-row>
              <table:table-cell office:value-type="string">
                <text:p>s08915-3391-06-17-18-19n</text:p>
              </table:table-cell>
              <table:table-cell office:value-type="float" office:value="11.1835287249395">
                <text:p>11.1835287249395</text:p>
              </table:table-cell>
              <table:table-cell office:value-type="float" office:value="670.60865080877">
                <text:p>670.60865080877</text:p>
              </table:table-cell>
            </table:table-row>
            <table:table-row>
              <table:table-cell office:value-type="string">
                <text:p>s09058-3363-09-06-20-17n</text:p>
              </table:table-cell>
              <table:table-cell office:value-type="float" office:value="151.35575305631">
                <text:p>151.35575305631</text:p>
              </table:table-cell>
              <table:table-cell office:value-type="float" office:value="346.221183898171">
                <text:p>346.221183898171</text:p>
              </table:table-cell>
            </table:table-row>
            <table:table-row>
              <table:table-cell office:value-type="string">
                <text:p>s09993-3464-06-03-19-50n</text:p>
              </table:table-cell>
              <table:table-cell office:value-type="float" office:value="77.1027398822097">
                <text:p>77.1027398822097</text:p>
              </table:table-cell>
              <table:table-cell office:value-type="float" office:value="1455.6944685188">
                <text:p>1455.6944685188</text:p>
              </table:table-cell>
            </table:table-row>
            <table:table-row>
              <table:table-cell office:value-type="string">
                <text:p>s09993-3464-06-07-15-08n</text:p>
              </table:table-cell>
              <table:table-cell office:value-type="float" office:value="206.963013219595">
                <text:p>206.963013219595</text:p>
              </table:table-cell>
              <table:table-cell office:value-type="float" office:value="267.111456973247">
                <text:p>267.111456973247</text:p>
              </table:table-cell>
            </table:table-row>
            <table:table-row>
              <table:table-cell office:value-type="string">
                <text:p>s10464-3118-05-03-18-10n</text:p>
              </table:table-cell>
              <table:table-cell office:value-type="float" office:value="863.989534423119">
                <text:p>863.989534423119</text:p>
              </table:table-cell>
              <table:table-cell office:value-type="float" office:value="79.9796531794004">
                <text:p>79.9796531794004</text:p>
              </table:table-cell>
            </table:table-row>
            <table:table-row>
              <table:table-cell office:value-type="string">
                <text:p>s10475-2611-09-09-10-14n</text:p>
              </table:table-cell>
              <table:table-cell office:value-type="float" office:value="417.371800190833">
                <text:p>417.371800190833</text:p>
              </table:table-cell>
              <table:table-cell office:value-type="float" office:value="2547.19525614096">
                <text:p>2547.19525614096</text:p>
              </table:table-cell>
            </table:table-row>
            <table:table-row>
              <table:table-cell office:value-type="string">
                <text:p>s10629-3278-05-18-17-40n</text:p>
              </table:table-cell>
              <table:table-cell office:value-type="float" office:value="1551.2307425626">
                <text:p>1551.2307425626</text:p>
              </table:table-cell>
              <table:table-cell office:value-type="float" office:value="4396.60703490417">
                <text:p>4396.60703490417</text:p>
              </table:table-cell>
            </table:table-row>
            <table:table-row>
              <table:table-cell office:value-type="string">
                <text:p>s10667-3062-11-09-19-36n</text:p>
              </table:table-cell>
              <table:table-cell office:value-type="float" office:value="146.461314493689">
                <text:p>146.461314493689</text:p>
              </table:table-cell>
              <table:table-cell office:value-type="float" office:value="158.581432055984">
                <text:p>158.581432055984</text:p>
              </table:table-cell>
            </table:table-row>
            <table:table-row>
              <table:table-cell office:value-type="string">
                <text:p>s10667-3062-11-11-16-05n</text:p>
              </table:table-cell>
              <table:table-cell office:value-type="float" office:value="49.8754736530361">
                <text:p>49.8754736530361</text:p>
              </table:table-cell>
              <table:table-cell office:value-type="float" office:value="812.120003142274">
                <text:p>812.120003142274</text:p>
              </table:table-cell>
            </table:table-row>
            <table:table-row>
              <table:table-cell office:value-type="string">
                <text:p>s10842-3428-05-08-02-26n</text:p>
              </table:table-cell>
              <table:table-cell office:value-type="float" office:value="1017.83615873991">
                <text:p>1017.83615873991</text:p>
              </table:table-cell>
              <table:table-cell office:value-type="float" office:value="60.386060937622">
                <text:p>60.386060937622</text:p>
              </table:table-cell>
            </table:table-row>
            <table:table-row>
              <table:table-cell office:value-type="string">
                <text:p>s10842-3428-05-08-18-08n</text:p>
              </table:table-cell>
              <table:table-cell office:value-type="float" office:value="11.5269712691777">
                <text:p>11.5269712691777</text:p>
              </table:table-cell>
              <table:table-cell office:value-type="float" office:value="1078.42190533011">
                <text:p>1078.42190533011</text:p>
              </table:table-cell>
            </table:table-row>
            <table:table-row>
              <table:table-cell office:value-type="string">
                <text:p>s11187-2768-11-11-16-37n</text:p>
              </table:table-cell>
              <table:table-cell office:value-type="float" office:value="799.163243659134">
                <text:p>799.163243659134</text:p>
              </table:table-cell>
              <table:table-cell office:value-type="float" office:value="49.5708497434589">
                <text:p>49.5708497434589</text:p>
              </table:table-cell>
            </table:table-row>
            <table:table-row>
              <table:table-cell office:value-type="string">
                <text:p>s11342-2777-09-28-13-38n</text:p>
              </table:table-cell>
              <table:table-cell office:value-type="float" office:value="51.2127514501111">
                <text:p>51.2127514501111</text:p>
              </table:table-cell>
              <table:table-cell office:value-type="float" office:value="989.121766658051">
                <text:p>989.121766658051</text:p>
              </table:table-cell>
            </table:table-row>
            <table:table-row>
              <table:table-cell office:value-type="string">
                <text:p>s11342-2777-09-30-12-41n</text:p>
              </table:table-cell>
              <table:table-cell office:value-type="float" office:value="606.012244571277">
                <text:p>606.012244571277</text:p>
              </table:table-cell>
              <table:table-cell office:value-type="float" office:value="80.8825322876154">
                <text:p>80.8825322876154</text:p>
              </table:table-cell>
            </table:table-row>
            <table:table-row>
              <table:table-cell office:value-type="string">
                <text:p>s11342-2777-10-03-09-14n</text:p>
              </table:table-cell>
              <table:table-cell office:value-type="float" office:value="52.3527832296906">
                <text:p>52.3527832296906</text:p>
              </table:table-cell>
              <table:table-cell office:value-type="float" office:value="798.795301147934">
                <text:p>798.795301147934</text:p>
              </table:table-cell>
            </table:table-row>
            <table:table-row>
              <table:table-cell office:value-type="string">
                <text:p>s11388-3328-05-14-13-25n</text:p>
              </table:table-cell>
              <table:table-cell office:value-type="float" office:value="28.8120588287844">
                <text:p>28.8120588287844</text:p>
              </table:table-cell>
              <table:table-cell office:value-type="float" office:value="1108.6109273681">
                <text:p>1108.6109273681</text:p>
              </table:table-cell>
            </table:table-row>
            <table:table-row>
              <table:table-cell office:value-type="string">
                <text:p>s11431-3470-12-06-13-09n</text:p>
              </table:table-cell>
              <table:table-cell office:value-type="float" office:value="94.1632238548088">
                <text:p>94.1632238548088</text:p>
              </table:table-cell>
              <table:table-cell office:value-type="float" office:value="401.003275671608">
                <text:p>401.003275671608</text:p>
              </table:table-cell>
            </table:table-row>
            <table:table-row>
              <table:table-cell office:value-type="string">
                <text:p>s11727-2931-10-16-17-09n</text:p>
              </table:table-cell>
              <table:table-cell office:value-type="float" office:value="524.298542198111">
                <text:p>524.298542198111</text:p>
              </table:table-cell>
              <table:table-cell office:value-type="float" office:value="0.459926125914053">
                <text:p>0.459926125914053</text:p>
              </table:table-cell>
            </table:table-row>
            <table:table-row>
              <table:table-cell office:value-type="string">
                <text:p>s12174-3239-09-13-21-48n</text:p>
              </table:table-cell>
              <table:table-cell office:value-type="float" office:value="187.4778133251">
                <text:p>187.4778133251</text:p>
              </table:table-cell>
              <table:table-cell office:value-type="float" office:value="1584.21092496807">
                <text:p>1584.21092496807</text:p>
              </table:table-cell>
            </table:table-row>
            <table:table-row>
              <table:table-cell office:value-type="string">
                <text:p>s12174-3239-09-15-19-04n</text:p>
              </table:table-cell>
              <table:table-cell office:value-type="float" office:value="56.6912126349078">
                <text:p>56.6912126349078</text:p>
              </table:table-cell>
              <table:table-cell office:value-type="float" office:value="1232.86089708679">
                <text:p>1232.86089708679</text:p>
              </table:table-cell>
            </table:table-row>
            <table:table-row>
              <table:table-cell office:value-type="string">
                <text:p>s12351-3115-12-03-20-48n</text:p>
              </table:table-cell>
              <table:table-cell office:value-type="float" office:value="493.687751951022">
                <text:p>493.687751951022</text:p>
              </table:table-cell>
              <table:table-cell office:value-type="float" office:value="2463.10431536149">
                <text:p>2463.10431536149</text:p>
              </table:table-cell>
            </table:table-row>
            <table:table-row>
              <table:table-cell office:value-type="string">
                <text:p>s12351-3115-12-10-17-50n</text:p>
              </table:table-cell>
              <table:table-cell office:value-type="float" office:value="230.801605003275">
                <text:p>230.801605003275</text:p>
              </table:table-cell>
              <table:table-cell office:value-type="float" office:value="2046.36297581076">
                <text:p>2046.36297581076</text:p>
              </table:table-cell>
            </table:table-row>
            <table:table-row>
              <table:table-cell office:value-type="string">
                <text:p>s12531-3144-03-08-13-21n</text:p>
              </table:table-cell>
              <table:table-cell office:value-type="float" office:value="48.9107342002758">
                <text:p>48.9107342002758</text:p>
              </table:table-cell>
              <table:table-cell office:value-type="float" office:value="1152.38006399294">
                <text:p>1152.38006399294</text:p>
              </table:table-cell>
            </table:table-row>
            <table:table-row>
              <table:table-cell office:value-type="string">
                <text:p>s12878-3033-11-19-14-56n</text:p>
              </table:table-cell>
              <table:table-cell office:value-type="float" office:value="2.29731790594296">
                <text:p>2.29731790594296</text:p>
              </table:table-cell>
              <table:table-cell office:value-type="float" office:value="799.813424405271">
                <text:p>799.813424405271</text:p>
              </table:table-cell>
            </table:table-row>
            <table:table-row>
              <table:table-cell office:value-type="string">
                <text:p>s13136-2568-10-25-14-55n</text:p>
              </table:table-cell>
              <table:table-cell office:value-type="float" office:value="12.6720964538573">
                <text:p>12.6720964538573</text:p>
              </table:table-cell>
              <table:table-cell office:value-type="float" office:value="796.165481560668">
                <text:p>796.165481560668</text:p>
              </table:table-cell>
            </table:table-row>
            <table:table-row>
              <table:table-cell office:value-type="string">
                <text:p>s13600-2601-12-16-08-25n</text:p>
              </table:table-cell>
              <table:table-cell office:value-type="float" office:value="488.608110163668">
                <text:p>488.608110163668</text:p>
              </table:table-cell>
              <table:table-cell office:value-type="float" office:value="98.350383107326">
                <text:p>98.350383107326</text:p>
              </table:table-cell>
            </table:table-row>
            <table:table-row>
              <table:table-cell office:value-type="string">
                <text:p>s13694-2874-11-12-17-20n</text:p>
              </table:table-cell>
              <table:table-cell office:value-type="float" office:value="147.664467712683">
                <text:p>147.664467712683</text:p>
              </table:table-cell>
              <table:table-cell office:value-type="float" office:value="1496.9108963328">
                <text:p>1496.9108963328</text:p>
              </table:table-cell>
            </table:table-row>
            <table:table-row>
              <table:table-cell office:value-type="string">
                <text:p>s14266-2770-01-13-15-29n</text:p>
              </table:table-cell>
              <table:table-cell office:value-type="float" office:value="237.197947914822">
                <text:p>237.197947914822</text:p>
              </table:table-cell>
              <table:table-cell office:value-type="float" office:value="130.452552675373">
                <text:p>130.452552675373</text:p>
              </table:table-cell>
            </table:table-row>
            <table:table-row>
              <table:table-cell office:value-type="string">
                <text:p>s14533-3457-09-02-16-35n</text:p>
              </table:table-cell>
              <table:table-cell office:value-type="float" office:value="437.4621423193">
                <text:p>437.4621423193</text:p>
              </table:table-cell>
              <table:table-cell office:value-type="float" office:value="179.570592486069">
                <text:p>179.570592486069</text:p>
              </table:table-cell>
            </table:table-row>
            <table:table-row>
              <table:table-cell office:value-type="string">
                <text:p>s14533-3457-09-04-17-16n</text:p>
              </table:table-cell>
              <table:table-cell office:value-type="float" office:value="423.995120986771">
                <text:p>423.995120986771</text:p>
              </table:table-cell>
              <table:table-cell office:value-type="float" office:value="210.660979216649">
                <text:p>210.660979216649</text:p>
              </table:table-cell>
            </table:table-row>
            <table:table-row>
              <table:table-cell office:value-type="string">
                <text:p>s14579-3182-06-25-13-57n</text:p>
              </table:table-cell>
              <table:table-cell office:value-type="float" office:value="8.69205573622135">
                <text:p>8.69205573622135</text:p>
              </table:table-cell>
              <table:table-cell office:value-type="float" office:value="770.682367715447">
                <text:p>770.682367715447</text:p>
              </table:table-cell>
            </table:table-row>
            <table:table-row>
              <table:table-cell office:value-type="string">
                <text:p>s14947-3433-11-04-17-06n</text:p>
              </table:table-cell>
              <table:table-cell office:value-type="float" office:value="1156.62489009813">
                <text:p>1156.62489009813</text:p>
              </table:table-cell>
              <table:table-cell office:value-type="float" office:value="120.539445303468">
                <text:p>120.539445303468</text:p>
              </table:table-cell>
            </table:table-row>
            <table:table-row>
              <table:table-cell office:value-type="string">
                <text:p>s14947-3433-11-06-12-07n</text:p>
              </table:table-cell>
              <table:table-cell office:value-type="float" office:value="886.905632278826">
                <text:p>886.905632278826</text:p>
              </table:table-cell>
              <table:table-cell office:value-type="float" office:value="58.6690788244921">
                <text:p>58.6690788244921</text:p>
              </table:table-cell>
            </table:table-row>
            <table:table-row>
              <table:table-cell office:value-type="string">
                <text:p>s15218-2811-09-23-14-40n</text:p>
              </table:table-cell>
              <table:table-cell office:value-type="float" office:value="65.8606662911132">
                <text:p>65.8606662911132</text:p>
              </table:table-cell>
              <table:table-cell office:value-type="float" office:value="431.437961805778">
                <text:p>431.437961805778</text:p>
              </table:table-cell>
            </table:table-row>
            <table:table-row>
              <table:table-cell office:value-type="string">
                <text:p>s15298-2922-11-09-15-38n</text:p>
              </table:table-cell>
              <table:table-cell office:value-type="float" office:value="530.647842698711">
                <text:p>530.647842698711</text:p>
              </table:table-cell>
              <table:table-cell office:value-type="float" office:value="77.7268625626786">
                <text:p>77.7268625626786</text:p>
              </table:table-cell>
            </table:table-row>
            <table:table-row>
              <table:table-cell office:value-type="string">
                <text:p>s15480-2803-10-21-19-54n</text:p>
              </table:table-cell>
              <table:table-cell office:value-type="float" office:value="22.482550356492">
                <text:p>22.482550356492</text:p>
              </table:table-cell>
              <table:table-cell office:value-type="float" office:value="443.686611420048">
                <text:p>443.686611420048</text:p>
              </table:table-cell>
            </table:table-row>
            <table:table-row>
              <table:table-cell office:value-type="string">
                <text:p>s15488-2783-02-14-09-55n</text:p>
              </table:table-cell>
              <table:table-cell office:value-type="float" office:value="711.519503241614">
                <text:p>711.519503241614</text:p>
              </table:table-cell>
              <table:table-cell office:value-type="float" office:value="2831.51316745541">
                <text:p>2831.51316745541</text:p>
              </table:table-cell>
            </table:table-row>
            <table:table-row>
              <table:table-cell office:value-type="string">
                <text:p>s15716-3078-02-13-13-21n</text:p>
              </table:table-cell>
              <table:table-cell office:value-type="float" office:value="512.514451982954">
                <text:p>512.514451982954</text:p>
              </table:table-cell>
              <table:table-cell office:value-type="float" office:value="2549.23956954884">
                <text:p>2549.23956954884</text:p>
              </table:table-cell>
            </table:table-row>
            <table:table-row>
              <table:table-cell office:value-type="string">
                <text:p>s15716-3078-02-15-19-08n</text:p>
              </table:table-cell>
              <table:table-cell office:value-type="float" office:value="70.6480287677935">
                <text:p>70.6480287677935</text:p>
              </table:table-cell>
              <table:table-cell office:value-type="float" office:value="1480.24816358084">
                <text:p>1480.24816358084</text:p>
              </table:table-cell>
            </table:table-row>
            <table:table-row>
              <table:table-cell office:value-type="string">
                <text:p>s15902-2945-03-24-13-21n</text:p>
              </table:table-cell>
              <table:table-cell office:value-type="float" office:value="121.380124047888">
                <text:p>121.380124047888</text:p>
              </table:table-cell>
              <table:table-cell office:value-type="float" office:value="333.417068906095">
                <text:p>333.417068906095</text:p>
              </table:table-cell>
            </table:table-row>
            <table:table-row>
              <table:table-cell office:value-type="string">
                <text:p>s16112-3503-05-13-14-25n</text:p>
              </table:table-cell>
              <table:table-cell office:value-type="float" office:value="78.284641102449">
                <text:p>78.284641102449</text:p>
              </table:table-cell>
              <table:table-cell office:value-type="float" office:value="413.688703833943">
                <text:p>413.688703833943</text:p>
              </table:table-cell>
            </table:table-row>
            <table:table-row>
              <table:table-cell office:value-type="string">
                <text:p>s16139-3046-10-26-15-48n</text:p>
              </table:table-cell>
              <table:table-cell office:value-type="float" office:value="22.9494462917709">
                <text:p>22.9494462917709</text:p>
              </table:table-cell>
              <table:table-cell office:value-type="float" office:value="479.106908627176">
                <text:p>479.106908627176</text:p>
              </table:table-cell>
            </table:table-row>
            <table:table-row>
              <table:table-cell office:value-type="string">
                <text:p>s16139-3046-10-27-16-44n</text:p>
              </table:table-cell>
              <table:table-cell office:value-type="float" office:value="12.8508219406089">
                <text:p>12.8508219406089</text:p>
              </table:table-cell>
              <table:table-cell office:value-type="float" office:value="635.118811749674">
                <text:p>635.118811749674</text:p>
              </table:table-cell>
            </table:table-row>
            <table:table-row>
              <table:table-cell office:value-type="string">
                <text:p>s16391-2843-12-10-07-37n</text:p>
              </table:table-cell>
              <table:table-cell office:value-type="float" office:value="742.494727147904">
                <text:p>742.494727147904</text:p>
              </table:table-cell>
              <table:table-cell office:value-type="float" office:value="55.0527460224476">
                <text:p>55.0527460224476</text:p>
              </table:table-cell>
            </table:table-row>
            <table:table-row>
              <table:table-cell office:value-type="string">
                <text:p>s17582-2588-03-04-17-06n</text:p>
              </table:table-cell>
              <table:table-cell office:value-type="float" office:value="6.98750336328116">
                <text:p>6.98750336328116</text:p>
              </table:table-cell>
              <table:table-cell office:value-type="float" office:value="798.799221647448">
                <text:p>798.799221647448</text:p>
              </table:table-cell>
            </table:table-row>
            <table:table-row>
              <table:table-cell office:value-type="string">
                <text:p>s17795-3483-10-01-15-38n</text:p>
              </table:table-cell>
              <table:table-cell office:value-type="float" office:value="1115.6167141512">
                <text:p>1115.6167141512</text:p>
              </table:table-cell>
              <table:table-cell office:value-type="float" office:value="3647.52194689716">
                <text:p>3647.52194689716</text:p>
              </table:table-cell>
            </table:table-row>
            <table:table-row>
              <table:table-cell office:value-type="string">
                <text:p>s17795-3483-10-22-17-06n</text:p>
              </table:table-cell>
              <table:table-cell office:value-type="float" office:value="2007.05926692235">
                <text:p>2007.05926692235</text:p>
              </table:table-cell>
              <table:table-cell office:value-type="float" office:value="5448.63084198772">
                <text:p>5448.63084198772</text:p>
              </table:table-cell>
            </table:table-row>
            <table:table-row>
              <table:table-cell office:value-type="string">
                <text:p>s17795-3483-10-23-06-36n</text:p>
              </table:table-cell>
              <table:table-cell office:value-type="float" office:value="63.7843891547526">
                <text:p>63.7843891547526</text:p>
              </table:table-cell>
              <table:table-cell office:value-type="float" office:value="416.836492049144">
                <text:p>416.836492049144</text:p>
              </table:table-cell>
            </table:table-row>
            <table:table-row>
              <table:table-cell office:value-type="string">
                <text:p>s17848-3323-04-25-18-48n</text:p>
              </table:table-cell>
              <table:table-cell office:value-type="float" office:value="890.442888891443">
                <text:p>890.442888891443</text:p>
              </table:table-cell>
              <table:table-cell office:value-type="float" office:value="4126.59599809868">
                <text:p>4126.59599809868</text:p>
              </table:table-cell>
            </table:table-row>
            <table:table-row>
              <table:table-cell office:value-type="string">
                <text:p>s17875-3026-11-08-15-43n</text:p>
              </table:table-cell>
              <table:table-cell office:value-type="float" office:value="517.254890632575">
                <text:p>517.254890632575</text:p>
              </table:table-cell>
              <table:table-cell office:value-type="float" office:value="2474.65176720368">
                <text:p>2474.65176720368</text:p>
              </table:table-cell>
            </table:table-row>
            <table:table-row>
              <table:table-cell office:value-type="string">
                <text:p>s17875-3026-11-20-17-06n</text:p>
              </table:table-cell>
              <table:table-cell office:value-type="float" office:value="41.6774000760335">
                <text:p>41.6774000760335</text:p>
              </table:table-cell>
              <table:table-cell office:value-type="float" office:value="1157.35069411052">
                <text:p>1157.35069411052</text:p>
              </table:table-cell>
            </table:table-row>
            <table:table-row>
              <table:table-cell office:value-type="string">
                <text:p>s18123-2527-07-17-14-43n</text:p>
              </table:table-cell>
              <table:table-cell office:value-type="float" office:value="550.039059762621">
                <text:p>550.039059762621</text:p>
              </table:table-cell>
              <table:table-cell office:value-type="float" office:value="49.4172468160627">
                <text:p>49.4172468160627</text:p>
              </table:table-cell>
            </table:table-row>
            <table:table-row>
              <table:table-cell office:value-type="string">
                <text:p>s18642-3115-09-28-09-12n</text:p>
              </table:table-cell>
              <table:table-cell office:value-type="float" office:value="79.6654188615416">
                <text:p>79.6654188615416</text:p>
              </table:table-cell>
              <table:table-cell office:value-type="float" office:value="1335.5387001199">
                <text:p>1335.5387001199</text:p>
              </table:table-cell>
            </table:table-row>
            <table:table-row>
              <table:table-cell office:value-type="string">
                <text:p>s18970-3262-02-13-13-30n</text:p>
              </table:table-cell>
              <table:table-cell office:value-type="float" office:value="47.4072952343734">
                <text:p>47.4072952343734</text:p>
              </table:table-cell>
              <table:table-cell office:value-type="float" office:value="497.663698793756">
                <text:p>497.663698793756</text:p>
              </table:table-cell>
            </table:table-row>
            <table:table-row>
              <table:table-cell office:value-type="string">
                <text:p>s18970-3262-02-15-18-11n</text:p>
              </table:table-cell>
              <table:table-cell office:value-type="float" office:value="153.097865283019">
                <text:p>153.097865283019</text:p>
              </table:table-cell>
              <table:table-cell office:value-type="float" office:value="1560.82680261072">
                <text:p>1560.82680261072</text:p>
              </table:table-cell>
            </table:table-row>
            <table:table-row>
              <table:table-cell office:value-type="string">
                <text:p>s19578-3447-11-11-13-47n</text:p>
              </table:table-cell>
              <table:table-cell office:value-type="float" office:value="70.7513291425318">
                <text:p>70.7513291425318</text:p>
              </table:table-cell>
              <table:table-cell office:value-type="float" office:value="555.747473540658">
                <text:p>555.747473540658</text:p>
              </table:table-cell>
            </table:table-row>
            <table:table-row>
              <table:table-cell office:value-type="string">
                <text:p>s19700-3390-03-10-17-40n</text:p>
              </table:table-cell>
              <table:table-cell office:value-type="float" office:value="327.309201925189">
                <text:p>327.309201925189</text:p>
              </table:table-cell>
              <table:table-cell office:value-type="float" office:value="2102.58386639354">
                <text:p>2102.58386639354</text:p>
              </table:table-cell>
            </table:table-row>
            <table:table-row>
              <table:table-cell office:value-type="string">
                <text:p>s20726-3106-09-05-15-04n</text:p>
              </table:table-cell>
              <table:table-cell office:value-type="float" office:value="332.500415795769">
                <text:p>332.500415795769</text:p>
              </table:table-cell>
              <table:table-cell office:value-type="float" office:value="152.952012538664">
                <text:p>152.952012538664</text:p>
              </table:table-cell>
            </table:table-row>
            <table:table-row>
              <table:table-cell office:value-type="string">
                <text:p>s20839-2722-12-14-20-44n</text:p>
              </table:table-cell>
              <table:table-cell office:value-type="float" office:value="684.623463435616">
                <text:p>684.623463435616</text:p>
              </table:table-cell>
              <table:table-cell office:value-type="float" office:value="143.363031770763">
                <text:p>143.363031770763</text:p>
              </table:table-cell>
            </table:table-row>
            <table:table-row>
              <table:table-cell office:value-type="string">
                <text:p>s20839-2722-12-15-16-03n</text:p>
              </table:table-cell>
              <table:table-cell office:value-type="float" office:value="270.095063433436">
                <text:p>270.095063433436</text:p>
              </table:table-cell>
              <table:table-cell office:value-type="float" office:value="183.878741856855">
                <text:p>183.878741856855</text:p>
              </table:table-cell>
            </table:table-row>
            <table:table-row>
              <table:table-cell office:value-type="string">
                <text:p>s21002-3006-02-18-15-45n</text:p>
              </table:table-cell>
              <table:table-cell office:value-type="float" office:value="47.0717276973374">
                <text:p>47.0717276973374</text:p>
              </table:table-cell>
              <table:table-cell office:value-type="float" office:value="1187.87173601472">
                <text:p>1187.87173601472</text:p>
              </table:table-cell>
            </table:table-row>
            <table:table-row>
              <table:table-cell office:value-type="string">
                <text:p>s21202-2514-04-25-19-51n</text:p>
              </table:table-cell>
              <table:table-cell office:value-type="float" office:value="46.8427413303484">
                <text:p>46.8427413303484</text:p>
              </table:table-cell>
              <table:table-cell office:value-type="float" office:value="459.631211406859">
                <text:p>459.631211406859</text:p>
              </table:table-cell>
            </table:table-row>
            <table:table-row>
              <table:table-cell office:value-type="string">
                <text:p>s21683-2968-12-06-13-59n</text:p>
              </table:table-cell>
              <table:table-cell office:value-type="float" office:value="91.0350160952196">
                <text:p>91.0350160952196</text:p>
              </table:table-cell>
              <table:table-cell office:value-type="float" office:value="1298.17537452682">
                <text:p>1298.17537452682</text:p>
              </table:table-cell>
            </table:table-row>
            <table:table-row>
              <table:table-cell office:value-type="string">
                <text:p>s21730-3044-01-29-13-30n</text:p>
              </table:table-cell>
              <table:table-cell office:value-type="float" office:value="486.019447442737">
                <text:p>486.019447442737</text:p>
              </table:table-cell>
              <table:table-cell office:value-type="float" office:value="2480.19670813682">
                <text:p>2480.19670813682</text:p>
              </table:table-cell>
            </table:table-row>
            <table:table-row>
              <table:table-cell office:value-type="string">
                <text:p>s21730-3044-01-29-16-10n</text:p>
              </table:table-cell>
              <table:table-cell office:value-type="float" office:value="1986.76046288992">
                <text:p>1986.76046288992</text:p>
              </table:table-cell>
              <table:table-cell office:value-type="float" office:value="5367.65894380488">
                <text:p>5367.65894380488</text:p>
              </table:table-cell>
            </table:table-row>
            <table:table-row>
              <table:table-cell office:value-type="string">
                <text:p>s21734-3352-11-17-11-24n</text:p>
              </table:table-cell>
              <table:table-cell office:value-type="float" office:value="348.143832971185">
                <text:p>348.143832971185</text:p>
              </table:table-cell>
              <table:table-cell office:value-type="float" office:value="211.602485857655">
                <text:p>211.602485857655</text:p>
              </table:table-cell>
            </table:table-row>
            <table:table-row>
              <table:table-cell office:value-type="string">
                <text:p>s22335-3046-02-16-15-42n</text:p>
              </table:table-cell>
              <table:table-cell office:value-type="float" office:value="632.670328014468">
                <text:p>632.670328014468</text:p>
              </table:table-cell>
              <table:table-cell office:value-type="float" office:value="1789.3783438373">
                <text:p>1789.3783438373</text:p>
              </table:table-cell>
            </table:table-row>
            <table:table-row>
              <table:table-cell office:value-type="string">
                <text:p>s22364-3263-10-30-23-14n</text:p>
              </table:table-cell>
              <table:table-cell office:value-type="float" office:value="2374.17536421498">
                <text:p>2374.17536421498</text:p>
              </table:table-cell>
              <table:table-cell office:value-type="float" office:value="6524.10529650775">
                <text:p>6524.10529650775</text:p>
              </table:table-cell>
            </table:table-row>
            <table:table-row>
              <table:table-cell office:value-type="string">
                <text:p>s22462-3003-02-14-13-56n</text:p>
              </table:table-cell>
              <table:table-cell office:value-type="float" office:value="75.9154024518055">
                <text:p>75.9154024518055</text:p>
              </table:table-cell>
              <table:table-cell office:value-type="float" office:value="191.491241452952">
                <text:p>191.491241452952</text:p>
              </table:table-cell>
            </table:table-row>
            <table:table-row>
              <table:table-cell office:value-type="string">
                <text:p>s22585-3335-09-17-10-58n</text:p>
              </table:table-cell>
              <table:table-cell office:value-type="float" office:value="403.429219965405">
                <text:p>403.429219965405</text:p>
              </table:table-cell>
              <table:table-cell office:value-type="float" office:value="222.394740087266">
                <text:p>222.394740087266</text:p>
              </table:table-cell>
            </table:table-row>
            <table:table-row>
              <table:table-cell office:value-type="string">
                <text:p>s22585-3335-09-18-12-05n</text:p>
              </table:table-cell>
              <table:table-cell office:value-type="float" office:value="17.7371100708191">
                <text:p>17.7371100708191</text:p>
              </table:table-cell>
              <table:table-cell office:value-type="float" office:value="841.922059922661">
                <text:p>841.922059922661</text:p>
              </table:table-cell>
            </table:table-row>
            <table:table-row>
              <table:table-cell office:value-type="string">
                <text:p>s23238-2647-02-12-14-17n</text:p>
              </table:table-cell>
              <table:table-cell office:value-type="float" office:value="21.6130473329523">
                <text:p>21.6130473329523</text:p>
              </table:table-cell>
              <table:table-cell office:value-type="float" office:value="626.769094545294">
                <text:p>626.769094545294</text:p>
              </table:table-cell>
            </table:table-row>
            <table:table-row>
              <table:table-cell office:value-type="string">
                <text:p>s23363-2676-12-12-09-28n</text:p>
              </table:table-cell>
              <table:table-cell office:value-type="float" office:value="76.7965050527897">
                <text:p>76.7965050527897</text:p>
              </table:table-cell>
              <table:table-cell office:value-type="float" office:value="788.953585465693">
                <text:p>788.953585465693</text:p>
              </table:table-cell>
            </table:table-row>
            <table:table-row>
              <table:table-cell office:value-type="string">
                <text:p>s23363-2676-12-12-11-07n</text:p>
              </table:table-cell>
              <table:table-cell office:value-type="float" office:value="723.458198136689">
                <text:p>723.458198136689</text:p>
              </table:table-cell>
              <table:table-cell office:value-type="float" office:value="6.52554877849513">
                <text:p>6.52554877849513</text:p>
              </table:table-cell>
            </table:table-row>
            <table:table-row>
              <table:table-cell office:value-type="string">
                <text:p>s23363-2676-12-13-14-23n</text:p>
              </table:table-cell>
              <table:table-cell office:value-type="float" office:value="42.0694409172513">
                <text:p>42.0694409172513</text:p>
              </table:table-cell>
              <table:table-cell office:value-type="float" office:value="530.418831319487">
                <text:p>530.418831319487</text:p>
              </table:table-cell>
            </table:table-row>
            <table:table-row>
              <table:table-cell office:value-type="string">
                <text:p>s23876-3332-03-10-18-34n</text:p>
              </table:table-cell>
              <table:table-cell office:value-type="float" office:value="4.06055977169775">
                <text:p>4.06055977169775</text:p>
              </table:table-cell>
              <table:table-cell office:value-type="float" office:value="854.263915840256">
                <text:p>854.263915840256</text:p>
              </table:table-cell>
            </table:table-row>
            <table:table-row>
              <table:table-cell office:value-type="string">
                <text:p>s24942-3310-10-07-12-40n</text:p>
              </table:table-cell>
              <table:table-cell office:value-type="float" office:value="989.674059250127">
                <text:p>989.674059250127</text:p>
              </table:table-cell>
              <table:table-cell office:value-type="float" office:value="23.546331814601">
                <text:p>23.546331814601</text:p>
              </table:table-cell>
            </table:table-row>
            <table:table-row>
              <table:table-cell office:value-type="string">
                <text:p>s25284-3485-11-04-08-25n</text:p>
              </table:table-cell>
              <table:table-cell office:value-type="float" office:value="45.118517105734">
                <text:p>45.118517105734</text:p>
              </table:table-cell>
              <table:table-cell office:value-type="float" office:value="542.688017969835">
                <text:p>542.688017969835</text:p>
              </table:table-cell>
            </table:table-row>
            <table:table-row>
              <table:table-cell office:value-type="string">
                <text:p>s25284-3485-11-09-15-38n</text:p>
              </table:table-cell>
              <table:table-cell office:value-type="float" office:value="465.917267487066">
                <text:p>465.917267487066</text:p>
              </table:table-cell>
              <table:table-cell office:value-type="float" office:value="2553.933452438">
                <text:p>2553.933452438</text:p>
              </table:table-cell>
            </table:table-row>
            <table:table-row>
              <table:table-cell office:value-type="string">
                <text:p>s25332-3101-01-28-11-39n</text:p>
              </table:table-cell>
              <table:table-cell office:value-type="float" office:value="118.560411848711">
                <text:p>118.560411848711</text:p>
              </table:table-cell>
              <table:table-cell office:value-type="float" office:value="1836.21011161428">
                <text:p>1836.21011161428</text:p>
              </table:table-cell>
            </table:table-row>
            <table:table-row>
              <table:table-cell office:value-type="string">
                <text:p>s25724-3312-10-08-08-17n</text:p>
              </table:table-cell>
              <table:table-cell office:value-type="float" office:value="351.918541405083">
                <text:p>351.918541405083</text:p>
              </table:table-cell>
              <table:table-cell office:value-type="float" office:value="138.909672531937">
                <text:p>138.909672531937</text:p>
              </table:table-cell>
            </table:table-row>
            <table:table-row>
              <table:table-cell office:value-type="string">
                <text:p>s26709-3112-07-24-15-04n</text:p>
              </table:table-cell>
              <table:table-cell office:value-type="float" office:value="6.30024155710914">
                <text:p>6.30024155710914</text:p>
              </table:table-cell>
              <table:table-cell office:value-type="float" office:value="745.196763052442">
                <text:p>745.196763052442</text:p>
              </table:table-cell>
            </table:table-row>
            <table:table-row>
              <table:table-cell office:value-type="string">
                <text:p>s26868-2926-03-22-14-16n</text:p>
              </table:table-cell>
              <table:table-cell office:value-type="float" office:value="88.8535313069102">
                <text:p>88.8535313069102</text:p>
              </table:table-cell>
              <table:table-cell office:value-type="float" office:value="536.218652234389">
                <text:p>536.218652234389</text:p>
              </table:table-cell>
            </table:table-row>
            <table:table-row>
              <table:table-cell office:value-type="string">
                <text:p>s26897-2816-04-04-16-54n</text:p>
              </table:table-cell>
              <table:table-cell office:value-type="float" office:value="884.742972529356">
                <text:p>884.742972529356</text:p>
              </table:table-cell>
              <table:table-cell office:value-type="float" office:value="3532.59968486084">
                <text:p>3532.59968486084</text:p>
              </table:table-cell>
            </table:table-row>
            <table:table-row>
              <table:table-cell office:value-type="string">
                <text:p>s27192-3078-05-03-16-47n</text:p>
              </table:table-cell>
              <table:table-cell office:value-type="float" office:value="379.215408788216">
                <text:p>379.215408788216</text:p>
              </table:table-cell>
              <table:table-cell office:value-type="float" office:value="2204.79677653201">
                <text:p>2204.79677653201</text:p>
              </table:table-cell>
            </table:table-row>
            <table:table-row>
              <table:table-cell office:value-type="string">
                <text:p>s27193-3271-03-13-16-48n</text:p>
              </table:table-cell>
              <table:table-cell office:value-type="float" office:value="49.0846974833127">
                <text:p>49.0846974833127</text:p>
              </table:table-cell>
              <table:table-cell office:value-type="float" office:value="1221.91208415069">
                <text:p>1221.91208415069</text:p>
              </table:table-cell>
            </table:table-row>
            <table:table-row>
              <table:table-cell office:value-type="string">
                <text:p>s27193-3271-03-15-10-39n</text:p>
              </table:table-cell>
              <table:table-cell office:value-type="float" office:value="26.6976514305734">
                <text:p>26.6976514305734</text:p>
              </table:table-cell>
              <table:table-cell office:value-type="float" office:value="482.246931646197">
                <text:p>482.246931646197</text:p>
              </table:table-cell>
            </table:table-row>
            <table:table-row>
              <table:table-cell office:value-type="string">
                <text:p>s27193-3271-03-15-13-26n</text:p>
              </table:table-cell>
              <table:table-cell office:value-type="float" office:value="25.5590473292283">
                <text:p>25.5590473292283</text:p>
              </table:table-cell>
              <table:table-cell office:value-type="float" office:value="522.780008149214">
                <text:p>522.780008149214</text:p>
              </table:table-cell>
            </table:table-row>
            <table:table-row>
              <table:table-cell office:value-type="string">
                <text:p>s27194-2860-03-24-14-18n</text:p>
              </table:table-cell>
              <table:table-cell office:value-type="float" office:value="173.486842501107">
                <text:p>173.486842501107</text:p>
              </table:table-cell>
              <table:table-cell office:value-type="float" office:value="1655.97144634339">
                <text:p>1655.97144634339</text:p>
              </table:table-cell>
            </table:table-row>
            <table:table-row>
              <table:table-cell office:value-type="string">
                <text:p>s27232-2863-10-14-17-52n</text:p>
              </table:table-cell>
              <table:table-cell office:value-type="float" office:value="43.5654103478858">
                <text:p>43.5654103478858</text:p>
              </table:table-cell>
              <table:table-cell office:value-type="float" office:value="507.385442913708">
                <text:p>507.385442913708</text:p>
              </table:table-cell>
            </table:table-row>
            <table:table-row>
              <table:table-cell office:value-type="string">
                <text:p>s27241-3219-10-10-18-40n</text:p>
              </table:table-cell>
              <table:table-cell office:value-type="float" office:value="64.6314296381382">
                <text:p>64.6314296381382</text:p>
              </table:table-cell>
              <table:table-cell office:value-type="float" office:value="1748.9788701538">
                <text:p>1748.9788701538</text:p>
              </table:table-cell>
            </table:table-row>
            <table:table-row>
              <table:table-cell office:value-type="string">
                <text:p>s27337-2978-01-30-20-59n</text:p>
              </table:table-cell>
              <table:table-cell office:value-type="float" office:value="318.357493248065">
                <text:p>318.357493248065</text:p>
              </table:table-cell>
              <table:table-cell office:value-type="float" office:value="2125.56177867911">
                <text:p>2125.56177867911</text:p>
              </table:table-cell>
            </table:table-row>
            <table:table-row>
              <table:table-cell office:value-type="string">
                <text:p>s27374-2855-03-10-13-00n</text:p>
              </table:table-cell>
              <table:table-cell office:value-type="float" office:value="160.201298139165">
                <text:p>160.201298139165</text:p>
              </table:table-cell>
              <table:table-cell office:value-type="float" office:value="1635.97668680567">
                <text:p>1635.97668680567</text:p>
              </table:table-cell>
            </table:table-row>
            <table:table-row>
              <table:table-cell office:value-type="string">
                <text:p>s27425-2746-04-03-14-18n</text:p>
              </table:table-cell>
              <table:table-cell office:value-type="float" office:value="1723.57711267158">
                <text:p>1723.57711267158</text:p>
              </table:table-cell>
              <table:table-cell office:value-type="float" office:value="451.549614901872">
                <text:p>451.549614901872</text:p>
              </table:table-cell>
            </table:table-row>
            <table:table-row>
              <table:table-cell office:value-type="string">
                <text:p>s27434-3057-04-08-15-12n</text:p>
              </table:table-cell>
              <table:table-cell office:value-type="float" office:value="8.54510886863379">
                <text:p>8.54510886863379</text:p>
              </table:table-cell>
              <table:table-cell office:value-type="float" office:value="628.527315568584">
                <text:p>628.527315568584</text:p>
              </table:table-cell>
            </table:table-row>
            <table:table-row>
              <table:table-cell office:value-type="string">
                <text:p>s27436-3039-02-28-20-21n</text:p>
              </table:table-cell>
              <table:table-cell office:value-type="float" office:value="156.868859363058">
                <text:p>156.868859363058</text:p>
              </table:table-cell>
              <table:table-cell office:value-type="float" office:value="1584.30508626113">
                <text:p>1584.30508626113</text:p>
              </table:table-cell>
            </table:table-row>
            <table:table-row>
              <table:table-cell office:value-type="string">
                <text:p>s27446-10172-11-17-18-39n</text:p>
              </table:table-cell>
              <table:table-cell office:value-type="float" office:value="176.406031917217">
                <text:p>176.406031917217</text:p>
              </table:table-cell>
              <table:table-cell office:value-type="float" office:value="1564.59878203526">
                <text:p>1564.59878203526</text:p>
              </table:table-cell>
            </table:table-row>
            <table:table-row>
              <table:table-cell office:value-type="string">
                <text:p>s27446-3452-04-25-18-04n</text:p>
              </table:table-cell>
              <table:table-cell office:value-type="float" office:value="1796.04912771543">
                <text:p>1796.04912771543</text:p>
              </table:table-cell>
              <table:table-cell office:value-type="float" office:value="5034.26768609472">
                <text:p>5034.26768609472</text:p>
              </table:table-cell>
            </table:table-row>
            <table:table-row>
              <table:table-cell office:value-type="string">
                <text:p>s27542-3428-12-05-17-28n</text:p>
              </table:table-cell>
              <table:table-cell office:value-type="float" office:value="614.762424923104">
                <text:p>614.762424923104</text:p>
              </table:table-cell>
              <table:table-cell office:value-type="float" office:value="75.5781946438894">
                <text:p>75.5781946438894</text:p>
              </table:table-cell>
            </table:table-row>
            <table:table-row>
              <table:table-cell office:value-type="string">
                <text:p>s27551-2551-06-05-15-10n</text:p>
              </table:table-cell>
              <table:table-cell office:value-type="float" office:value="332.331180580732">
                <text:p>332.331180580732</text:p>
              </table:table-cell>
              <table:table-cell office:value-type="float" office:value="146.872771528717">
                <text:p>146.872771528717</text:p>
              </table:table-cell>
            </table:table-row>
            <table:table-row>
              <table:table-cell office:value-type="string">
                <text:p>s27551-2551-06-08-22-03n</text:p>
              </table:table-cell>
              <table:table-cell office:value-type="float" office:value="805.149832309415">
                <text:p>805.149832309415</text:p>
              </table:table-cell>
              <table:table-cell office:value-type="float" office:value="30.2732337518054">
                <text:p>30.2732337518054</text:p>
              </table:table-cell>
            </table:table-row>
            <table:table-row>
              <table:table-cell office:value-type="string">
                <text:p>s27585-2988-07-31-12-42n</text:p>
              </table:table-cell>
              <table:table-cell office:value-type="float" office:value="1233.99061685773">
                <text:p>1233.99061685773</text:p>
              </table:table-cell>
              <table:table-cell office:value-type="float" office:value="4166.80233093548">
                <text:p>4166.80233093548</text:p>
              </table:table-cell>
            </table:table-row>
            <table:table-row>
              <table:table-cell office:value-type="string">
                <text:p>s27585-2988-08-06-17-42n</text:p>
              </table:table-cell>
              <table:table-cell office:value-type="float" office:value="972.31280441503">
                <text:p>972.31280441503</text:p>
              </table:table-cell>
              <table:table-cell office:value-type="float" office:value="101.488245651104">
                <text:p>101.488245651104</text:p>
              </table:table-cell>
            </table:table-row>
            <table:table-row>
              <table:table-cell office:value-type="string">
                <text:p>s27648-2573-06-11-11-47n</text:p>
              </table:table-cell>
              <table:table-cell office:value-type="float" office:value="38.9628293610143">
                <text:p>38.9628293610143</text:p>
              </table:table-cell>
              <table:table-cell office:value-type="float" office:value="1627.63126935493">
                <text:p>1627.63126935493</text:p>
              </table:table-cell>
            </table:table-row>
            <table:table-row>
              <table:table-cell office:value-type="string">
                <text:p>s27687-3480-09-24-18-22n</text:p>
              </table:table-cell>
              <table:table-cell office:value-type="float" office:value="1090.63800623749">
                <text:p>1090.63800623749</text:p>
              </table:table-cell>
              <table:table-cell office:value-type="float" office:value="35.6032858845775">
                <text:p>35.6032858845775</text:p>
              </table:table-cell>
            </table:table-row>
            <table:table-row>
              <table:table-cell office:value-type="string">
                <text:p>s27845-3347-01-04-22-12n</text:p>
              </table:table-cell>
              <table:table-cell office:value-type="float" office:value="185.014428932318">
                <text:p>185.014428932318</text:p>
              </table:table-cell>
              <table:table-cell office:value-type="float" office:value="1750.08835638194">
                <text:p>1750.08835638194</text:p>
              </table:table-cell>
            </table:table-row>
            <table:table-row>
              <table:table-cell office:value-type="string">
                <text:p>s27887-3442-02-21-13-18n</text:p>
              </table:table-cell>
              <table:table-cell office:value-type="float" office:value="9.53167238168681">
                <text:p>9.53167238168681</text:p>
              </table:table-cell>
              <table:table-cell office:value-type="float" office:value="586.255238381962">
                <text:p>586.255238381962</text:p>
              </table:table-cell>
            </table:table-row>
            <table:table-row>
              <table:table-cell office:value-type="string">
                <text:p>s28044-2706-12-20-00-19n</text:p>
              </table:table-cell>
              <table:table-cell office:value-type="float" office:value="25.5616942386942">
                <text:p>25.5616942386942</text:p>
              </table:table-cell>
              <table:table-cell office:value-type="float" office:value="846.950396497514">
                <text:p>846.950396497514</text:p>
              </table:table-cell>
            </table:table-row>
            <table:table-row>
              <table:table-cell office:value-type="string">
                <text:p>s28048-3442-03-02-14-30n</text:p>
              </table:table-cell>
              <table:table-cell office:value-type="float" office:value="66.2998995907442">
                <text:p>66.2998995907442</text:p>
              </table:table-cell>
              <table:table-cell office:value-type="float" office:value="332.92518541997">
                <text:p>332.92518541997</text:p>
              </table:table-cell>
            </table:table-row>
            <table:table-row>
              <table:table-cell office:value-type="string">
                <text:p>s28075-3395-05-18-16-21n</text:p>
              </table:table-cell>
              <table:table-cell office:value-type="float" office:value="1.32334667432762">
                <text:p>1.32334667432762</text:p>
              </table:table-cell>
              <table:table-cell office:value-type="float" office:value="758.295144032372">
                <text:p>758.295144032372</text:p>
              </table:table-cell>
            </table:table-row>
            <table:table-row>
              <table:table-cell office:value-type="string">
                <text:p>s28075-3395-05-19-11-41n</text:p>
              </table:table-cell>
              <table:table-cell office:value-type="float" office:value="1.06875679491261">
                <text:p>1.06875679491261</text:p>
              </table:table-cell>
              <table:table-cell office:value-type="float" office:value="714.980372294765">
                <text:p>714.980372294765</text:p>
              </table:table-cell>
            </table:table-row>
            <table:table-row>
              <table:table-cell office:value-type="string">
                <text:p>s28077-2900-04-27-13-49n</text:p>
              </table:table-cell>
              <table:table-cell office:value-type="float" office:value="324.046529987984">
                <text:p>324.046529987984</text:p>
              </table:table-cell>
              <table:table-cell office:value-type="float" office:value="103.413504231561">
                <text:p>103.413504231561</text:p>
              </table:table-cell>
            </table:table-row>
            <table:table-row>
              <table:table-cell office:value-type="string">
                <text:p>s28079-2666-02-28-22-19n</text:p>
              </table:table-cell>
              <table:table-cell office:value-type="float" office:value="541.185604526796">
                <text:p>541.185604526796</text:p>
              </table:table-cell>
              <table:table-cell office:value-type="float" office:value="18.1872751358968">
                <text:p>18.1872751358968</text:p>
              </table:table-cell>
            </table:table-row>
            <table:table-row>
              <table:table-cell office:value-type="string">
                <text:p>s28187-2661-05-06-14-12n</text:p>
              </table:table-cell>
              <table:table-cell office:value-type="float" office:value="40.617009702046">
                <text:p>40.617009702046</text:p>
              </table:table-cell>
              <table:table-cell office:value-type="float" office:value="1146.95717939444">
                <text:p>1146.95717939444</text:p>
              </table:table-cell>
            </table:table-row>
            <table:table-row>
              <table:table-cell office:value-type="string">
                <text:p>s28189-2716-05-23-13-16n</text:p>
              </table:table-cell>
              <table:table-cell office:value-type="float" office:value="2003.69662889107">
                <text:p>2003.69662889107</text:p>
              </table:table-cell>
              <table:table-cell office:value-type="float" office:value="4907.11033623632">
                <text:p>4907.11033623632</text:p>
              </table:table-cell>
            </table:table-row>
            <table:table-row>
              <table:table-cell office:value-type="string">
                <text:p>s28354-3023-09-30-15-32n</text:p>
              </table:table-cell>
              <table:table-cell office:value-type="float" office:value="287.473968860055">
                <text:p>287.473968860055</text:p>
              </table:table-cell>
              <table:table-cell office:value-type="float" office:value="1728.20073666648">
                <text:p>1728.20073666648</text:p>
              </table:table-cell>
            </table:table-row>
            <table:table-row>
              <table:table-cell office:value-type="string">
                <text:p>s28354-3023-09-30-19-38n</text:p>
              </table:table-cell>
              <table:table-cell office:value-type="float" office:value="120.870622993815">
                <text:p>120.870622993815</text:p>
              </table:table-cell>
              <table:table-cell office:value-type="float" office:value="1479.94626565634">
                <text:p>1479.94626565634</text:p>
              </table:table-cell>
            </table:table-row>
            <table:table-row>
              <table:table-cell office:value-type="string">
                <text:p>s28364-2717-10-02-04-39n</text:p>
              </table:table-cell>
              <table:table-cell office:value-type="float" office:value="109.516102711584">
                <text:p>109.516102711584</text:p>
              </table:table-cell>
              <table:table-cell office:value-type="float" office:value="673.676420753038">
                <text:p>673.676420753038</text:p>
              </table:table-cell>
            </table:table-row>
            <table:table-row>
              <table:table-cell office:value-type="string">
                <text:p>s28499-3345-05-04-12-46n</text:p>
              </table:table-cell>
              <table:table-cell office:value-type="float" office:value="207.159796857606">
                <text:p>207.159796857606</text:p>
              </table:table-cell>
              <table:table-cell office:value-type="float" office:value="1910.85577507145">
                <text:p>1910.85577507145</text:p>
              </table:table-cell>
            </table:table-row>
            <table:table-row>
              <table:table-cell office:value-type="string">
                <text:p>s28507-2894-04-19-17-09n</text:p>
              </table:table-cell>
              <table:table-cell office:value-type="float" office:value="2.34414331796392">
                <text:p>2.34414331796392</text:p>
              </table:table-cell>
              <table:table-cell office:value-type="float" office:value="761.305769758853">
                <text:p>761.305769758853</text:p>
              </table:table-cell>
            </table:table-row>
            <table:table-row>
              <table:table-cell office:value-type="string">
                <text:p>s28510-3113-03-03-13-15n</text:p>
              </table:table-cell>
              <table:table-cell office:value-type="float" office:value="18.1486324813297">
                <text:p>18.1486324813297</text:p>
              </table:table-cell>
              <table:table-cell office:value-type="float" office:value="802.648375201802">
                <text:p>802.648375201802</text:p>
              </table:table-cell>
            </table:table-row>
            <table:table-row>
              <table:table-cell office:value-type="string">
                <text:p>s28611-3018-03-06-18-24n</text:p>
              </table:table-cell>
              <table:table-cell office:value-type="float" office:value="138.568432365235">
                <text:p>138.568432365235</text:p>
              </table:table-cell>
              <table:table-cell office:value-type="float" office:value="264.277297222604">
                <text:p>264.277297222604</text:p>
              </table:table-cell>
            </table:table-row>
            <table:table-row>
              <table:table-cell office:value-type="string">
                <text:p>s28698-3091-07-19-18-22n</text:p>
              </table:table-cell>
              <table:table-cell office:value-type="float" office:value="284.986044117745">
                <text:p>284.986044117745</text:p>
              </table:table-cell>
              <table:table-cell office:value-type="float" office:value="186.350316543182">
                <text:p>186.350316543182</text:p>
              </table:table-cell>
            </table:table-row>
            <table:table-row>
              <table:table-cell office:value-type="string">
                <text:p>s28758-2718-12-27-17-28n</text:p>
              </table:table-cell>
              <table:table-cell office:value-type="float" office:value="371.91656882726">
                <text:p>371.91656882726</text:p>
              </table:table-cell>
              <table:table-cell office:value-type="float" office:value="160.413129315879">
                <text:p>160.413129315879</text:p>
              </table:table-cell>
            </table:table-row>
            <table:table-row>
              <table:table-cell office:value-type="string">
                <text:p>s28762-2714-02-24-15-13n</text:p>
              </table:table-cell>
              <table:table-cell office:value-type="float" office:value="225.888154033917">
                <text:p>225.888154033917</text:p>
              </table:table-cell>
              <table:table-cell office:value-type="float" office:value="1895.9568909697">
                <text:p>1895.9568909697</text:p>
              </table:table-cell>
            </table:table-row>
            <table:table-row>
              <table:table-cell office:value-type="string">
                <text:p>s28774-2531-01-23-22-52n</text:p>
              </table:table-cell>
              <table:table-cell office:value-type="float" office:value="53.5109863130019">
                <text:p>53.5109863130019</text:p>
              </table:table-cell>
              <table:table-cell office:value-type="float" office:value="735.115615265081">
                <text:p>735.115615265081</text:p>
              </table:table-cell>
            </table:table-row>
            <table:table-row>
              <table:table-cell office:value-type="string">
                <text:p>s28897-2743-03-20-21-26n</text:p>
              </table:table-cell>
              <table:table-cell office:value-type="float" office:value="118.067547435806">
                <text:p>118.067547435806</text:p>
              </table:table-cell>
              <table:table-cell office:value-type="float" office:value="289.015411129594">
                <text:p>289.015411129594</text:p>
              </table:table-cell>
            </table:table-row>
            <table:table-row>
              <table:table-cell office:value-type="string">
                <text:p>s28901-3396-03-23-13-34n</text:p>
              </table:table-cell>
              <table:table-cell office:value-type="float" office:value="185.562174744965">
                <text:p>185.562174744965</text:p>
              </table:table-cell>
              <table:table-cell office:value-type="float" office:value="1438.52972845589">
                <text:p>1438.52972845589</text:p>
              </table:table-cell>
            </table:table-row>
            <table:table-row>
              <table:table-cell office:value-type="string">
                <text:p>s28905-3094-03-05-14-13n</text:p>
              </table:table-cell>
              <table:table-cell office:value-type="float" office:value="24.6524587190849">
                <text:p>24.6524587190849</text:p>
              </table:table-cell>
              <table:table-cell office:value-type="float" office:value="552.248224882657">
                <text:p>552.248224882657</text:p>
              </table:table-cell>
            </table:table-row>
            <table:table-row>
              <table:table-cell office:value-type="string">
                <text:p>s28905-3094-03-05-21-25n</text:p>
              </table:table-cell>
              <table:table-cell office:value-type="float" office:value="26.7631465261048">
                <text:p>26.7631465261048</text:p>
              </table:table-cell>
              <table:table-cell office:value-type="float" office:value="477.921975774225">
                <text:p>477.921975774225</text:p>
              </table:table-cell>
            </table:table-row>
            <table:table-row>
              <table:table-cell office:value-type="string">
                <text:p>s28910-3129-05-17-17-36n</text:p>
              </table:table-cell>
              <table:table-cell office:value-type="float" office:value="20.3946575469031">
                <text:p>20.3946575469031</text:p>
              </table:table-cell>
              <table:table-cell office:value-type="float" office:value="1010.76232224588">
                <text:p>1010.76232224588</text:p>
              </table:table-cell>
            </table:table-row>
            <table:table-row>
              <table:table-cell office:value-type="string">
                <text:p>s29120-2597-07-20-19-33n</text:p>
              </table:table-cell>
              <table:table-cell office:value-type="float" office:value="811.610758410062">
                <text:p>811.610758410062</text:p>
              </table:table-cell>
              <table:table-cell office:value-type="float" office:value="257.964098353214">
                <text:p>257.964098353214</text:p>
              </table:table-cell>
            </table:table-row>
            <table:table-row>
              <table:table-cell office:value-type="string">
                <text:p>s29120-2597-07-21-13-54n</text:p>
              </table:table-cell>
              <table:table-cell office:value-type="float" office:value="226.199774012684">
                <text:p>226.199774012684</text:p>
              </table:table-cell>
              <table:table-cell office:value-type="float" office:value="261.312392619837">
                <text:p>261.312392619837</text:p>
              </table:table-cell>
            </table:table-row>
            <table:table-row>
              <table:table-cell office:value-type="string">
                <text:p>s29127-3478-07-17-12-22n</text:p>
              </table:table-cell>
              <table:table-cell office:value-type="float" office:value="116.366867722306">
                <text:p>116.366867722306</text:p>
              </table:table-cell>
              <table:table-cell office:value-type="float" office:value="467.077472808051">
                <text:p>467.077472808051</text:p>
              </table:table-cell>
            </table:table-row>
            <table:table-row>
              <table:table-cell office:value-type="string">
                <text:p>s29167-2518-07-06-18-43n</text:p>
              </table:table-cell>
              <table:table-cell office:value-type="float" office:value="286.791747912487">
                <text:p>286.791747912487</text:p>
              </table:table-cell>
              <table:table-cell office:value-type="float" office:value="138.442707164471">
                <text:p>138.442707164471</text:p>
              </table:table-cell>
            </table:table-row>
            <table:table-row>
              <table:table-cell office:value-type="string">
                <text:p>s29199-2741-01-21-16-24n</text:p>
              </table:table-cell>
              <table:table-cell office:value-type="float" office:value="744.968727365262">
                <text:p>744.968727365262</text:p>
              </table:table-cell>
              <table:table-cell office:value-type="float" office:value="2469.04725010438">
                <text:p>2469.04725010438</text:p>
              </table:table-cell>
            </table:table-row>
            <table:table-row>
              <table:table-cell office:value-type="string">
                <text:p>s29215-3164-10-17-14-31n</text:p>
              </table:table-cell>
              <table:table-cell office:value-type="float" office:value="327.235579181632">
                <text:p>327.235579181632</text:p>
              </table:table-cell>
              <table:table-cell office:value-type="float" office:value="1336.32432631716">
                <text:p>1336.32432631716</text:p>
              </table:table-cell>
            </table:table-row>
            <table:table-row>
              <table:table-cell office:value-type="string">
                <text:p>s29466-2715-05-07-01-01n</text:p>
              </table:table-cell>
              <table:table-cell office:value-type="float" office:value="129.131012187953">
                <text:p>129.131012187953</text:p>
              </table:table-cell>
              <table:table-cell office:value-type="float" office:value="303.989270452871">
                <text:p>303.989270452871</text:p>
              </table:table-cell>
            </table:table-row>
            <table:table-row>
              <table:table-cell office:value-type="string">
                <text:p>s29527-2757-03-08-17-54n</text:p>
              </table:table-cell>
              <table:table-cell office:value-type="float" office:value="2033.47651596122">
                <text:p>2033.47651596122</text:p>
              </table:table-cell>
              <table:table-cell office:value-type="float" office:value="475.374302746236">
                <text:p>475.374302746236</text:p>
              </table:table-cell>
            </table:table-row>
            <table:table-row>
              <table:table-cell office:value-type="string">
                <text:p>s29530-2996-03-10-12-07n</text:p>
              </table:table-cell>
              <table:table-cell office:value-type="float" office:value="22.1425895538346">
                <text:p>22.1425895538346</text:p>
              </table:table-cell>
              <table:table-cell office:value-type="float" office:value="1115.44584643981">
                <text:p>1115.44584643981</text:p>
              </table:table-cell>
            </table:table-row>
            <table:table-row>
              <table:table-cell office:value-type="string">
                <text:p>s29569-3484-05-05-17-47n</text:p>
              </table:table-cell>
              <table:table-cell office:value-type="float" office:value="345.219672621453">
                <text:p>345.219672621453</text:p>
              </table:table-cell>
              <table:table-cell office:value-type="float" office:value="65.2486337678247">
                <text:p>65.2486337678247</text:p>
              </table:table-cell>
            </table:table-row>
            <table:table-row>
              <table:table-cell office:value-type="string">
                <text:p>s29569-3484-05-07-14-41n</text:p>
              </table:table-cell>
              <table:table-cell office:value-type="float" office:value="64.1998836951049">
                <text:p>64.1998836951049</text:p>
              </table:table-cell>
              <table:table-cell office:value-type="float" office:value="385.883721087336">
                <text:p>385.883721087336</text:p>
              </table:table-cell>
            </table:table-row>
            <table:table-row>
              <table:table-cell office:value-type="string">
                <text:p>s29769-2638-03-28-14-18n</text:p>
              </table:table-cell>
              <table:table-cell office:value-type="float" office:value="8.86143177759738">
                <text:p>8.86143177759738</text:p>
              </table:table-cell>
              <table:table-cell office:value-type="float" office:value="864.467950231514">
                <text:p>864.467950231514</text:p>
              </table:table-cell>
            </table:table-row>
            <table:table-row>
              <table:table-cell office:value-type="string">
                <text:p>s29769-2638-04-04-14-25n</text:p>
              </table:table-cell>
              <table:table-cell office:value-type="float" office:value="4.32506748827869">
                <text:p>4.32506748827869</text:p>
              </table:table-cell>
              <table:table-cell office:value-type="float" office:value="904.365868278383">
                <text:p>904.365868278383</text:p>
              </table:table-cell>
            </table:table-row>
            <table:table-row>
              <table:table-cell office:value-type="string">
                <text:p>s29770-2733-02-24-16-48n</text:p>
              </table:table-cell>
              <table:table-cell office:value-type="float" office:value="9.03225003810741">
                <text:p>9.03225003810741</text:p>
              </table:table-cell>
              <table:table-cell office:value-type="float" office:value="937.546744433826">
                <text:p>937.546744433826</text:p>
              </table:table-cell>
            </table:table-row>
            <table:table-row>
              <table:table-cell office:value-type="string">
                <text:p>s29770-2733-02-28-16-22n</text:p>
              </table:table-cell>
              <table:table-cell office:value-type="float" office:value="559.559167734111">
                <text:p>559.559167734111</text:p>
              </table:table-cell>
              <table:table-cell office:value-type="float" office:value="61.1230600282534">
                <text:p>61.1230600282534</text:p>
              </table:table-cell>
            </table:table-row>
            <table:table-row>
              <table:table-cell office:value-type="string">
                <text:p>s29869-3310-10-26-20-43n</text:p>
              </table:table-cell>
              <table:table-cell office:value-type="float" office:value="1537.65974652277">
                <text:p>1537.65974652277</text:p>
              </table:table-cell>
              <table:table-cell office:value-type="float" office:value="5424.54978772069">
                <text:p>5424.54978772069</text:p>
              </table:table-cell>
            </table:table-row>
            <table:table-row>
              <table:table-cell office:value-type="string">
                <text:p>s30026-3337-03-14-14-25n</text:p>
              </table:table-cell>
              <table:table-cell office:value-type="float" office:value="86.9472176850998">
                <text:p>86.9472176850998</text:p>
              </table:table-cell>
              <table:table-cell office:value-type="float" office:value="377.924893017388">
                <text:p>377.924893017388</text:p>
              </table:table-cell>
            </table:table-row>
            <table:table-row>
              <table:table-cell office:value-type="string">
                <text:p>s30026-3337-03-18-11-15n</text:p>
              </table:table-cell>
              <table:table-cell office:value-type="float" office:value="17.3617686603461">
                <text:p>17.3617686603461</text:p>
              </table:table-cell>
              <table:table-cell office:value-type="float" office:value="1041.38613350859">
                <text:p>1041.38613350859</text:p>
              </table:table-cell>
            </table:table-row>
            <table:table-row>
              <table:table-cell office:value-type="string">
                <text:p>s30026-3337-03-19-14-47n</text:p>
              </table:table-cell>
              <table:table-cell office:value-type="float" office:value="30.6536256030546">
                <text:p>30.6536256030546</text:p>
              </table:table-cell>
              <table:table-cell office:value-type="float" office:value="983.34073822203">
                <text:p>983.34073822203</text:p>
              </table:table-cell>
            </table:table-row>
            <table:table-row>
              <table:table-cell office:value-type="string">
                <text:p>s30047-2525-03-09-16-48n</text:p>
              </table:table-cell>
              <table:table-cell office:value-type="float" office:value="5.25713938054882">
                <text:p>5.25713938054882</text:p>
              </table:table-cell>
              <table:table-cell office:value-type="float" office:value="877.019963989153">
                <text:p>877.019963989153</text:p>
              </table:table-cell>
            </table:table-row>
            <table:table-row>
              <table:table-cell office:value-type="string">
                <text:p>s30142-3120-04-22-13-23n</text:p>
              </table:table-cell>
              <table:table-cell office:value-type="float" office:value="116.157280444116">
                <text:p>116.157280444116</text:p>
              </table:table-cell>
              <table:table-cell office:value-type="float" office:value="1446.72846012245">
                <text:p>1446.72846012245</text:p>
              </table:table-cell>
            </table:table-row>
            <table:table-row>
              <table:table-cell office:value-type="string">
                <text:p>s30144-3320-02-09-16-48n</text:p>
              </table:table-cell>
              <table:table-cell office:value-type="float" office:value="41.9132484907788">
                <text:p>41.9132484907788</text:p>
              </table:table-cell>
              <table:table-cell office:value-type="float" office:value="1160.83838322745">
                <text:p>1160.83838322745</text:p>
              </table:table-cell>
            </table:table-row>
            <table:table-row>
              <table:table-cell office:value-type="string">
                <text:p>s30160-3159-03-18-16-02n</text:p>
              </table:table-cell>
              <table:table-cell office:value-type="float" office:value="141.255838571018">
                <text:p>141.255838571018</text:p>
              </table:table-cell>
              <table:table-cell office:value-type="float" office:value="250.821909576627">
                <text:p>250.821909576627</text:p>
              </table:table-cell>
            </table:table-row>
            <table:table-row>
              <table:table-cell office:value-type="string">
                <text:p>s30170-3316-05-20-10-48n</text:p>
              </table:table-cell>
              <table:table-cell office:value-type="float" office:value="6.97060982856962">
                <text:p>6.97060982856962</text:p>
              </table:table-cell>
              <table:table-cell office:value-type="float" office:value="1147.0666433544">
                <text:p>1147.0666433544</text:p>
              </table:table-cell>
            </table:table-row>
            <table:table-row>
              <table:table-cell office:value-type="string">
                <text:p>s30220-2639-04-04-13-35n</text:p>
              </table:table-cell>
              <table:table-cell office:value-type="float" office:value="41.094094270648">
                <text:p>41.094094270648</text:p>
              </table:table-cell>
              <table:table-cell office:value-type="float" office:value="1198.73392282097">
                <text:p>1198.73392282097</text:p>
              </table:table-cell>
            </table:table-row>
            <table:table-row>
              <table:table-cell office:value-type="string">
                <text:p>s30294-3500-03-14-21-46n</text:p>
              </table:table-cell>
              <table:table-cell office:value-type="float" office:value="894.359173171111">
                <text:p>894.359173171111</text:p>
              </table:table-cell>
              <table:table-cell office:value-type="float" office:value="2991.60158275931">
                <text:p>2991.60158275931</text:p>
              </table:table-cell>
            </table:table-row>
            <table:table-row>
              <table:table-cell office:value-type="string">
                <text:p>s30296-2616-04-05-12-36n</text:p>
              </table:table-cell>
              <table:table-cell office:value-type="float" office:value="24.200838110013">
                <text:p>24.200838110013</text:p>
              </table:table-cell>
              <table:table-cell office:value-type="float" office:value="557.602351550784">
                <text:p>557.602351550784</text:p>
              </table:table-cell>
            </table:table-row>
            <table:table-row>
              <table:table-cell office:value-type="string">
                <text:p>s30297-2903-04-30-12-46n</text:p>
              </table:table-cell>
              <table:table-cell office:value-type="float" office:value="2.66327638363317">
                <text:p>2.66327638363317</text:p>
              </table:table-cell>
              <table:table-cell office:value-type="float" office:value="729.029110827661">
                <text:p>729.029110827661</text:p>
              </table:table-cell>
            </table:table-row>
            <table:table-row>
              <table:table-cell office:value-type="string">
                <text:p>s30348-2675-01-26-15-03n</text:p>
              </table:table-cell>
              <table:table-cell office:value-type="float" office:value="505.088323174903">
                <text:p>505.088323174903</text:p>
              </table:table-cell>
              <table:table-cell office:value-type="float" office:value="2637.04479652456">
                <text:p>2637.04479652456</text:p>
              </table:table-cell>
            </table:table-row>
            <table:table-row>
              <table:table-cell office:value-type="string">
                <text:p>s30464-2512-02-19-17-28n</text:p>
              </table:table-cell>
              <table:table-cell office:value-type="float" office:value="494.571570063848">
                <text:p>494.571570063848</text:p>
              </table:table-cell>
              <table:table-cell office:value-type="float" office:value="92.8768518490762">
                <text:p>92.8768518490762</text:p>
              </table:table-cell>
            </table:table-row>
            <table:table-row>
              <table:table-cell office:value-type="string">
                <text:p>s30589-3182-03-19-14-13n</text:p>
              </table:table-cell>
              <table:table-cell office:value-type="float" office:value="4.18244964710855">
                <text:p>4.18244964710855</text:p>
              </table:table-cell>
              <table:table-cell office:value-type="float" office:value="885.57830285877">
                <text:p>885.57830285877</text:p>
              </table:table-cell>
            </table:table-row>
            <table:table-row>
              <table:table-cell office:value-type="string">
                <text:p>s30591-3187-04-07-13-14n</text:p>
              </table:table-cell>
              <table:table-cell office:value-type="float" office:value="29.5214686128778">
                <text:p>29.5214686128778</text:p>
              </table:table-cell>
              <table:table-cell office:value-type="float" office:value="496.236705112698">
                <text:p>496.236705112698</text:p>
              </table:table-cell>
            </table:table-row>
            <table:table-row>
              <table:table-cell office:value-type="string">
                <text:p>s30640-3495-02-01-18-47n</text:p>
              </table:table-cell>
              <table:table-cell office:value-type="float" office:value="395.965925682065">
                <text:p>395.965925682065</text:p>
              </table:table-cell>
              <table:table-cell office:value-type="float" office:value="95.0503313603693">
                <text:p>95.0503313603693</text:p>
              </table:table-cell>
            </table:table-row>
            <table:table-row>
              <table:table-cell office:value-type="string">
                <text:p>s30640-3495-02-02-13-36n</text:p>
              </table:table-cell>
              <table:table-cell office:value-type="float" office:value="790.274552410735">
                <text:p>790.274552410735</text:p>
              </table:table-cell>
              <table:table-cell office:value-type="float" office:value="181.821456367171">
                <text:p>181.821456367171</text:p>
              </table:table-cell>
            </table:table-row>
            <table:table-row>
              <table:table-cell office:value-type="string">
                <text:p>s30669-3033-04-11-12-33n</text:p>
              </table:table-cell>
              <table:table-cell office:value-type="float" office:value="231.351591224876">
                <text:p>231.351591224876</text:p>
              </table:table-cell>
              <table:table-cell office:value-type="float" office:value="246.315629356341">
                <text:p>246.315629356341</text:p>
              </table:table-cell>
            </table:table-row>
            <table:table-row>
              <table:table-cell office:value-type="string">
                <text:p>s30670-3258-03-26-17-57n</text:p>
              </table:table-cell>
              <table:table-cell office:value-type="float" office:value="944.689806644882">
                <text:p>944.689806644882</text:p>
              </table:table-cell>
              <table:table-cell office:value-type="float" office:value="3450.83519924966">
                <text:p>3450.83519924966</text:p>
              </table:table-cell>
            </table:table-row>
            <table:table-row>
              <table:table-cell office:value-type="string">
                <text:p>s30785-2774-09-25-20-23n</text:p>
              </table:table-cell>
              <table:table-cell office:value-type="float" office:value="6.61866964137561">
                <text:p>6.61866964137561</text:p>
              </table:table-cell>
              <table:table-cell office:value-type="float" office:value="890.415341094693">
                <text:p>890.415341094693</text:p>
              </table:table-cell>
            </table:table-row>
            <table:table-row>
              <table:table-cell office:value-type="string">
                <text:p>s30822-3155-04-12-16-25n</text:p>
              </table:table-cell>
              <table:table-cell office:value-type="float" office:value="397.422605728445">
                <text:p>397.422605728445</text:p>
              </table:table-cell>
              <table:table-cell office:value-type="float" office:value="112.256166994895">
                <text:p>112.256166994895</text:p>
              </table:table-cell>
            </table:table-row>
            <table:table-row>
              <table:table-cell office:value-type="string">
                <text:p>s30851-2859-08-08-16-46n</text:p>
              </table:table-cell>
              <table:table-cell office:value-type="float" office:value="1867.90024947309">
                <text:p>1867.90024947309</text:p>
              </table:table-cell>
              <table:table-cell office:value-type="float" office:value="4911.59165141822">
                <text:p>4911.59165141822</text:p>
              </table:table-cell>
            </table:table-row>
            <table:table-row>
              <table:table-cell office:value-type="string">
                <text:p>s31021-2783-01-31-18-41n</text:p>
              </table:table-cell>
              <table:table-cell office:value-type="float" office:value="62.686784082942">
                <text:p>62.686784082942</text:p>
              </table:table-cell>
              <table:table-cell office:value-type="float" office:value="378.102709682798">
                <text:p>378.102709682798</text:p>
              </table:table-cell>
            </table:table-row>
            <table:table-row>
              <table:table-cell office:value-type="string">
                <text:p>s31032-3315-05-08-18-36n</text:p>
              </table:table-cell>
              <table:table-cell office:value-type="float" office:value="148.451072601999">
                <text:p>148.451072601999</text:p>
              </table:table-cell>
              <table:table-cell office:value-type="float" office:value="241.460250614517">
                <text:p>241.460250614517</text:p>
              </table:table-cell>
            </table:table-row>
            <table:table-row>
              <table:table-cell office:value-type="string">
                <text:p>s31034-2505-05-05-15-19n</text:p>
              </table:table-cell>
              <table:table-cell office:value-type="float" office:value="2.69798357647593">
                <text:p>2.69798357647593</text:p>
              </table:table-cell>
              <table:table-cell office:value-type="float" office:value="810.743955514017">
                <text:p>810.743955514017</text:p>
              </table:table-cell>
            </table:table-row>
            <table:table-row>
              <table:table-cell office:value-type="string">
                <text:p>s31058-2721-04-08-13-49n</text:p>
              </table:table-cell>
              <table:table-cell office:value-type="float" office:value="239.337232112568">
                <text:p>239.337232112568</text:p>
              </table:table-cell>
              <table:table-cell office:value-type="float" office:value="1821.47825413761">
                <text:p>1821.47825413761</text:p>
              </table:table-cell>
            </table:table-row>
            <table:table-row>
              <table:table-cell office:value-type="string">
                <text:p>s31058-2721-04-10-11-20n</text:p>
              </table:table-cell>
              <table:table-cell office:value-type="float" office:value="38.3544662682527">
                <text:p>38.3544662682527</text:p>
              </table:table-cell>
              <table:table-cell office:value-type="float" office:value="426.470024966146">
                <text:p>426.470024966146</text:p>
              </table:table-cell>
            </table:table-row>
            <table:table-row>
              <table:table-cell office:value-type="string">
                <text:p>s31058-2721-04-10-11-23n</text:p>
              </table:table-cell>
              <table:table-cell office:value-type="float" office:value="24.2895710404429">
                <text:p>24.2895710404429</text:p>
              </table:table-cell>
              <table:table-cell office:value-type="float" office:value="757.295413854832">
                <text:p>757.295413854832</text:p>
              </table:table-cell>
            </table:table-row>
            <table:table-row>
              <table:table-cell office:value-type="string">
                <text:p>s31060-2832-03-02-17-54n</text:p>
              </table:table-cell>
              <table:table-cell office:value-type="float" office:value="151.337521955641">
                <text:p>151.337521955641</text:p>
              </table:table-cell>
              <table:table-cell office:value-type="float" office:value="284.860161532904">
                <text:p>284.860161532904</text:p>
              </table:table-cell>
            </table:table-row>
            <table:table-row>
              <table:table-cell office:value-type="string">
                <text:p>s31061-3245-03-24-14-54n</text:p>
              </table:table-cell>
              <table:table-cell office:value-type="float" office:value="46.9755900269845">
                <text:p>46.9755900269845</text:p>
              </table:table-cell>
              <table:table-cell office:value-type="float" office:value="428.133862636345">
                <text:p>428.133862636345</text:p>
              </table:table-cell>
            </table:table-row>
            <table:table-row>
              <table:table-cell office:value-type="string">
                <text:p>s31128-2659-04-08-16-48n</text:p>
              </table:table-cell>
              <table:table-cell office:value-type="float" office:value="32.9704317725607">
                <text:p>32.9704317725607</text:p>
              </table:table-cell>
              <table:table-cell office:value-type="float" office:value="1191.57181851488">
                <text:p>1191.57181851488</text:p>
              </table:table-cell>
            </table:table-row>
            <table:table-row>
              <table:table-cell office:value-type="string">
                <text:p>s31135-2696-04-14-15-06n</text:p>
              </table:table-cell>
              <table:table-cell office:value-type="float" office:value="853.358303797163">
                <text:p>853.358303797163</text:p>
              </table:table-cell>
              <table:table-cell office:value-type="float" office:value="2998.9993838999">
                <text:p>2998.9993838999</text:p>
              </table:table-cell>
            </table:table-row>
            <table:table-row>
              <table:table-cell office:value-type="string">
                <text:p>s31171-2957-05-08-20-00n</text:p>
              </table:table-cell>
              <table:table-cell office:value-type="float" office:value="281.864323845251">
                <text:p>281.864323845251</text:p>
              </table:table-cell>
              <table:table-cell office:value-type="float" office:value="312.735436956604">
                <text:p>312.735436956604</text:p>
              </table:table-cell>
            </table:table-row>
            <table:table-row>
              <table:table-cell office:value-type="string">
                <text:p>s31405-2676-02-22-13-29n</text:p>
              </table:table-cell>
              <table:table-cell office:value-type="float" office:value="159.942116637006">
                <text:p>159.942116637006</text:p>
              </table:table-cell>
              <table:table-cell office:value-type="float" office:value="444.532797063901">
                <text:p>444.532797063901</text:p>
              </table:table-cell>
            </table:table-row>
            <table:table-row>
              <table:table-cell office:value-type="string">
                <text:p>s31405-2676-02-22-18-02n</text:p>
              </table:table-cell>
              <table:table-cell office:value-type="float" office:value="18.2718713617367">
                <text:p>18.2718713617367</text:p>
              </table:table-cell>
              <table:table-cell office:value-type="float" office:value="604.274508735831">
                <text:p>604.274508735831</text:p>
              </table:table-cell>
            </table:table-row>
            <table:table-row>
              <table:table-cell office:value-type="string">
                <text:p>s31405-2676-02-23-03-23n</text:p>
              </table:table-cell>
              <table:table-cell office:value-type="float" office:value="132.998305692">
                <text:p>132.998305692</text:p>
              </table:table-cell>
              <table:table-cell office:value-type="float" office:value="293.944714468306">
                <text:p>293.944714468306</text:p>
              </table:table-cell>
            </table:table-row>
            <table:table-row>
              <table:table-cell office:value-type="string">
                <text:p>s31525-2977-05-13-12-46n</text:p>
              </table:table-cell>
              <table:table-cell office:value-type="float" office:value="4.31905843999591">
                <text:p>4.31905843999591</text:p>
              </table:table-cell>
              <table:table-cell office:value-type="float" office:value="933.609645131439">
                <text:p>933.609645131439</text:p>
              </table:table-cell>
            </table:table-row>
            <table:table-row>
              <table:table-cell office:value-type="string">
                <text:p>s31618-3121-02-21-15-09n</text:p>
              </table:table-cell>
              <table:table-cell office:value-type="float" office:value="460.715093867983">
                <text:p>460.715093867983</text:p>
              </table:table-cell>
              <table:table-cell office:value-type="float" office:value="2399.42195047554">
                <text:p>2399.42195047554</text:p>
              </table:table-cell>
            </table:table-row>
            <table:table-row>
              <table:table-cell office:value-type="string">
                <text:p>s31977-3287-02-07-16-47n</text:p>
              </table:table-cell>
              <table:table-cell office:value-type="float" office:value="213.731331732119">
                <text:p>213.731331732119</text:p>
              </table:table-cell>
              <table:table-cell office:value-type="float" office:value="1789.51076467275">
                <text:p>1789.51076467275</text:p>
              </table:table-cell>
            </table:table-row>
            <table:table-row>
              <table:table-cell office:value-type="string">
                <text:p>s31977-3287-02-10-18-44n</text:p>
              </table:table-cell>
              <table:table-cell office:value-type="float" office:value="56.0756291416111">
                <text:p>56.0756291416111</text:p>
              </table:table-cell>
              <table:table-cell office:value-type="float" office:value="481.667232038706">
                <text:p>481.667232038706</text:p>
              </table:table-cell>
            </table:table-row>
            <table:table-row>
              <table:table-cell office:value-type="string">
                <text:p>s31989-2994-12-03-15-45n</text:p>
              </table:table-cell>
              <table:table-cell office:value-type="float" office:value="147.52026333708">
                <text:p>147.52026333708</text:p>
              </table:table-cell>
              <table:table-cell office:value-type="float" office:value="1230.33827886957">
                <text:p>1230.33827886957</text:p>
              </table:table-cell>
            </table:table-row>
            <table:table-row>
              <table:table-cell office:value-type="string">
                <text:p>s32047-2933-07-13-22-28n</text:p>
              </table:table-cell>
              <table:table-cell office:value-type="float" office:value="862.623508650712">
                <text:p>862.623508650712</text:p>
              </table:table-cell>
              <table:table-cell office:value-type="float" office:value="573.717184759862">
                <text:p>573.717184759862</text:p>
              </table:table-cell>
            </table:table-row>
            <table:table-row>
              <table:table-cell office:value-type="string">
                <text:p>s32047-2933-07-13-22-29n</text:p>
              </table:table-cell>
              <table:table-cell office:value-type="float" office:value="755.253862222873">
                <text:p>755.253862222873</text:p>
              </table:table-cell>
              <table:table-cell office:value-type="float" office:value="72.9935231806459">
                <text:p>72.9935231806459</text:p>
              </table:table-cell>
            </table:table-row>
            <table:table-row>
              <table:table-cell office:value-type="string">
                <text:p>s32047-2933-07-15-01-31n</text:p>
              </table:table-cell>
              <table:table-cell office:value-type="float" office:value="980.206578092123">
                <text:p>980.206578092123</text:p>
              </table:table-cell>
              <table:table-cell office:value-type="float" office:value="103.706273704983">
                <text:p>103.706273704983</text:p>
              </table:table-cell>
            </table:table-row>
            <table:table-row>
              <table:table-cell office:value-type="string">
                <text:p>s32067-3485-03-31-13-15n</text:p>
              </table:table-cell>
              <table:table-cell office:value-type="float" office:value="54.4961635616648">
                <text:p>54.4961635616648</text:p>
              </table:table-cell>
              <table:table-cell office:value-type="float" office:value="1203.0067854561">
                <text:p>1203.0067854561</text:p>
              </table:table-cell>
            </table:table-row>
            <table:table-row>
              <table:table-cell office:value-type="string">
                <text:p>s32068-2674-03-11-17-14n</text:p>
              </table:table-cell>
              <table:table-cell office:value-type="float" office:value="3.81974294478167">
                <text:p>3.81974294478167</text:p>
              </table:table-cell>
              <table:table-cell office:value-type="float" office:value="743.2969313979">
                <text:p>743.2969313979</text:p>
              </table:table-cell>
            </table:table-row>
            <table:table-row>
              <table:table-cell office:value-type="string">
                <text:p>s32082-2698-02-24-11-23n</text:p>
              </table:table-cell>
              <table:table-cell office:value-type="float" office:value="59.5512026310152">
                <text:p>59.5512026310152</text:p>
              </table:table-cell>
              <table:table-cell office:value-type="float" office:value="577.508620123828">
                <text:p>577.508620123828</text:p>
              </table:table-cell>
            </table:table-row>
            <table:table-row>
              <table:table-cell office:value-type="string">
                <text:p>s32084-2975-04-07-13-57n</text:p>
              </table:table-cell>
              <table:table-cell office:value-type="float" office:value="42.2162575927796">
                <text:p>42.2162575927796</text:p>
              </table:table-cell>
              <table:table-cell office:value-type="float" office:value="1261.79370611456">
                <text:p>1261.79370611456</text:p>
              </table:table-cell>
            </table:table-row>
            <table:table-row>
              <table:table-cell office:value-type="string">
                <text:p>s32166-3118-04-23-15-09n</text:p>
              </table:table-cell>
              <table:table-cell office:value-type="float" office:value="277.812734265103">
                <text:p>277.812734265103</text:p>
              </table:table-cell>
              <table:table-cell office:value-type="float" office:value="257.940038075693">
                <text:p>257.940038075693</text:p>
              </table:table-cell>
            </table:table-row>
            <table:table-row>
              <table:table-cell office:value-type="string">
                <text:p>s32195-2757-07-21-18-01n</text:p>
              </table:table-cell>
              <table:table-cell office:value-type="float" office:value="1547.90379450675">
                <text:p>1547.90379450675</text:p>
              </table:table-cell>
              <table:table-cell office:value-type="float" office:value="4563.79494532497">
                <text:p>4563.79494532497</text:p>
              </table:table-cell>
            </table:table-row>
            <table:table-row>
              <table:table-cell office:value-type="string">
                <text:p>s32247-3409-12-19-15-13n</text:p>
              </table:table-cell>
              <table:table-cell office:value-type="float" office:value="182.315121402674">
                <text:p>182.315121402674</text:p>
              </table:table-cell>
              <table:table-cell office:value-type="float" office:value="1801.91607504099">
                <text:p>1801.91607504099</text:p>
              </table:table-cell>
            </table:table-row>
            <table:table-row>
              <table:table-cell office:value-type="string">
                <text:p>s32249-3304-05-19-17-22n</text:p>
              </table:table-cell>
              <table:table-cell office:value-type="float" office:value="481.318916295654">
                <text:p>481.318916295654</text:p>
              </table:table-cell>
              <table:table-cell office:value-type="float" office:value="121.873751879673">
                <text:p>121.873751879673</text:p>
              </table:table-cell>
            </table:table-row>
            <table:table-row>
              <table:table-cell office:value-type="string">
                <text:p>s32285-2826-02-19-14-25n</text:p>
              </table:table-cell>
              <table:table-cell office:value-type="float" office:value="365.315336340159">
                <text:p>365.315336340159</text:p>
              </table:table-cell>
              <table:table-cell office:value-type="float" office:value="2113.84713812946">
                <text:p>2113.84713812946</text:p>
              </table:table-cell>
            </table:table-row>
            <table:table-row>
              <table:table-cell office:value-type="string">
                <text:p>s32361-3392-05-11-15-22n</text:p>
              </table:table-cell>
              <table:table-cell office:value-type="float" office:value="228.161564417441">
                <text:p>228.161564417441</text:p>
              </table:table-cell>
              <table:table-cell office:value-type="float" office:value="229.611975316662">
                <text:p>229.611975316662</text:p>
              </table:table-cell>
            </table:table-row>
            <table:table-row>
              <table:table-cell office:value-type="string">
                <text:p>s32474-2736-03-18-14-25n</text:p>
              </table:table-cell>
              <table:table-cell office:value-type="float" office:value="814.523336660945">
                <text:p>814.523336660945</text:p>
              </table:table-cell>
              <table:table-cell office:value-type="float" office:value="45.1626814168928">
                <text:p>45.1626814168928</text:p>
              </table:table-cell>
            </table:table-row>
            <table:table-row>
              <table:table-cell office:value-type="string">
                <text:p>s32555-2989-11-13-16-28n</text:p>
              </table:table-cell>
              <table:table-cell office:value-type="float" office:value="240.105157671701">
                <text:p>240.105157671701</text:p>
              </table:table-cell>
              <table:table-cell office:value-type="float" office:value="68.1764550744305">
                <text:p>68.1764550744305</text:p>
              </table:table-cell>
            </table:table-row>
            <table:table-row>
              <table:table-cell office:value-type="string">
                <text:p>s32582-3106-02-21-20-01n</text:p>
              </table:table-cell>
              <table:table-cell office:value-type="float" office:value="80.7389161959556">
                <text:p>80.7389161959556</text:p>
              </table:table-cell>
              <table:table-cell office:value-type="float" office:value="861.963302729914">
                <text:p>861.963302729914</text:p>
              </table:table-cell>
            </table:table-row>
            <table:table-row>
              <table:table-cell office:value-type="string">
                <text:p>s32582-3106-02-22-22-22n</text:p>
              </table:table-cell>
              <table:table-cell office:value-type="float" office:value="319.748023412776">
                <text:p>319.748023412776</text:p>
              </table:table-cell>
              <table:table-cell office:value-type="float" office:value="1916.15962053895">
                <text:p>1916.15962053895</text:p>
              </table:table-cell>
            </table:table-row>
            <table:table-row>
              <table:table-cell office:value-type="string">
                <text:p>s32701-3247-02-25-15-06n</text:p>
              </table:table-cell>
              <table:table-cell office:value-type="float" office:value="5.69809532391595">
                <text:p>5.69809532391595</text:p>
              </table:table-cell>
              <table:table-cell office:value-type="float" office:value="786.789959712478">
                <text:p>786.789959712478</text:p>
              </table:table-cell>
            </table:table-row>
            <table:table-row>
              <table:table-cell office:value-type="string">
                <text:p>s32701-3247-03-03-14-59n</text:p>
              </table:table-cell>
              <table:table-cell office:value-type="float" office:value="275.608775376564">
                <text:p>275.608775376564</text:p>
              </table:table-cell>
              <table:table-cell office:value-type="float" office:value="172.439160442894">
                <text:p>172.439160442894</text:p>
              </table:table-cell>
            </table:table-row>
            <table:table-row>
              <table:table-cell office:value-type="string">
                <text:p>s32708-3329-04-18-17-36n</text:p>
              </table:table-cell>
              <table:table-cell office:value-type="float" office:value="120.634708752887">
                <text:p>120.634708752887</text:p>
              </table:table-cell>
              <table:table-cell office:value-type="float" office:value="286.745157170732">
                <text:p>286.7451571707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